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8445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6335in"/>
    </style:style>
    <style:style style:name="co15" style:family="table-column">
      <style:table-column-properties fo:break-before="auto" style:column-width="0.5346in"/>
    </style:style>
    <style:style style:name="co16" style:family="table-column">
      <style:table-column-properties fo:break-before="auto" style:column-width="0.4783in"/>
    </style:style>
    <style:style style:name="co17" style:family="table-column">
      <style:table-column-properties fo:break-before="auto" style:column-width="0.1634in"/>
    </style:style>
    <style:style style:name="co18" style:family="table-column">
      <style:table-column-properties fo:break-before="auto" style:column-width="1.0638in"/>
    </style:style>
    <style:style style:name="co19" style:family="table-column">
      <style:table-column-properties fo:break-before="auto" style:column-width="1.502in"/>
    </style:style>
    <style:style style:name="co20" style:family="table-column">
      <style:table-column-properties fo:break-before="auto" style:column-width="0.7528in"/>
    </style:style>
    <style:style style:name="co21" style:family="table-column">
      <style:table-column-properties fo:break-before="auto" style:column-width="0.7425in"/>
    </style:style>
    <style:style style:name="co22" style:family="table-column">
      <style:table-column-properties fo:break-before="auto" style:column-width="3.2173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8283in"/>
    </style:style>
    <style:style style:name="co27" style:family="table-column">
      <style:table-column-properties fo:break-before="auto" style:column-width="0.8457in"/>
    </style:style>
    <style:style style:name="co28" style:family="table-column">
      <style:table-column-properties fo:break-before="auto" style:column-width="0.7874in"/>
    </style:style>
    <style:style style:name="co29" style:family="table-column">
      <style:table-column-properties fo:break-before="auto" style:column-width="0.5256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0.8008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9563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7165in"/>
    </style:style>
    <style:style style:name="co37" style:family="table-column">
      <style:table-column-properties fo:break-before="auto" style:column-width="0.6535in"/>
    </style:style>
    <style:style style:name="co38" style:family="table-column">
      <style:table-column-properties fo:break-before="auto" style:column-width="0.5146in"/>
    </style:style>
    <style:style style:name="co39" style:family="table-column">
      <style:table-column-properties fo:break-before="auto" style:column-width="0.4744in"/>
    </style:style>
    <style:style style:name="co40" style:family="table-column">
      <style:table-column-properties fo:break-before="auto" style:column-width="0.5063in"/>
    </style:style>
    <style:style style:name="co41" style:family="table-column">
      <style:table-column-properties fo:break-before="auto" style:column-width="0.5134in"/>
    </style:style>
    <style:style style:name="co42" style:family="table-column">
      <style:table-column-properties fo:break-before="auto" style:column-width="0.3165in"/>
    </style:style>
    <style:style style:name="co43" style:family="table-column">
      <style:table-column-properties fo:break-before="auto" style:column-width="0.6638in"/>
    </style:style>
    <style:style style:name="co44" style:family="table-column">
      <style:table-column-properties fo:break-before="auto" style:column-width="0.622in"/>
    </style:style>
    <style:style style:name="co45" style:family="table-column">
      <style:table-column-properties fo:break-before="auto" style:column-width="0.4638in"/>
    </style:style>
    <style:style style:name="co46" style:family="table-column">
      <style:table-column-properties fo:break-before="auto" style:column-width="0.4256in"/>
    </style:style>
    <style:style style:name="co47" style:family="table-column">
      <style:table-column-properties fo:break-before="auto" style:column-width="0.4862in"/>
    </style:style>
    <style:style style:name="co48" style:family="table-column">
      <style:table-column-properties fo:break-before="auto" style:column-width="1.5756in"/>
    </style:style>
    <style:style style:name="co49" style:family="table-column">
      <style:table-column-properties fo:break-before="auto" style:column-width="1.628in"/>
    </style:style>
    <style:style style:name="co50" style:family="table-column">
      <style:table-column-properties fo:break-before="auto" style:column-width="0.3728in"/>
    </style:style>
    <style:style style:name="co51" style:family="table-column">
      <style:table-column-properties fo:break-before="auto" style:column-width="0.5693in"/>
    </style:style>
    <style:style style:name="co52" style:family="table-column">
      <style:table-column-properties fo:break-before="auto" style:column-width="5.9764in"/>
    </style:style>
    <style:style style:name="co53" style:family="table-column">
      <style:table-column-properties fo:break-before="auto" style:column-width="1.4417in"/>
    </style:style>
    <style:style style:name="co54" style:family="table-column">
      <style:table-column-properties fo:break-before="auto" style:column-width="0.5402in"/>
    </style:style>
    <style:style style:name="co55" style:family="table-column">
      <style:table-column-properties fo:break-before="auto" style:column-width="1.622in"/>
    </style:style>
    <style:style style:name="co56" style:family="table-column">
      <style:table-column-properties fo:break-before="auto" style:column-width="0.2465in"/>
    </style:style>
    <style:style style:name="co57" style:family="table-column">
      <style:table-column-properties fo:break-before="auto" style:column-width="0.4717in"/>
    </style:style>
    <style:style style:name="co58" style:family="table-column">
      <style:table-column-properties fo:break-before="auto" style:column-width="1.211in"/>
    </style:style>
    <style:style style:name="co59" style:family="table-column">
      <style:table-column-properties fo:break-before="auto" style:column-width="1.7339in"/>
    </style:style>
    <style:style style:name="co60" style:family="table-column">
      <style:table-column-properties fo:break-before="auto" style:column-width="0.7126in"/>
    </style:style>
    <style:style style:name="co61" style:family="table-column">
      <style:table-column-properties fo:break-before="auto" style:column-width="0.3752in"/>
    </style:style>
    <style:style style:name="co62" style:family="table-column">
      <style:table-column-properties fo:break-before="auto" style:column-width="1.2256in"/>
    </style:style>
    <style:style style:name="co63" style:family="table-column">
      <style:table-column-properties fo:break-before="auto" style:column-width="0.2744in"/>
    </style:style>
    <style:style style:name="co64" style:family="table-column">
      <style:table-column-properties fo:break-before="auto" style:column-width="2.4126in"/>
    </style:style>
    <style:style style:name="co65" style:family="table-column">
      <style:table-column-properties fo:break-before="auto" style:column-width="0.75in"/>
    </style:style>
    <style:style style:name="co66" style:family="table-column">
      <style:table-column-properties fo:break-before="auto" style:column-width="0.3772in"/>
    </style:style>
    <style:style style:name="co67" style:family="table-column">
      <style:table-column-properties fo:break-before="auto" style:column-width="2.3945in"/>
    </style:style>
    <style:style style:name="co68" style:family="table-column">
      <style:table-column-properties fo:break-before="auto" style:column-width="0.3516in"/>
    </style:style>
    <style:style style:name="co69" style:family="table-column">
      <style:table-column-properties fo:break-before="auto" style:column-width="2.9272in"/>
    </style:style>
    <style:style style:name="co70" style:family="table-column">
      <style:table-column-properties fo:break-before="auto" style:column-width="0.3256in"/>
    </style:style>
    <style:style style:name="co71" style:family="table-column">
      <style:table-column-properties fo:break-before="auto" style:column-width="1.9583in"/>
    </style:style>
    <style:style style:name="co72" style:family="table-column">
      <style:table-column-properties fo:break-before="auto" style:column-width="0.3008in"/>
    </style:style>
    <style:style style:name="co73" style:family="table-column">
      <style:table-column-properties fo:break-before="auto" style:column-width="3.411in"/>
    </style:style>
    <style:style style:name="co74" style:family="table-column">
      <style:table-column-properties fo:break-before="auto" style:column-width="0.2689in"/>
    </style:style>
    <style:style style:name="co75" style:family="table-column">
      <style:table-column-properties fo:break-before="auto" style:column-width="1.248in"/>
    </style:style>
    <style:style style:name="co76" style:family="table-column">
      <style:table-column-properties fo:break-before="auto" style:column-width="0.9701in"/>
    </style:style>
    <style:style style:name="co77" style:family="table-column">
      <style:table-column-properties fo:break-before="auto" style:column-width="10.4953in"/>
    </style:style>
    <style:style style:name="co78" style:family="table-column">
      <style:table-column-properties fo:break-before="auto" style:column-width="10.839in"/>
    </style:style>
    <style:style style:name="co79" style:family="table-column">
      <style:table-column-properties fo:break-before="auto" style:column-width="0.6118in"/>
    </style:style>
    <style:style style:name="co80" style:family="table-column">
      <style:table-column-properties fo:break-before="auto" style:column-width="0.8189in"/>
    </style:style>
    <style:style style:name="co81" style:family="table-column">
      <style:table-column-properties fo:break-before="auto" style:column-width="0.7693in"/>
    </style:style>
    <style:style style:name="co82" style:family="table-column">
      <style:table-column-properties fo:break-before="auto" style:column-width="0.5457in"/>
    </style:style>
    <style:style style:name="co83" style:family="table-column">
      <style:table-column-properties fo:break-before="auto" style:column-width="0.7591in"/>
    </style:style>
    <style:style style:name="co84" style:family="table-column">
      <style:table-column-properties fo:break-before="auto" style:column-width="0.5374in"/>
    </style:style>
    <style:style style:name="co85" style:family="table-column">
      <style:table-column-properties fo:break-before="auto" style:column-width="0.3819in"/>
    </style:style>
    <style:style style:name="co86" style:family="table-column">
      <style:table-column-properties fo:break-before="auto" style:column-width="2.0083in"/>
    </style:style>
    <style:style style:name="co87" style:family="table-column">
      <style:table-column-properties fo:break-before="auto" style:column-width="1.3008in"/>
    </style:style>
    <style:style style:name="co88" style:family="table-column">
      <style:table-column-properties fo:break-before="auto" style:column-width="0.5055in"/>
    </style:style>
    <style:style style:name="co89" style:family="table-column">
      <style:table-column-properties fo:break-before="auto" style:column-width="0.7209in"/>
    </style:style>
    <style:style style:name="co90" style:family="table-column">
      <style:table-column-properties fo:break-before="auto" style:column-width="0.6744in"/>
    </style:style>
    <style:style style:name="co91" style:family="table-column">
      <style:table-column-properties fo:break-before="auto" style:column-width="0.9in"/>
    </style:style>
    <style:style style:name="co92" style:family="table-column">
      <style:table-column-properties fo:break-before="auto" style:column-width="1.2016in"/>
    </style:style>
    <style:style style:name="co93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1.1811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228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7665in" fo:break-before="auto" style:use-optimal-row-height="true"/>
    </style:style>
    <style:style style:name="ro29" style:family="table-row">
      <style:table-row-properties style:row-height="0.3937in" fo:break-before="auto" style:use-optimal-row-height="true"/>
    </style:style>
    <style:style style:name="ro30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5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9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10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56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5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79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8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8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2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635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38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1" style:family="table-cell" style:parent-style-name="Default">
      <style:table-cell-properties fo:background-color="#ffffd7" fo:border="0.74pt solid #000000"/>
    </style:style>
    <style:style style:name="ce382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1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2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</style:style>
    <style:style style:name="ce43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1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6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  <style:map style:condition="cell-content()&gt;[$Alapértékek.$J$8]" style:apply-style-name="Warning_5f_szinttúlépés" style:base-cell-address="Tartalék.E25"/>
    </style:style>
    <style:style style:name="ce47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  <style:map style:condition="cell-content()&gt;[$Alapértékek.$J$8]" style:apply-style-name="Warning_5f_szinttúlépés" style:base-cell-address="Tartalék.E25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"/>
    </style:style>
    <style:style style:name="ce4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  <style:map style:condition="cell-content()&gt;[$Alapértékek.$J$8]" style:apply-style-name="Warning_5f_szinttúlépés" style:base-cell-address="Tartalék.E25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8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9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9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2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9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49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9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9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501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5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9" style:family="table-cell" style:parent-style-name="Default">
      <style:table-cell-properties fo:border-bottom="none" fo:border-left="none" fo:border-right="none" fo:border-top="2.24pt solid #000000"/>
    </style:style>
    <style:style style:name="ce510" style:family="table-cell" style:parent-style-name="Default">
      <style:table-cell-properties fo:border-bottom="2.24pt solid #000000" fo:border-left="none" fo:border-right="none" fo:border-top="none"/>
    </style:style>
    <style:style style:name="ce5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1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in"/>
      <style:text-properties style:font-name="Avenir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in"/>
      <style:text-properties style:font-name="Avenir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in"/>
    </style:style>
    <style:style style:name="ce53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3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in"/>
      <style:text-properties style:font-name="Avenir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3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35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545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50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6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608" style:family="table-cell" style:parent-style-name="Default">
      <style:text-properties style:font-name="Avenir1" fo:font-style="normal" style:font-style-asian="normal" style:font-style-complex="normal"/>
    </style:style>
    <style:style style:name="ce6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5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2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6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68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0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7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78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2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2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51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6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8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9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0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9pt"/>
    </style:style>
    <style:style style:name="ce12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38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386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87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0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2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5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5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59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98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599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339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48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43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6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0" style:family="table-cell" style:parent-style-name="Default">
      <style:table-cell-properties fo:border-bottom="none" fo:border-left="0.74pt solid #000000" fo:border-right="0.74pt solid #000000" fo:border-top="none"/>
    </style:style>
    <style:style style:name="ce155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3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7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16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77" style:family="table-cell" style:parent-style-name="Default">
      <style:table-cell-properties fo:background-color="transparent" style:vertical-align="middle"/>
    </style:style>
    <style:style style:name="ce137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1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8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90" style:family="table-cell" style:parent-style-name="Default">
      <style:table-cell-properties fo:border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18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85" style:family="table-cell" style:parent-style-name="Default">
      <style:table-cell-properties fo:border="none"/>
    </style:style>
    <style:style style:name="ce162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9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49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3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0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84" style:family="table-cell" style:parent-style-name="Default">
      <style:table-cell-properties style:vertical-align="middle"/>
      <style:text-properties style:font-name="Avenir1"/>
    </style:style>
    <style:style style:name="ce1642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6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1" style:family="table-cell" style:parent-style-name="Default">
      <style:table-cell-properties fo:background-color="transparent" style:vertical-align="middle"/>
      <style:text-properties style:font-name="Avenir1"/>
    </style:style>
    <style:style style:name="ce16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6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6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417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652" style:family="table-cell" style:parent-style-name="Default">
      <style:table-cell-properties style:vertical-align="middle"/>
      <style:text-properties style:use-window-font-color="true" style:font-name="Avenir1"/>
    </style:style>
    <style:style style:name="ce1654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655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6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662" style:family="table-cell" style:parent-style-name="Default">
      <style:table-cell-properties fo:wrap-option="wrap" style:vertical-align="middle"/>
    </style:style>
    <style:style style:name="ce166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664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66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666" style:family="table-cell" style:parent-style-name="Default" style:data-style-name="N100">
      <style:text-properties style:font-name="Avenir" fo:font-weight="bold"/>
    </style:style>
    <style:style style:name="ce166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668" style:family="table-cell" style:parent-style-name="Default" style:data-style-name="N100">
      <style:text-properties style:font-name="Avenir" fo:font-weight="normal"/>
    </style:style>
    <style:style style:name="ce1670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681" style:family="table-cell" style:parent-style-name="Default" style:data-style-name="N100">
      <style:text-properties fo:color="#ff0000" style:font-name="Avenir" fo:font-weight="bold"/>
    </style:style>
    <style:style style:name="ce1682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695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696" style:family="table-cell" style:parent-style-name="Default">
      <style:text-properties style:font-name="Avenir" fo:font-weight="normal"/>
    </style:style>
    <style:style style:name="ce1440" style:family="table-cell" style:parent-style-name="Default">
      <style:text-properties fo:font-weight="normal" style:font-weight-asian="normal" style:font-weight-complex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4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1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4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46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46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4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46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4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477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47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0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6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8pt"/>
    </style:style>
    <style:style style:name="ce16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1"/>
    </style:style>
    <style:style style:name="ce16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6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69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6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17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82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7pt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"/>
    </style:style>
    <style:style style:name="T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21" style:family="text">
      <style:text-properties fo:color="#bf004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0000" fo:font-weight="bold" style:font-weight-asian="bold" style:font-weight-complex="bold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7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0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1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3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4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5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6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7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8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0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1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2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6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7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8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79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1" table:base-cell-address="Tartalék.J5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3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5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6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7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8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9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2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5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6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4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5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3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9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41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2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3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4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5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6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8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1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2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3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5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6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57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8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9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0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1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2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4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number-columns-repeated="2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number-columns-repeated="2" table:default-cell-style-name="ce352"/>
        <table:table-column table:style-name="co8" table:default-cell-style-name="ce352"/>
        <table:table-column table:style-name="co4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8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578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578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78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78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78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56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578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578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578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43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1" table:content-validation-name="val56"/>
          <table:table-cell table:style-name="ce220" table:content-validation-name="val59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1" table:content-validation-name="val56"/>
          <table:table-cell table:style-name="ce220" table:content-validation-name="val59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1" table:content-validation-name="val56"/>
          <table:table-cell table:style-name="ce220" table:content-validation-name="val59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1" table:content-validation-name="val56"/>
          <table:table-cell table:style-name="ce220" table:content-validation-name="val59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1" table:content-validation-name="val57"/>
          <table:table-cell table:style-name="ce220" table:content-validation-name="val59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78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1" table:content-validation-name="val57"/>
          <table:table-cell table:style-name="ce220" table:content-validation-name="val59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1" table:content-validation-name="val57"/>
          <table:table-cell table:style-name="ce220" table:content-validation-name="val59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578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578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1" table:content-validation-name="val57"/>
          <table:table-cell table:style-name="ce220" table:content-validation-name="val59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78" office:value-type="string" calcext:value-type="string">
            <text:p>Össz harcmodor</text:p>
          </table:table-cell>
          <table:table-cell table:style-name="ce578" table:formula="of:=SUM([.K16:.K23])" office:value-type="float" office:value="0" calcext:value-type="float">
            <text:p>0</text:p>
          </table:table-cell>
          <table:table-cell table:style-name="ce578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1" table:content-validation-name="val57"/>
          <table:table-cell table:style-name="ce220" table:content-validation-name="val59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78" table:content-validation-name="val62" office:value-type="string" calcext:value-type="string">
            <text:p>Primer képzettség</text:p>
          </table:table-cell>
          <table:table-cell table:style-name="ce578" table:formula="of:=SUM([.K28:.K29])+SUM([.K38:.K41])" office:value-type="float" office:value="0" calcext:value-type="float">
            <text:p>0</text:p>
          </table:table-cell>
          <table:table-cell table:style-name="ce578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578" office:value-type="string" calcext:value-type="string">
            <text:p>Mesterfegyver</text:p>
          </table:table-cell>
          <table:table-cell table:style-name="ce578" table:formula="of:=[.E53]" office:value-type="float" office:value="0" calcext:value-type="float">
            <text:p>0</text:p>
          </table:table-cell>
          <table:table-cell table:style-name="ce578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578" office:value-type="string" calcext:value-type="string">
            <text:p>Primer Fortélyok</text:p>
          </table:table-cell>
          <table:table-cell table:style-name="ce578" table:formula="of:=SUM([.E33:.E42])" office:value-type="float" office:value="0" calcext:value-type="float">
            <text:p>0</text:p>
          </table:table-cell>
          <table:table-cell table:style-name="ce578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578" office:value-type="string" calcext:value-type="string">
            <text:p>Pszí + Mágia</text:p>
          </table:table-cell>
          <table:table-cell table:style-name="ce578" table:formula="of:=[$Misztikus.E3]" office:value-type="float" office:value="0" calcext:value-type="float">
            <text:p>0</text:p>
          </table:table-cell>
          <table:table-cell table:style-name="ce578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56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5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5" table:content-validation-name="val57"/>
          <table:table-cell table:style-name="ce227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5" table:content-validation-name="val57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4" office:value-type="string" calcext:value-type="string">
            <text:p>Max</text:p>
          </table:table-cell>
          <table:table-cell table:style-name="ce64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5" table:content-validation-name="val57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7" table:content-validation-name="val23" office:value-type="float" office:value="3" calcext:value-type="float">
            <text:p>3</text:p>
          </table:table-cell>
          <table:table-cell table:style-name="ce109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5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7" table:content-validation-name="val24" office:value-type="float" office:value="4" calcext:value-type="float">
            <text:p>4</text:p>
          </table:table-cell>
          <table:table-cell table:style-name="ce109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5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7" table:content-validation-name="val25" office:value-type="float" office:value="1" calcext:value-type="float">
            <text:p>1</text:p>
          </table:table-cell>
          <table:table-cell table:style-name="ce109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5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7" table:content-validation-name="val26" office:value-type="float" office:value="2" calcext:value-type="float">
            <text:p>2</text:p>
          </table:table-cell>
          <table:table-cell table:style-name="ce109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1" table:number-columns-spanned="3" table:number-rows-spanned="1"/>
          <table:covered-table-cell table:number-columns-repeated="2" table:style-name="ce255" table:content-validation-name="val51"/>
          <table:table-cell table:style-name="ce229" table:content-validation-name="val60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5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7" table:content-validation-name="val27" office:value-type="float" office:value="2" calcext:value-type="float">
            <text:p>2</text:p>
          </table:table-cell>
          <table:table-cell table:style-name="ce109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5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7" table:content-validation-name="val28" office:value-type="float" office:value="3" calcext:value-type="float">
            <text:p>3</text:p>
          </table:table-cell>
          <table:table-cell table:style-name="ce109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7" table:content-validation-name="val29" office:value-type="float" office:value="1" calcext:value-type="float">
            <text:p>1</text:p>
          </table:table-cell>
          <table:table-cell table:style-name="ce109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number-columns-spanned="2" table:number-rows-spanned="1"/>
          <table:covered-table-cell/>
          <table:table-cell table:style-name="ce120" table:content-validation-name="val30"/>
          <table:table-cell table:style-name="ce109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4">Nyomozás 🅿️</text:span></text:p>
          </table:table-cell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09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5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09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10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56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56"/>
          <table:table-cell table:style-name="ce5"/>
          <table:table-cell table:style-name="ce210" table:content-validation-name="val53" office:value-type="string" calcext:value-type="string" table:number-columns-spanned="3" table:number-rows-spanned="1">
            <text:p>Szakma – 1</text:p>
          </table:table-cell>
          <table:covered-table-cell table:number-columns-repeated="2" table:style-name="ce255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0" table:content-validation-name="val53" office:value-type="string" calcext:value-type="string" table:number-columns-spanned="3" table:number-rows-spanned="1">
            <text:p>Szakma – 2</text:p>
          </table:table-cell>
          <table:covered-table-cell table:number-columns-repeated="2" table:style-name="ce255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0" table:content-validation-name="val53" office:value-type="string" calcext:value-type="string" table:number-columns-spanned="3" table:number-rows-spanned="1">
            <text:p>Szakma – 3</text:p>
          </table:table-cell>
          <table:covered-table-cell table:number-columns-repeated="2" table:style-name="ce255" table:content-validation-name="val53"/>
          <table:table-cell table:style-name="ce231" table:content-validation-name="val60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2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2"/>
          <table:covered-table-cell table:style-name="Default"/>
          <table:table-cell table:style-name="ce279" office:value-type="string" calcext:value-type="string" table:number-columns-spanned="2" table:number-rows-spanned="1">
            <text:p>Fok</text:p>
          </table:table-cell>
          <table:covered-table-cell table:style-name="ce279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0" table:content-validation-name="val61" office:value-type="string" calcext:value-type="string" table:number-columns-spanned="2" table:number-rows-spanned="1">
            <text:p>alap</text:p>
          </table:table-cell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0" table:content-validation-name="val61" table:number-columns-spanned="2" table:number-rows-spanned="1"/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0" table:content-validation-name="val61" table:number-columns-spanned="2" table:number-rows-spanned="1"/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0" table:content-validation-name="val61" table:number-columns-spanned="2" table:number-rows-spanned="1"/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0" table:content-validation-name="val61" table:number-columns-spanned="2" table:number-rows-spanned="1"/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4" table:content-validation-name="val33"/>
          <table:table-cell table:style-name="ce94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0" table:content-validation-name="val61" table:number-columns-spanned="2" table:number-rows-spanned="1"/>
          <table:covered-table-cell table:style-name="ce280" table:content-validation-name="val61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1" table:content-validation-name="val61" table:number-columns-spanned="2" table:number-rows-spanned="1"/>
          <table:covered-table-cell table:style-name="ce281" table:content-validation-name="val61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414"/>
        <table:table-column table:style-name="co22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89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34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9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11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5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91" table:content-validation-name="val77" office:value-type="string" calcext:value-type="string" table:number-columns-spanned="2" table:number-rows-spanned="1">
            <text:p>Ember</text:p>
          </table:table-cell>
          <table:covered-table-cell/>
          <table:table-cell table:style-name="ce513" table:content-validation-name="val81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92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5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9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441"/>
          <table:covered-table-cell table:style-name="Default"/>
          <table:table-cell table:style-name="ce535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5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9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441"/>
          <table:covered-table-cell table:style-name="Default"/>
          <table:table-cell table:style-name="ce535" table:content-validation-name="val89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9]) ;&quot;&quot;;VLOOKUP([.$A9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2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0]) ;&quot;&quot;;VLOOKUP([.$A10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380"/>
          <table:table-cell table:style-name="ce380" office:value-type="string" calcext:value-type="string">
            <text:p>Fok</text:p>
          </table:table-cell>
          <table:table-cell table:style-name="ce530" office:value-type="string" calcext:value-type="string">
            <text:p>Költött Pont</text:p>
          </table:table-cell>
          <table:table-cell table:style-name="ce416" office:value-type="string" calcext:value-type="string">
            <text:p>Hatása, leírása, eredete</text:p>
          </table:table-cell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1]) ;&quot;&quot;;VLOOKUP([.$A11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4" table:content-validation-name="val78" table:number-columns-spanned="2" table:number-rows-spanned="1"/>
          <table:covered-table-cell table:style-name="ce504" table:content-validation-name="val78"/>
          <table:table-cell table:style-name="ce514" table:content-validation-name="val82"/>
          <table:table-cell table:style-name="ce531" table:content-validation-name="val87"/>
          <table:table-cell table:style-name="ce483"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2]) ;&quot;&quot;;VLOOKUP([.$A12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4" table:content-validation-name="val78" table:number-columns-spanned="2" table:number-rows-spanned="1"/>
          <table:covered-table-cell table:style-name="ce504" table:content-validation-name="val78"/>
          <table:table-cell table:style-name="ce514" table:content-validation-name="val82"/>
          <table:table-cell table:style-name="ce531" table:content-validation-name="val87"/>
          <table:table-cell table:style-name="ce483"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3]) ;&quot;&quot;;VLOOKUP([.$A13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4" table:content-validation-name="val78" table:number-columns-spanned="2" table:number-rows-spanned="1"/>
          <table:covered-table-cell table:style-name="ce504" table:content-validation-name="val78"/>
          <table:table-cell table:style-name="ce514" table:content-validation-name="val82"/>
          <table:table-cell table:style-name="ce531" table:content-validation-name="val87"/>
          <table:table-cell table:style-name="ce483"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4]) ;&quot;&quot;;VLOOKUP([.$A14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4" table:content-validation-name="val78" table:number-columns-spanned="2" table:number-rows-spanned="1"/>
          <table:covered-table-cell table:style-name="ce504" table:content-validation-name="val78"/>
          <table:table-cell table:style-name="ce514" table:content-validation-name="val82"/>
          <table:table-cell table:style-name="ce531" table:content-validation-name="val87"/>
          <table:table-cell table:style-name="ce483"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5]) ;&quot;&quot;;VLOOKUP([.$A15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4" table:content-validation-name="val78" table:number-columns-spanned="2" table:number-rows-spanned="1"/>
          <table:covered-table-cell table:style-name="ce504" table:content-validation-name="val78"/>
          <table:table-cell table:style-name="ce514" table:content-validation-name="val82"/>
          <table:table-cell table:style-name="ce531" table:content-validation-name="val87"/>
          <table:table-cell table:style-name="ce483"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6]) ;&quot;&quot;;VLOOKUP([.$A16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4" table:content-validation-name="val78" table:number-columns-spanned="2" table:number-rows-spanned="1"/>
          <table:covered-table-cell table:style-name="ce504" table:content-validation-name="val78"/>
          <table:table-cell table:style-name="ce514" table:content-validation-name="val82"/>
          <table:table-cell table:style-name="ce531" table:content-validation-name="val87"/>
          <table:table-cell table:style-name="ce483"/>
        </table:table-row>
        <table:table-row table:style-name="ro1">
          <table:table-cell table:style-name="ce76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7]) ;&quot;&quot;;VLOOKUP([.$A17];fortelyok_altalanos_full;2;0))">
            <text:p/>
          </table:table-cell>
          <table:table-cell table:style-name="ce109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4" table:content-validation-name="val78" table:number-columns-spanned="2" table:number-rows-spanned="1"/>
          <table:covered-table-cell table:style-name="ce504" table:content-validation-name="val78"/>
          <table:table-cell table:style-name="ce514" table:content-validation-name="val82"/>
          <table:table-cell table:style-name="ce531" table:content-validation-name="val87"/>
          <table:table-cell table:style-name="ce483"/>
        </table:table-row>
        <table:table-row table:style-name="ro1">
          <table:table-cell table:style-name="ce35" table:content-validation-name="val63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1" table:formula="of:=IF(ISBLANK([.$A18]) ;&quot;&quot;;VLOOKUP([.$A18];fortelyok_altalanos_full;2;0))">
            <text:p/>
          </table:table-cell>
          <table:table-cell table:style-name="ce109" table:content-validation-name="val53"/>
          <table:table-cell table:style-name="ce445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4" table:content-validation-name="val78" table:number-columns-spanned="2" table:number-rows-spanned="1"/>
          <table:covered-table-cell table:style-name="ce504" table:content-validation-name="val78"/>
          <table:table-cell table:style-name="ce514" table:content-validation-name="val82"/>
          <table:table-cell table:style-name="ce531" table:content-validation-name="val87"/>
          <table:table-cell table:style-name="ce483"/>
        </table:table-row>
        <table:table-row table:style-name="ro2">
          <table:table-cell table:style-name="ce324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1" office:value-type="float" office:value="5" calcext:value-type="float">
            <text:p>5</text:p>
          </table:table-cell>
          <table:table-cell table:style-name="ce109" table:content-validation-name="val72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94" table:content-validation-name="val78" table:number-columns-spanned="2" table:number-rows-spanned="1"/>
          <table:covered-table-cell table:style-name="ce504" table:content-validation-name="val78"/>
          <table:table-cell table:style-name="ce514" table:content-validation-name="val82"/>
          <table:table-cell table:style-name="ce531" table:content-validation-name="val87"/>
          <table:table-cell table:style-name="ce483"/>
        </table:table-row>
        <table:table-row table:style-name="ro2">
          <table:table-cell table:style-name="ce324" table:content-validation-name="val64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0"/>
          <table:covered-table-cell table:style-name="ce560"/>
          <table:table-cell table:style-name="ce121" table:content-validation-name="val71" office:value-type="float" office:value="1" calcext:value-type="float">
            <text:p>1</text:p>
          </table:table-cell>
          <table:table-cell table:style-name="ce109" table:content-validation-name="val73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94" table:content-validation-name="val78" table:number-columns-spanned="2" table:number-rows-spanned="1"/>
          <table:covered-table-cell table:style-name="ce504" table:content-validation-name="val78"/>
          <table:table-cell table:style-name="ce514" table:content-validation-name="val82"/>
          <table:table-cell table:style-name="ce531" table:content-validation-name="val87"/>
          <table:table-cell table:style-name="ce483"/>
        </table:table-row>
        <table:table-row table:style-name="ro2">
          <table:table-cell table:style-name="ce324" table:content-validation-name="val65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0"/>
          <table:covered-table-cell table:style-name="ce560"/>
          <table:table-cell table:style-name="ce121" table:content-validation-name="val71" office:value-type="float" office:value="1" calcext:value-type="float">
            <text:p>1</text:p>
          </table:table-cell>
          <table:table-cell table:style-name="ce109" table:content-validation-name="val74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94" table:content-validation-name="val78" table:number-columns-spanned="2" table:number-rows-spanned="1"/>
          <table:covered-table-cell table:style-name="ce504" table:content-validation-name="val78"/>
          <table:table-cell table:style-name="ce514" table:content-validation-name="val82"/>
          <table:table-cell table:style-name="ce531" table:content-validation-name="val87"/>
          <table:table-cell table:style-name="ce483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94" table:content-validation-name="val78" table:number-columns-spanned="2" table:number-rows-spanned="1"/>
          <table:covered-table-cell table:style-name="ce504" table:content-validation-name="val78"/>
          <table:table-cell table:style-name="ce514" table:content-validation-name="val82"/>
          <table:table-cell table:style-name="ce531" table:content-validation-name="val87"/>
          <table:table-cell table:style-name="ce483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587"/>
          <table:table-cell table:style-name="ce494" table:content-validation-name="val78" table:number-columns-spanned="2" table:number-rows-spanned="1"/>
          <table:covered-table-cell table:style-name="ce504" table:content-validation-name="val78"/>
          <table:table-cell table:style-name="ce514" table:content-validation-name="val82"/>
          <table:table-cell table:style-name="ce531" table:content-validation-name="val87"/>
          <table:table-cell table:style-name="ce483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4" table:content-validation-name="val53"/>
          <table:covered-table-cell/>
          <table:table-cell table:style-name="ce254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5" table:content-validation-name="val78" table:number-columns-spanned="2" table:number-rows-spanned="1"/>
          <table:covered-table-cell table:style-name="ce505" table:content-validation-name="val78"/>
          <table:table-cell table:style-name="ce515" table:content-validation-name="val82"/>
          <table:table-cell table:style-name="ce531" table:content-validation-name="val87"/>
          <table:table-cell table:style-name="ce483"/>
        </table:table-row>
        <table:table-row table:style-name="ro5">
          <table:table-cell table:style-name="ce333" table:content-validation-name="val66" table:number-columns-spanned="4" table:number-rows-spanned="1"/>
          <table:covered-table-cell table:number-columns-repeated="2" table:style-name="ce635" table:content-validation-name="val66"/>
          <table:covered-table-cell table:content-validation-name="val66"/>
          <table:table-cell table:style-name="ce424" table:content-validation-name="val60" office:value-type="float" office:value="0" calcext:value-type="float">
            <text:p>0</text:p>
          </table:table-cell>
          <table:table-cell table:style-name="ce469" table:content-validation-name="val76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9"/>
          <table:covered-table-cell table:style-name="ce532"/>
          <table:covered-table-cell table:style-name="ce527"/>
        </table:table-row>
        <table:table-row table:style-name="ro5">
          <table:table-cell table:style-name="ce334" table:content-validation-name="val66" table:number-columns-spanned="4" table:number-rows-spanned="1"/>
          <table:covered-table-cell table:number-columns-repeated="2" table:style-name="ce635" table:content-validation-name="val66"/>
          <table:covered-table-cell table:content-validation-name="val66"/>
          <table:table-cell table:style-name="ce424" table:content-validation-name="val60" office:value-type="float" office:value="0" calcext:value-type="float">
            <text:p>0</text:p>
          </table:table-cell>
          <table:table-cell table:style-name="ce470" table:content-validation-name="val76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8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30" office:value-type="string" calcext:value-type="string">
            <text:p>Költött Pont</text:p>
          </table:table-cell>
          <table:table-cell table:style-name="ce536" office:value-type="string" calcext:value-type="string">
            <text:p>Megjegyzés, eredet</text:p>
          </table:table-cell>
        </table:table-row>
        <table:table-row table:style-name="ro5">
          <table:table-cell table:style-name="ce334" table:content-validation-name="val66" table:number-columns-spanned="4" table:number-rows-spanned="1"/>
          <table:covered-table-cell table:number-columns-repeated="2" table:style-name="ce635" table:content-validation-name="val66"/>
          <table:covered-table-cell table:content-validation-name="val66"/>
          <table:table-cell table:style-name="ce424" table:content-validation-name="val60" office:value-type="float" office:value="0" calcext:value-type="float">
            <text:p>0</text:p>
          </table:table-cell>
          <table:table-cell table:style-name="ce470" table:content-validation-name="val76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9" table:content-validation-name="val79" office:value-type="string" calcext:value-type="string" table:number-columns-spanned="2" table:number-rows-spanned="1">
            <text:p>saját kultúrkör</text:p>
          </table:table-cell>
          <table:covered-table-cell table:style-name="ce441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4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94" table:content-validation-name="val80" table:number-columns-spanned="2" table:number-rows-spanned="1"/>
          <table:covered-table-cell table:style-name="ce441"/>
          <table:table-cell table:style-name="ce504" table:content-validation-name="val84"/>
          <table:table-cell table:style-name="ce531" table:content-validation-name="val87"/>
          <table:table-cell table:style-name="ce483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4" table:content-validation-name="val53"/>
          <table:covered-table-cell/>
          <table:table-cell table:style-name="ce254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4" table:content-validation-name="val80" table:number-columns-spanned="2" table:number-rows-spanned="1"/>
          <table:covered-table-cell table:style-name="ce441"/>
          <table:table-cell table:style-name="ce504" table:content-validation-name="val85"/>
          <table:table-cell table:style-name="ce531" table:content-validation-name="val87"/>
          <table:table-cell table:style-name="ce483"/>
        </table:table-row>
        <table:table-row table:style-name="ro5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4" table:content-validation-name="val60" office:value-type="float" office:value="0" calcext:value-type="float">
            <text:p>0</text:p>
          </table:table-cell>
          <table:table-cell table:style-name="ce479" table:content-validation-name="val76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table:number-columns-spanned="2" table:number-rows-spanned="1"/>
          <table:covered-table-cell table:style-name="ce441"/>
          <table:table-cell table:style-name="ce504" table:content-validation-name="val85"/>
          <table:table-cell table:style-name="ce531" table:content-validation-name="val87"/>
          <table:table-cell table:style-name="ce483"/>
        </table:table-row>
        <table:table-row table:style-name="ro5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4" table:content-validation-name="val60" office:value-type="float" office:value="0" calcext:value-type="float">
            <text:p>0</text:p>
          </table:table-cell>
          <table:table-cell table:style-name="ce479" table:content-validation-name="val76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table:number-columns-spanned="2" table:number-rows-spanned="1"/>
          <table:covered-table-cell table:style-name="ce441"/>
          <table:table-cell table:style-name="ce504" table:content-validation-name="val85"/>
          <table:table-cell table:style-name="ce531" table:content-validation-name="val87"/>
          <table:table-cell table:style-name="ce483"/>
        </table:table-row>
        <table:table-row table:style-name="ro5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4" table:content-validation-name="val60" office:value-type="float" office:value="0" calcext:value-type="float">
            <text:p>0</text:p>
          </table:table-cell>
          <table:table-cell table:style-name="ce479" table:content-validation-name="val76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table:number-columns-spanned="2" table:number-rows-spanned="1"/>
          <table:covered-table-cell table:style-name="ce441"/>
          <table:table-cell table:style-name="ce504" table:content-validation-name="val85"/>
          <table:table-cell table:style-name="ce504"/>
          <table:table-cell table:style-name="ce483"/>
        </table:table-row>
        <table:table-row table:style-name="ro5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4" table:content-validation-name="val60" office:value-type="float" office:value="0" calcext:value-type="float">
            <text:p>0</text:p>
          </table:table-cell>
          <table:table-cell table:style-name="ce479" table:content-validation-name="val76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table:number-columns-spanned="2" table:number-rows-spanned="1"/>
          <table:covered-table-cell table:style-name="ce441"/>
          <table:table-cell table:style-name="ce504" table:content-validation-name="val85"/>
          <table:table-cell table:style-name="ce504"/>
          <table:table-cell table:style-name="ce483"/>
        </table:table-row>
        <table:table-row table:style-name="ro5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479" table:content-validation-name="val76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table:number-columns-spanned="2" table:number-rows-spanned="1"/>
          <table:covered-table-cell table:style-name="ce441"/>
          <table:table-cell table:style-name="ce504" table:content-validation-name="val85"/>
          <table:table-cell table:style-name="ce504"/>
          <table:table-cell table:style-name="ce483"/>
        </table:table-row>
        <table:table-row table:style-name="ro5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479" table:content-validation-name="val76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509"/>
          <table:covered-table-cell table:style-name="ce532"/>
          <table:covered-table-cell table:style-name="ce527"/>
        </table:table-row>
        <table:table-row table:style-name="ro5">
          <table:table-cell table:style-name="ce336" table:content-validation-name="val67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0" office:value-type="float" office:value="0" calcext:value-type="float">
            <text:p>0</text:p>
          </table:table-cell>
          <table:table-cell table:style-name="ce479" table:content-validation-name="val76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498" office:value-type="string" calcext:value-type="string" table:number-columns-spanned="2" table:number-rows-spanned="1">
            <text:p>Hely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30" office:value-type="string" calcext:value-type="string">
            <text:p>Költött Pont</text:p>
          </table:table-cell>
          <table:table-cell table:style-name="ce536" office:value-type="string" calcext:value-type="string">
            <text:p>Megjegyzés, eredet</text:p>
          </table:table-cell>
        </table:table-row>
        <table:table-row table:style-name="ro5">
          <table:table-cell table:style-name="ce337" table:content-validation-name="val67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0" office:value-type="float" office:value="0" calcext:value-type="float">
            <text:p>0</text:p>
          </table:table-cell>
          <table:table-cell table:style-name="ce480" table:content-validation-name="val76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1" table:content-validation-name="val53" office:value-type="string" calcext:value-type="string" table:number-columns-spanned="2" table:number-rows-spanned="1">
            <text:p>saját város</text:p>
          </table:table-cell>
          <table:covered-table-cell/>
          <table:table-cell table:style-name="ce519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1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1" table:content-validation-name="val81" table:number-columns-spanned="2" table:number-rows-spanned="1"/>
          <table:covered-table-cell table:content-validation-name="val81"/>
          <table:table-cell table:style-name="ce520" table:content-validation-name="val86"/>
          <table:table-cell table:style-name="ce504" table:content-validation-name="val88"/>
          <table:table-cell table:style-name="ce483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491" table:content-validation-name="val81" table:number-columns-spanned="2" table:number-rows-spanned="1"/>
          <table:covered-table-cell table:content-validation-name="val81"/>
          <table:table-cell table:style-name="ce520" table:content-validation-name="val86"/>
          <table:table-cell table:style-name="ce504" table:content-validation-name="val88"/>
          <table:table-cell table:style-name="ce483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380"/>
          <table:table-cell table:style-name="ce380" office:value-type="string" calcext:value-type="string">
            <text:p>Fok</text:p>
          </table:table-cell>
          <table:table-cell table:style-name="ce416" office:value-type="string" calcext:value-type="string" table:number-columns-spanned="3" table:number-rows-spanned="1">
            <text:p>Komment</text:p>
          </table:table-cell>
          <table:covered-table-cell table:style-name="ce441"/>
          <table:covered-table-cell table:style-name="ce482"/>
          <table:table-cell/>
          <table:table-cell table:style-name="ce491" table:content-validation-name="val81" table:number-columns-spanned="2" table:number-rows-spanned="1"/>
          <table:covered-table-cell table:content-validation-name="val81"/>
          <table:table-cell table:style-name="ce520" table:content-validation-name="val86"/>
          <table:table-cell table:style-name="ce504" table:content-validation-name="val88"/>
          <table:table-cell table:style-name="ce483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381" table:content-validation-name="val68"/>
          <table:table-cell table:style-name="ce381"/>
          <table:table-cell table:style-name="ce417" table:number-columns-spanned="3" table:number-rows-spanned="1"/>
          <table:covered-table-cell table:style-name="ce381"/>
          <table:covered-table-cell table:style-name="ce483"/>
          <table:table-cell/>
          <table:table-cell table:style-name="ce491" table:content-validation-name="val81" table:number-columns-spanned="2" table:number-rows-spanned="1"/>
          <table:covered-table-cell table:content-validation-name="val81"/>
          <table:table-cell table:style-name="ce520" table:content-validation-name="val86"/>
          <table:table-cell table:style-name="ce504" table:content-validation-name="val88"/>
          <table:table-cell table:style-name="ce483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381" table:content-validation-name="val68"/>
          <table:table-cell table:style-name="ce381"/>
          <table:table-cell table:style-name="ce417" table:number-columns-spanned="3" table:number-rows-spanned="1"/>
          <table:covered-table-cell table:style-name="ce381"/>
          <table:covered-table-cell table:style-name="ce483"/>
          <table:table-cell/>
          <table:table-cell table:style-name="ce491" table:content-validation-name="val81" table:number-columns-spanned="2" table:number-rows-spanned="1"/>
          <table:covered-table-cell table:content-validation-name="val81"/>
          <table:table-cell table:style-name="ce520" table:content-validation-name="val86"/>
          <table:table-cell table:style-name="ce504" table:content-validation-name="val88"/>
          <table:table-cell table:style-name="ce483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381" table:content-validation-name="val68"/>
          <table:table-cell table:style-name="ce381"/>
          <table:table-cell table:style-name="ce417" table:number-columns-spanned="3" table:number-rows-spanned="1"/>
          <table:covered-table-cell table:style-name="ce381"/>
          <table:covered-table-cell table:style-name="ce483"/>
          <table:table-cell/>
          <table:table-cell table:style-name="ce491" table:content-validation-name="val81" table:number-columns-spanned="2" table:number-rows-spanned="1"/>
          <table:covered-table-cell table:content-validation-name="val81"/>
          <table:table-cell table:style-name="ce520" table:content-validation-name="val86"/>
          <table:table-cell table:style-name="ce504" table:content-validation-name="val88"/>
          <table:table-cell table:style-name="ce483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381" table:content-validation-name="val68"/>
          <table:table-cell table:style-name="ce381"/>
          <table:table-cell table:style-name="ce417" table:number-columns-spanned="3" table:number-rows-spanned="1"/>
          <table:covered-table-cell table:style-name="ce381"/>
          <table:covered-table-cell table:style-name="ce483"/>
          <table:table-cell/>
          <table:table-cell table:style-name="ce491" table:content-validation-name="val81" table:number-columns-spanned="2" table:number-rows-spanned="1"/>
          <table:covered-table-cell table:content-validation-name="val81"/>
          <table:table-cell table:style-name="ce520" table:content-validation-name="val86"/>
          <table:table-cell table:style-name="ce504" table:content-validation-name="val88"/>
          <table:table-cell table:style-name="ce483"/>
        </table:table-row>
        <table:table-row table:style-name="ro2">
          <table:table-cell table:style-name="ce351" table:content-validation-name="val68" table:number-columns-spanned="2" table:number-rows-spanned="1"/>
          <table:covered-table-cell table:style-name="ce381" table:content-validation-name="val68"/>
          <table:table-cell table:style-name="ce381"/>
          <table:table-cell table:style-name="ce417" table:number-columns-spanned="3" table:number-rows-spanned="1"/>
          <table:covered-table-cell table:style-name="ce381"/>
          <table:covered-table-cell table:style-name="ce483"/>
          <table:table-cell/>
          <table:table-cell table:style-name="ce491" table:content-validation-name="val81" table:number-columns-spanned="2" table:number-rows-spanned="1"/>
          <table:covered-table-cell table:content-validation-name="val81"/>
          <table:table-cell table:style-name="ce504" table:content-validation-name="val86"/>
          <table:table-cell table:style-name="ce504" table:content-validation-name="val88"/>
          <table:table-cell table:style-name="ce483"/>
        </table:table-row>
        <table:table-row table:style-name="ro2">
          <table:table-cell table:style-name="ce353" table:content-validation-name="val69" table:number-columns-spanned="2" table:number-rows-spanned="1"/>
          <table:covered-table-cell table:style-name="ce382" table:content-validation-name="val68"/>
          <table:table-cell table:style-name="ce382"/>
          <table:table-cell table:style-name="ce418" table:number-columns-spanned="3" table:number-rows-spanned="1"/>
          <table:covered-table-cell table:style-name="ce382"/>
          <table:covered-table-cell table:style-name="ce486"/>
          <table:table-cell/>
          <table:table-cell table:style-name="ce502" table:content-validation-name="val81" table:number-columns-spanned="2" table:number-rows-spanned="1"/>
          <table:covered-table-cell table:style-name="ce510" table:content-validation-name="val81"/>
          <table:table-cell table:style-name="ce505" table:content-validation-name="val86"/>
          <table:table-cell table:style-name="ce505" table:content-validation-name="val88"/>
          <table:table-cell table:style-name="ce486"/>
        </table:table-row>
        <table:table-row table:style-name="ro2">
          <table:table-cell table:number-columns-repeated="12"/>
        </table:table-row>
        <table:table-row table:style-name="ro2" table:number-rows-repeated="1048528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34:Tartalék.E37 Tartalék.F25:Tartalék.F27 Tartalék.F30:Tartalék.F36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F25:Tartalék.F25">
            <calcext:condition calcext:apply-style-name="Warning_szinttúlépés" calcext:value="&gt;[$Alapértékek.$J$9]" calcext:base-cell-address="Tartalék.F25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3" table:default-cell-style-name="ce608"/>
        <table:table-column table:style-name="co24" table:default-cell-style-name="ce608"/>
        <table:table-column table:style-name="co25" table:default-cell-style-name="ce608"/>
        <table:table-column table:style-name="co26" table:default-cell-style-name="ce608"/>
        <table:table-column table:style-name="co27" table:number-columns-repeated="2" table:default-cell-style-name="ce608"/>
        <table:table-column table:style-name="co28" table:number-columns-repeated="3" table:default-cell-style-name="ce608"/>
        <table:table-column table:style-name="co29" table:default-cell-style-name="ce608"/>
        <table:table-column table:style-name="co12" table:default-cell-style-name="ce608"/>
        <table:table-column table:style-name="co30" table:default-cell-style-name="ce608"/>
        <table:table-column table:style-name="co31" table:default-cell-style-name="ce608"/>
        <table:table-column table:style-name="co32" table:default-cell-style-name="ce608"/>
        <table:table-column table:style-name="co33" table:default-cell-style-name="ce608"/>
        <table:table-column table:style-name="co34" table:default-cell-style-name="ce894"/>
        <table:table-column table:style-name="co35" table:default-cell-style-name="ce909"/>
        <table:table-column table:style-name="co13" table:number-columns-repeated="239" table:default-cell-style-name="ce608"/>
        <table:table-column table:style-name="co12" table:number-columns-repeated="16128" table:default-cell-style-name="ce608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45"/>
          <table:covered-table-cell table:number-columns-repeated="5" table:style-name="ce615"/>
          <table:covered-table-cell table:number-columns-repeated="2" table:style-name="ce545"/>
          <table:table-cell table:style-name="ce545" table:number-columns-repeated="6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4">
          <table:table-cell table:style-name="ce545"/>
          <table:table-cell table:style-name="ce545" table:number-columns-spanned="6" table:number-rows-spanned="1"/>
          <table:covered-table-cell table:number-columns-repeated="5" table:style-name="ce545"/>
          <table:table-cell table:style-name="ce545" table:number-columns-repeated="8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09" table:content-validation-name="val10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9" table:content-validation-name="val120" office:value-type="string" calcext:value-type="string">
            <text:p>Módosítók</text:p>
          </table:table-cell>
          <table:table-cell table:style-name="ce609" table:content-validation-name="val127" office:value-type="string" calcext:value-type="string">
            <text:p>Összesen</text:p>
          </table:table-cell>
          <table:table-cell table:style-name="ce545"/>
          <table:table-cell table:style-name="ce718" office:value-type="string" calcext:value-type="string" table:number-columns-spanned="2" table:number-rows-spanned="1">
            <text:p>Összesen felvett HM:</text:p>
          </table:table-cell>
          <table:covered-table-cell table:style-name="ce545"/>
          <table:table-cell table:style-name="ce790" table:content-validation-name="val147" table:formula="of:=SUM([.B5:.B6])" office:value-type="float" office:value="0" calcext:value-type="float">
            <text:p>0 HM</text:p>
          </table:table-cell>
          <table:table-cell table:style-name="ce545" table:number-columns-repeated="6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684" table:content-validation-name="val111" office:value-type="float" office:value="10" calcext:value-type="float">
            <text:p>10</text:p>
          </table:table-cell>
          <table:table-cell table:style-name="ce684" table:content-validation-name="val121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60" table:content-validation-name="val128" table:formula="of:=[.C4]+[.D4]" office:value-type="float" office:value="15" calcext:value-type="float">
            <text:p>15</text:p>
          </table:table-cell>
          <table:table-cell table:style-name="ce545"/>
          <table:table-cell table:style-name="ce718" office:value-type="string" calcext:value-type="string" table:number-columns-spanned="2" table:number-rows-spanned="1">
            <text:p>Max felvehető HM:</text:p>
          </table:table-cell>
          <table:covered-table-cell table:style-name="ce545"/>
          <table:table-cell table:style-name="ce951" table:content-validation-name="val148" table:formula="of:=[KP_tablazat.K20]*[Alapértékek.D8]" office:value-type="float" office:value="30" calcext:value-type="float">
            <text:p>30 HM</text:p>
          </table:table-cell>
          <table:table-cell table:style-name="ce545" table:number-columns-repeated="6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101" office:value-type="float" office:value="0" calcext:value-type="float">
            <text:p>0</text:p>
          </table:table-cell>
          <table:table-cell table:style-name="ce684" table:content-validation-name="val111" office:value-type="float" office:value="20" calcext:value-type="float">
            <text:p>20</text:p>
          </table:table-cell>
          <table:table-cell table:style-name="ce684" table:content-validation-name="val122" table:formula="of:=2*([Alapértékek.$C$18]+[Alapértékek.$C$20]+[Alapértékek.$C$21])" office:value-type="float" office:value="0" calcext:value-type="float">
            <text:p>0</text:p>
          </table:table-cell>
          <table:table-cell table:style-name="ce760" table:content-validation-name="val129" table:formula="of:=[.C5]+[.B5]+[.D5]" office:value-type="float" office:value="20" calcext:value-type="float">
            <text:p>20</text:p>
          </table:table-cell>
          <table:table-cell table:style-name="ce545" table:number-columns-repeated="5"/>
          <table:table-cell/>
          <table:table-cell table:style-name="ce545" table:number-columns-repeated="4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1" office:value-type="float" office:value="0" calcext:value-type="float">
            <text:p>0</text:p>
          </table:table-cell>
          <table:table-cell table:style-name="ce684" table:content-validation-name="val111" office:value-type="float" office:value="120" calcext:value-type="float">
            <text:p>120</text:p>
          </table:table-cell>
          <table:table-cell table:style-name="ce684" table:content-validation-name="val123" table:formula="of:=2*([Alapértékek.$C$20]+[Alapértékek.$C$21])" office:value-type="float" office:value="0" calcext:value-type="float">
            <text:p>0</text:p>
          </table:table-cell>
          <table:table-cell table:style-name="ce760" table:content-validation-name="val130" table:formula="of:=[.C6]+[.B6]+[.D6]" office:value-type="float" office:value="120" calcext:value-type="float">
            <text:p>120</text:p>
          </table:table-cell>
          <table:table-cell table:style-name="ce545" table:number-columns-repeated="5"/>
          <table:table-cell/>
          <table:table-cell table:style-name="ce545" table:number-columns-repeated="4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7">
          <table:table-cell table:style-name="ce545" table:number-columns-repeated="6"/>
          <table:table-cell table:style-name="ce718" office:value-type="string" calcext:value-type="string" table:number-columns-spanned="2" table:number-rows-spanned="1">
            <text:p>Össz felvett CM:</text:p>
          </table:table-cell>
          <table:covered-table-cell table:style-name="ce545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45"/>
          <table:table-cell/>
          <table:table-cell table:style-name="ce545" table:number-columns-repeated="4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2" office:value-type="float" office:value="0" calcext:value-type="float">
            <text:p>0</text:p>
          </table:table-cell>
          <table:table-cell table:style-name="ce684" table:content-validation-name="val112" table:formula="of:=[KP_tablazat.K17]" office:value-type="float" office:value="-30" calcext:value-type="float">
            <text:p>-30</text:p>
          </table:table-cell>
          <table:table-cell table:style-name="ce507" table:content-validation-name="val124" table:formula="of:=2*[Alapértékek.C24]" office:value-type="float" office:value="0" calcext:value-type="float">
            <text:p>0</text:p>
          </table:table-cell>
          <table:table-cell table:style-name="ce760" table:content-validation-name="val131" table:formula="of:=[.C8]+[.B8]+[.D8]" office:value-type="float" office:value="-30" calcext:value-type="float">
            <text:p>-30</text:p>
          </table:table-cell>
          <table:table-cell table:style-name="ce545"/>
          <table:table-cell table:style-name="ce718" office:value-type="string" calcext:value-type="string" table:number-columns-spanned="2" table:number-rows-spanned="1">
            <text:p>Max felvehető CM:</text:p>
          </table:table-cell>
          <table:covered-table-cell table:style-name="ce545"/>
          <table:table-cell table:style-name="ce951" table:content-validation-name="val149" table:formula="of:=[KP_tablazat.K23]*[Alapértékek.$D$8]" office:value-type="float" office:value="20" calcext:value-type="float">
            <text:p>20 HM</text:p>
          </table:table-cell>
          <table:table-cell table:style-name="ce545" table:number-columns-repeated="6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545" table:number-columns-spanned="9" table:number-rows-spanned="1"/>
          <table:covered-table-cell table:number-columns-repeated="5" table:style-name="ce615"/>
          <table:covered-table-cell table:number-columns-repeated="3" table:style-name="ce545"/>
          <table:table-cell table:style-name="ce545" table:number-columns-repeated="6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545"/>
          <table:table-cell table:style-name="ce718" office:value-type="string" calcext:value-type="string">
            <text:p>KP HM-re:</text:p>
          </table:table-cell>
          <table:table-cell table:style-name="ce658" table:content-validation-name="val132" table:formula="of:=[.I3]*[KP_tablazat.K19]+[.I7]*[KP_tablazat.K22]" office:value-type="float" office:value="0" calcext:value-type="float">
            <text:p>0 KP</text:p>
          </table:table-cell>
          <table:table-cell table:style-name="ce545"/>
          <table:table-cell table:style-name="ce718" office:value-type="string" calcext:value-type="string" table:number-columns-spanned="2" table:number-rows-spanned="1">
            <text:p>Átlag HM</text:p>
          </table:table-cell>
          <table:covered-table-cell table:style-name="ce545"/>
          <table:table-cell table:style-name="ce793" table:content-validation-name="val150" table:formula="of:=(([.I3]+[.I7])/[Alapértékek.D8])" office:value-type="float" office:value="0" calcext:value-type="float">
            <text:p>0 HM</text:p>
          </table:table-cell>
          <table:table-cell table:style-name="ce545" table:number-columns-repeated="6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550"/>
          <table:table-cell table:style-name="ce550" table:number-columns-spanned="6" table:number-rows-spanned="1"/>
          <table:covered-table-cell table:number-columns-repeated="5" table:style-name="ce550"/>
          <table:table-cell table:style-name="ce550" table:number-columns-repeated="8"/>
          <table:table-cell table:style-name="ce840"/>
          <table:table-cell table:style-name="ce633"/>
          <table:table-cell table:style-name="ce550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5"/>
          <table:table-cell/>
          <table:table-cell table:style-name="ce545" table:number-columns-repeated="4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9" table:content-validation-name="val113" office:value-type="string" calcext:value-type="string">
            <text:p>Szint</text:p>
          </table:table-cell>
          <table:table-cell table:style-name="ce689" office:value-type="string" calcext:value-type="string">
            <text:p>KÉ</text:p>
          </table:table-cell>
          <table:table-cell table:style-name="ce689" office:value-type="string" calcext:value-type="string">
            <text:p>TÉ/CÉ</text:p>
          </table:table-cell>
          <table:table-cell table:style-name="ce689" office:value-type="string" calcext:value-type="string">
            <text:p>VÉ</text:p>
          </table:table-cell>
          <table:table-cell table:style-name="ce689" table:content-validation-name="val136" office:value-type="string" calcext:value-type="string">
            <text:p>Harckeret</text:p>
          </table:table-cell>
          <table:table-cell table:style-name="ce68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4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3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6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45" table:number-columns-repeated="6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3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6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45" table:number-columns-repeated="6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3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6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45" table:number-columns-repeated="6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3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6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45" table:number-columns-repeated="6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3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45" table:number-columns-repeated="6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3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45" table:number-columns-repeated="6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3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45" table:number-columns-repeated="6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3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6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545" table:number-columns-repeated="2"/>
          <table:table-cell table:number-columns-repeated="2"/>
          <table:table-cell table:style-name="ce545" table:number-columns-repeated="2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10">
          <table:table-cell table:style-name="ce550" table:number-columns-spanned="9" table:number-rows-spanned="1"/>
          <table:covered-table-cell table:number-columns-repeated="7" table:style-name="ce550"/>
          <table:covered-table-cell table:style-name="ce798"/>
          <table:table-cell table:style-name="ce550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550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5"/>
          <table:covered-table-cell table:number-columns-repeated="5" table:style-name="ce580"/>
          <table:covered-table-cell table:style-name="ce625"/>
          <table:covered-table-cell table:style-name="ce852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15" table:number-columns-repeated="2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562" table:content-validation-name="val53" office:value-type="string" calcext:value-type="string">
            <text:p>Fegyver</text:p>
          </table:table-cell>
          <table:table-cell table:style-name="ce626" table:content-validation-name="val53" office:value-type="string" calcext:value-type="string">
            <text:p>Sebesség</text:p>
          </table:table-cell>
          <table:table-cell table:style-name="ce698" table:content-validation-name="val11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98" office:value-type="string" calcext:value-type="string">
            <text:p>SP</text:p>
          </table:table-cell>
          <table:table-cell table:style-name="ce698" office:value-type="string" calcext:value-type="string" table:number-columns-spanned="2" table:number-rows-spanned="1">
            <text:p>Komment</text:p>
          </table:table-cell>
          <table:covered-table-cell table:style-name="ce632"/>
          <table:table-cell table:style-name="ce550"/>
          <table:table-cell table:style-name="ce840"/>
          <table:table-cell table:number-columns-repeated="2"/>
          <table:table-cell table:style-name="ce840"/>
          <table:table-cell table:style-name="ce615" table:number-columns-repeated="2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5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01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701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701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701" table:content-validation-name="val137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15"/>
          <table:table-cell table:style-name="ce615" table:number-columns-repeated="4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5">
          <table:table-cell table:style-name="ce564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01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701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01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01" table:content-validation-name="val13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922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5" table:number-columns-repeated="2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5">
          <table:table-cell table:style-name="ce566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01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701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01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01" table:content-validation-name="val13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2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5">
          <table:table-cell table:style-name="ce564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01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701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01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01" table:content-validation-name="val13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2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5">
          <table:table-cell table:style-name="ce564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01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701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01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01" table:content-validation-name="val13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2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5">
          <table:table-cell table:style-name="ce564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701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701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01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01" table:content-validation-name="val13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2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567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9" table:formula="of:=[$KP_tablazat.$K$36]" office:value-type="float" office:value="0" calcext:value-type="float">
            <text:p>0</text:p>
          </table:table-cell>
          <table:table-cell table:style-name="ce567" table:number-columns-spanned="2" table:number-rows-spanned="1"/>
          <table:covered-table-cell table:style-name="ce567"/>
          <table:table-cell table:style-name="ce835"/>
          <table:table-cell table:style-name="Default" table:number-columns-repeated="3"/>
          <table:table-cell/>
          <table:table-cell table:style-name="ce615" table:number-columns-repeated="2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32"/>
          <table:table-cell table:style-name="ce550"/>
          <table:table-cell table:style-name="Default" table:number-columns-repeated="3"/>
          <table:table-cell table:style-name="ce840"/>
          <table:table-cell table:style-name="ce615" table:number-columns-repeated="2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562" table:content-validation-name="val92" office:value-type="string" calcext:value-type="string">
            <text:p>Távolsági fegyver</text:p>
          </table:table-cell>
          <table:table-cell table:style-name="ce626" table:content-validation-name="val53" office:value-type="string" calcext:value-type="string">
            <text:p>Sebesség</text:p>
          </table:table-cell>
          <table:table-cell table:style-name="ce698" table:content-validation-name="val11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98" office:value-type="string" calcext:value-type="string">
            <text:p>SP</text:p>
          </table:table-cell>
          <table:table-cell table:style-name="ce698" office:value-type="string" calcext:value-type="string" table:number-columns-spanned="2" table:number-rows-spanned="1">
            <text:p>Hatótáv + Komment</text:p>
          </table:table-cell>
          <table:covered-table-cell table:style-name="ce632"/>
          <table:table-cell table:style-name="ce550"/>
          <table:table-cell table:style-name="Default" table:number-columns-repeated="3"/>
          <table:table-cell table:style-name="ce840"/>
          <table:table-cell table:style-name="ce545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5">
          <table:table-cell table:style-name="ce564" table:content-validation-name="val93" office:value-type="string" calcext:value-type="string">
            <text:p><text:s/>__</text:p>
          </table:table-cell>
          <table:table-cell table:style-name="ce512" table:content-validation-name="val10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701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701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701" table:content-validation-name="val140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45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5">
          <table:table-cell table:style-name="ce566" table:content-validation-name="val94" office:value-type="string" calcext:value-type="string">
            <text:p><text:s/>__</text:p>
          </table:table-cell>
          <table:table-cell table:style-name="ce512" table:content-validation-name="val10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5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01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01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01" table:content-validation-name="val140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45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5"/>
          <table:covered-table-cell/>
          <table:covered-table-cell table:style-name="ce545"/>
          <table:covered-table-cell table:style-name="ce794"/>
          <table:table-cell table:style-name="ce545"/>
          <table:table-cell table:style-name="Default" table:number-columns-repeated="3"/>
          <table:table-cell table:style-name="ce545" table:number-columns-repeated="2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4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5"/>
          <table:table-cell table:style-name="ce849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12">
          <table:table-cell table:style-name="ce451" table:content-validation-name="val95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625" table:content-validation-name="val104"/>
          <table:table-cell table:style-name="ce626" table:content-validation-name="val11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52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45"/>
          <table:table-cell table:style-name="ce54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5"/>
          <table:table-cell table:style-name="ce849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1">
          <table:table-cell table:style-name="ce452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701" table:content-validation-name="val117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1" table:formula="of:=[.G25]" office:value-type="string" office:string-value="-5 Z" calcext:value-type="string">
            <text:p>-5 Z</text:p>
          </table:table-cell>
          <table:table-cell table:style-name="ce927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4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5"/>
          <table:table-cell table:style-name="ce849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7"/>
          <table:table-cell table:style-name="ce701" table:content-validation-name="val117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01" table:content-validation-name="val138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4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5"/>
          <table:table-cell table:style-name="ce849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701" table:content-validation-name="val11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01" table:content-validation-name="val138" table:formula="of:=[.G27]" office:value-type="string" office:string-value="N/A" calcext:value-type="string">
            <text:p>N/A</text:p>
          </table:table-cell>
          <table:table-cell table:style-name="ce927" table:number-columns-spanned="2" table:number-rows-spanned="1"/>
          <table:covered-table-cell table:style-name="ce799"/>
          <table:table-cell table:style-name="ce54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5"/>
          <table:table-cell table:style-name="ce849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701" table:content-validation-name="val11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01" table:content-validation-name="val138" table:formula="of:=[.G28]" office:value-type="string" office:string-value="N/A" calcext:value-type="string">
            <text:p>N/A</text:p>
          </table:table-cell>
          <table:table-cell table:style-name="ce927" table:number-columns-spanned="2" table:number-rows-spanned="1"/>
          <table:covered-table-cell table:style-name="ce799"/>
          <table:table-cell table:style-name="ce54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701" table:content-validation-name="val11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01" table:content-validation-name="val138" table:formula="of:=[.G29]" office:value-type="string" office:string-value="N/A" calcext:value-type="string">
            <text:p>N/A</text:p>
          </table:table-cell>
          <table:table-cell table:style-name="ce927" table:number-columns-spanned="2" table:number-rows-spanned="1"/>
          <table:covered-table-cell table:style-name="ce799"/>
          <table:table-cell table:style-name="ce54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1">
          <table:table-cell table:style-name="ce453" table:content-validation-name="val97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7"/>
          <table:table-cell table:style-name="ce701" table:content-validation-name="val11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854" table:content-validation-name="val138" table:formula="of:=[.G30]" office:value-type="string" office:string-value="N/A" calcext:value-type="string">
            <text:p>N/A</text:p>
          </table:table-cell>
          <table:table-cell table:style-name="ce927" table:number-columns-spanned="2" table:number-rows-spanned="1"/>
          <table:covered-table-cell table:style-name="ce803"/>
          <table:table-cell table:style-name="ce54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1">
          <table:table-cell table:style-name="ce454" table:content-validation-name="val97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97"/>
          <table:table-cell table:style-name="ce569" table:content-validation-name="val11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38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54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1">
          <table:table-cell table:style-name="ce455" table:content-validation-name="val97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97"/>
          <table:table-cell table:style-name="ce570" table:content-validation-name="val117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5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5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5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38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54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3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3" table:formula="of:=ROUNDDOWN([Alapértékek.$J$29]*[Alapértékek.$D$35]*0.5)" office:value-type="float" office:value="0" calcext:value-type="float">
            <text:p>0</text:p>
          </table:table-cell>
          <table:table-cell table:style-name="ce858" table:number-columns-spanned="3" table:number-rows-spanned="1"/>
          <table:covered-table-cell table:number-columns-repeated="2" table:style-name="ce927"/>
          <table:table-cell table:style-name="ce54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8" table:content-validation-name="val142"/>
          <table:covered-table-cell table:style-name="ce927"/>
          <table:covered-table-cell table:style-name="ce545"/>
          <table:table-cell table:style-name="ce54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45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18"/>
          <table:table-cell table:style-name="ce628" office:value-type="float" office:value="0" calcext:value-type="float">
            <text:p>0</text:p>
          </table:table-cell>
          <table:table-cell table:style-name="ce667" table:content-validation-name="val134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854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32"/>
          <table:table-cell table:style-name="ce545"/>
          <table:table-cell/>
          <table:table-cell table:style-name="Default" table:number-columns-repeated="6"/>
          <table:table-cell table:number-columns-repeated="5"/>
          <table:table-cell table:style-name="ce54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5"/>
          <table:table-cell/>
          <table:table-cell table:style-name="Default" table:number-columns-repeated="6"/>
          <table:table-cell table:number-columns-repeated="5"/>
          <table:table-cell table:style-name="ce545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50"/>
          <table:table-cell/>
          <table:table-cell table:style-name="Default" table:number-columns-repeated="6"/>
          <table:table-cell table:number-columns-repeated="5"/>
          <table:table-cell table:style-name="ce54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50"/>
          <table:table-cell/>
          <table:table-cell table:style-name="Default" table:number-columns-repeated="6"/>
          <table:table-cell table:number-columns-repeated="5"/>
          <table:table-cell table:style-name="ce550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6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655"/>
          <table:table-cell table:style-name="ce782" table:content-validation-name="val11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</text:p>
          </table:table-cell>
          <table:table-cell table:style-name="ce782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55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50" table:number-columns-repeated="234"/>
          <table:table-cell table:number-columns-repeated="16128"/>
        </table:table-row>
        <table:table-row table:style-name="ro2">
          <table:table-cell table:style-name="ce462" table:content-validation-name="val98" office:value-type="string" calcext:value-type="string">
            <text:p>Elsődleges fegyver</text:p>
          </table:table-cell>
          <table:table-cell table:style-name="ce651" table:content-validation-name="val10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9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1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50" table:number-columns-repeated="234"/>
          <table:table-cell table:number-columns-repeated="16128"/>
        </table:table-row>
        <table:table-row table:style-name="ro2">
          <table:table-cell table:style-name="ce462" table:content-validation-name="val98" office:value-type="string" calcext:value-type="string">
            <text:p>Másodlagos fegyver</text:p>
          </table:table-cell>
          <table:table-cell table:style-name="ce651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9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35" office:value-type="string" calcext:value-type="string">
            <text:p>KÉ</text:p>
          </table:table-cell>
          <table:table-cell table:style-name="ce1056" office:value-type="string" calcext:value-type="string">
            <text:p>TÉ</text:p>
          </table:table-cell>
          <table:table-cell table:style-name="ce105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50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632" table:number-columns-repeated="2"/>
          <table:table-cell table:style-name="ce633"/>
          <table:table-cell table:style-name="ce632"/>
          <table:table-cell table:style-name="ce633" table:number-columns-repeated="3"/>
          <table:table-cell table:style-name="ce810"/>
          <table:table-cell table:style-name="ce550"/>
          <table:table-cell/>
          <table:table-cell table:style-name="ce861" table:content-validation-name="val155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5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5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5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50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9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829" table:content-validation-name="val76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29"/>
          <table:table-cell table:style-name="ce811" table:content-validation-name="val76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4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5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50" table:number-columns-repeated="239"/>
          <table:table-cell table:number-columns-repeated="16128"/>
        </table:table-row>
        <table:table-row table:style-name="ro2">
          <table:table-cell table:style-name="ce468" table:content-validation-name="val99" office:value-type="string" calcext:value-type="string">
            <text:p><text:s/>Páncél, vértezet</text:p>
          </table:table-cell>
          <table:table-cell table:style-name="ce655" table:number-columns-spanned="2" table:number-rows-spanned="1"/>
          <table:covered-table-cell table:style-name="ce655"/>
          <table:table-cell table:style-name="ce634" table:content-validation-name="val126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3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035" office:value-type="string" calcext:value-type="string">
            <text:p>KÉ</text:p>
          </table:table-cell>
          <table:table-cell table:style-name="ce1056" office:value-type="string" calcext:value-type="string">
            <text:p>TÉ</text:p>
          </table:table-cell>
          <table:table-cell table:style-name="ce1056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17" table:number-columns-repeated="238"/>
          <table:table-cell table:style-name="ce54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656" table:number-columns-spanned="2" table:number-rows-spanned="1"/>
          <table:covered-table-cell table:style-name="ce715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15" office:value-type="string" calcext:value-type="string">
            <text:p>Szúró</text:p>
          </table:table-cell>
          <table:table-cell table:style-name="ce715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035" table:content-validation-name="val155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056" table:content-validation-name="val155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056" table:content-validation-name="val155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5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50" table:number-columns-repeated="238"/>
          <table:table-cell table:style-name="ce54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656" table:content-validation-name="val110" table:number-columns-spanned="2" table:number-rows-spanned="1"/>
          <table:covered-table-cell table:style-name="ce715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545"/>
          <table:table-cell table:style-name="ce866" table:content-validation-name="val155" table:formula="of:=IF([.$B$53]&gt;0;[.L$60];[$KP_tablazat.$L$53])" office:value-type="float" office:value="-10" calcext:value-type="float">
            <text:p>-10</text:p>
          </table:table-cell>
          <table:table-cell table:style-name="ce1060" table:content-validation-name="val155" table:formula="of:=IF([.$B$53]&gt;0;[.M$60];[$KP_tablazat.$L$53])" office:value-type="float" office:value="-10" calcext:value-type="float">
            <text:p>-10</text:p>
          </table:table-cell>
          <table:table-cell table:style-name="ce1060" table:content-validation-name="val155" table:formula="of:=IF([.$B$53]&gt;0;[.N$60];[$KP_tablazat.$L$53])" office:value-type="float" office:value="-10" calcext:value-type="float">
            <text:p>-10</text:p>
          </table:table-cell>
          <table:table-cell table:style-name="ce1060" table:content-validation-name="val155" table:formula="of:=IF([.$B$53]&gt;0;[.O$60];0)" office:value-type="float" office:value="0" calcext:value-type="float">
            <text:p>0</text:p>
          </table:table-cell>
          <table:table-cell table:style-name="ce1060" table:formula="of:=[.P60]" office:value-type="float" office:value="0" calcext:value-type="float">
            <text:p>0</text:p>
          </table:table-cell>
          <table:table-cell table:style-name="ce907"/>
          <table:table-cell table:style-name="ce717" table:number-columns-repeated="238"/>
          <table:table-cell table:style-name="ce54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656" table:number-columns-spanned="2" table:number-rows-spanned="1"/>
          <table:covered-table-cell table:style-name="ce656"/>
          <table:table-cell table:style-name="ce638" office:value-type="string" calcext:value-type="string">
            <text:p>2x Erő</text:p>
          </table:table-cell>
          <table:table-cell table:style-name="ce685" table:content-validation-name="val76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545" table:number-columns-repeated="3"/>
          <table:table-cell table:style-name="ce717" table:number-columns-repeated="3"/>
          <table:table-cell table:style-name="ce893"/>
          <table:table-cell table:style-name="ce633"/>
          <table:table-cell table:style-name="ce717" table:number-columns-repeated="238"/>
          <table:table-cell table:style-name="ce54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656" table:number-columns-spanned="2" table:number-rows-spanned="1"/>
          <table:covered-table-cell table:style-name="ce656"/>
          <table:table-cell table:style-name="ce632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2" table:formula="of:=[$Alapértékek.D32]" office:value-type="float" office:value="0" calcext:value-type="float">
            <text:p>0. fok</text:p>
          </table:table-cell>
          <table:table-cell table:style-name="ce545" table:number-columns-repeated="3"/>
          <table:table-cell table:style-name="ce717" table:number-columns-repeated="3"/>
          <table:table-cell table:style-name="ce893"/>
          <table:table-cell table:style-name="ce633"/>
          <table:table-cell table:style-name="ce717" table:number-columns-repeated="238"/>
          <table:table-cell table:style-name="ce545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656" table:number-columns-spanned="2" table:number-rows-spanned="1"/>
          <table:covered-table-cell table:style-name="ce656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833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833"/>
          <table:table-cell table:style-name="ce816" table:content-validation-name="val153" office:value-type="float" office:value="1" calcext:value-type="float">
            <text:p>1</text:p>
          </table:table-cell>
          <table:table-cell table:style-name="ce838"/>
          <table:table-cell table:style-name="ce545" table:number-columns-repeated="2"/>
          <table:table-cell table:style-name="ce717" table:number-columns-repeated="3"/>
          <table:table-cell table:style-name="ce893"/>
          <table:table-cell table:style-name="ce633"/>
          <table:table-cell table:style-name="ce717" table:number-columns-repeated="238"/>
          <table:table-cell table:style-name="ce545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550"/>
          <table:covered-table-cell table:number-columns-repeated="3"/>
          <table:covered-table-cell table:style-name="ce550"/>
          <table:covered-table-cell table:style-name="ce798"/>
          <table:table-cell table:style-name="ce545" table:number-columns-repeated="3"/>
          <table:table-cell table:style-name="ce717" table:number-columns-repeated="3"/>
          <table:table-cell table:style-name="ce893"/>
          <table:table-cell table:style-name="ce633"/>
          <table:table-cell table:style-name="ce717" table:number-columns-repeated="238"/>
          <table:table-cell table:style-name="ce54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5"/>
          <table:table-cell table:style-name="ce664" office:value-type="string" calcext:value-type="string">
            <text:p>ÉP</text:p>
          </table:table-cell>
          <table:table-cell table:style-name="ce746" table:content-validation-name="val14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5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717" table:number-columns-repeated="6"/>
          <table:table-cell table:style-name="ce893"/>
          <table:table-cell table:style-name="ce633"/>
          <table:table-cell table:style-name="ce717" table:number-columns-repeated="238"/>
          <table:table-cell table:style-name="ce54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5"/>
          <table:table-cell table:style-name="ce666"/>
          <table:table-cell table:style-name="ce710"/>
          <table:table-cell table:style-name="ce773"/>
          <table:table-cell table:style-name="ce902"/>
          <table:table-cell table:style-name="ce545" table:number-columns-repeated="6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5"/>
          <table:table-cell table:style-name="ce668"/>
          <table:table-cell table:style-name="ce716"/>
          <table:table-cell table:style-name="ce777"/>
          <table:table-cell table:style-name="ce903"/>
          <table:table-cell table:style-name="ce545" table:number-columns-repeated="6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5"/>
          <table:table-cell table:style-name="ce675"/>
          <table:table-cell table:style-name="ce719"/>
          <table:table-cell table:style-name="ce778"/>
          <table:table-cell table:style-name="ce904"/>
          <table:table-cell table:style-name="ce545" table:number-columns-repeated="6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5"/>
          <table:table-cell table:style-name="ce676"/>
          <table:table-cell table:style-name="ce725"/>
          <table:table-cell table:style-name="ce780"/>
          <table:table-cell table:style-name="ce911"/>
          <table:table-cell table:style-name="ce545" table:number-columns-repeated="6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5"/>
          <table:table-cell table:style-name="ce677"/>
          <table:table-cell table:style-name="ce727"/>
          <table:table-cell table:style-name="ce781"/>
          <table:table-cell table:style-name="ce912"/>
          <table:table-cell table:style-name="ce545" table:number-columns-repeated="6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45" table:number-columns-repeated="6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17"/>
          <table:covered-table-cell table:style-name="ce825"/>
          <table:table-cell table:style-name="ce545" table:number-columns-repeated="6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5" office:value-type="string" calcext:value-type="string">
            <text:p>-</text:p>
          </table:table-cell>
          <table:table-cell table:style-name="ce757" table:content-validation-name="val145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6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4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545" table:number-columns-repeated="6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17"/>
          <table:table-cell table:style-name="ce545" table:number-columns-repeated="6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>
          <table:table-cell table:style-name="ce545"/>
          <table:table-cell table:style-name="ce556"/>
          <table:table-cell table:style-name="ce545" table:number-columns-repeated="13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 table:number-rows-repeated="65465">
          <table:table-cell table:style-name="ce545" table:number-columns-repeated="15"/>
          <table:table-cell table:style-name="ce615"/>
          <table:table-cell table:style-name="ce633"/>
          <table:table-cell table:style-name="ce545" table:number-columns-repeated="239"/>
          <table:table-cell table:number-columns-repeated="16128"/>
        </table:table-row>
        <table:table-row table:style-name="ro2" table:number-rows-repeated="9">
          <table:table-cell table:style-name="ce54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number-columns-repeated="2" table:default-cell-style-name="ce6"/>
        <table:table-column table:style-name="co13" table:number-columns-repeated="243" table:default-cell-style-name="ce6"/>
        <table:table-column table:style-name="co12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7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0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5">
          <table:table-cell table:style-name="ce319" office:value-type="string" calcext:value-type="string" table:number-columns-spanned="6" table:number-rows-spanned="1">
            <text:p><text:span text:style-name="T6">Tradíció képzettségek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6">Mágiaiskolák (Átfogó)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635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635"/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6" table:number-columns-spanned="4" table:number-rows-spanned="1"/>
          <table:covered-table-cell table:style-name="ce635" table:content-validation-name="val156"/>
          <table:covered-table-cell table:style-name="ce255" table:content-validation-name="val156"/>
          <table:covered-table-cell table:style-name="ce252" table:content-validation-name="val156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6" table:number-columns-spanned="4" table:number-rows-spanned="1"/>
          <table:covered-table-cell table:style-name="ce635" table:content-validation-name="val156"/>
          <table:covered-table-cell table:style-name="ce255" table:content-validation-name="val156"/>
          <table:covered-table-cell table:style-name="ce252" table:content-validation-name="val156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88" table:content-validation-name="val156" table:number-columns-spanned="4" table:number-rows-spanned="1"/>
          <table:covered-table-cell table:style-name="ce1229" table:content-validation-name="val156"/>
          <table:covered-table-cell table:style-name="ce1020" table:content-validation-name="val156"/>
          <table:covered-table-cell table:style-name="ce1022" table:content-validation-name="val156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5"/>
          <table:table-cell table:style-name="ce64" office:value-type="string" calcext:value-type="string">
            <text:p>Max</text:p>
          </table:table-cell>
          <table:table-cell table:style-name="ce64" table:content-validation-name="val157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635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58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5">
          <table:table-cell table:style-name="ce1002" office:value-type="string" calcext:value-type="string" table:number-columns-spanned="6" table:number-rows-spanned="1">
            <text:p><text:span text:style-name="T6">Pszí-iskola (képzettség) </text:span><text:span text:style-name="T7">🅿️</text:span></text:p>
          </table:table-cell>
          <table:covered-table-cell table:number-columns-repeated="4"/>
          <table:covered-table-cell table:style-name="ce1042"/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635"/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95" office:value-type="string" calcext:value-type="string" table:number-columns-spanned="4" table:number-rows-spanned="1">
            <text:p>Pszí iskola</text:p>
          </table:table-cell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1032" table:content-validation-name="val159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635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0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088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0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5"/>
          <table:table-cell table:style-name="ce64" office:value-type="string" calcext:value-type="string">
            <text:p>Max</text:p>
          </table:table-cell>
          <table:table-cell table:style-name="ce6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095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095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635"/>
          <table:table-cell table:style-name="ce64" office:value-type="string" calcext:value-type="string">
            <text:p>Max</text:p>
          </table:table-cell>
          <table:table-cell table:style-name="ce6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095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95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95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635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088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16" table:number-columns-spanned="4" table:number-rows-spanned="1"/>
          <table:covered-table-cell table:number-columns-repeated="3" table:style-name="ce1116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16" table:number-columns-spanned="4" table:number-rows-spanned="1"/>
          <table:covered-table-cell table:number-columns-repeated="3" table:style-name="ce1116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6">
          <table:table-cell table:style-name="ce1100" table:content-validation-name="val53" table:number-columns-spanned="13" table:number-rows-spanned="1"/>
          <table:covered-table-cell table:number-columns-repeated="11" table:style-name="ce1100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6">
          <table:table-cell table:style-name="ce1100" table:content-validation-name="val53" table:number-columns-spanned="13" table:number-rows-spanned="1"/>
          <table:covered-table-cell table:number-columns-repeated="11" table:style-name="ce1100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6">
          <table:table-cell table:style-name="ce1100" table:content-validation-name="val53" table:number-columns-spanned="13" table:number-rows-spanned="1"/>
          <table:covered-table-cell table:number-columns-repeated="11" table:style-name="ce1100" table:content-validation-name="val53"/>
          <table:covered-table-cell/>
          <table:table-cell table:number-columns-repeated="16371"/>
        </table:table-row>
        <table:table-row table:style-name="ro16">
          <table:table-cell table:style-name="ce1100" table:content-validation-name="val53" table:number-columns-spanned="13" table:number-rows-spanned="1"/>
          <table:covered-table-cell table:number-columns-repeated="11" table:style-name="ce1100" table:content-validation-name="val53"/>
          <table:covered-table-cell/>
          <table:table-cell table:number-columns-repeated="16371"/>
        </table:table-row>
        <table:table-row table:style-name="ro16">
          <table:table-cell table:style-name="ce1100" table:content-validation-name="val53" table:number-columns-spanned="13" table:number-rows-spanned="1"/>
          <table:covered-table-cell table:number-columns-repeated="11" table:style-name="ce1100" table:content-validation-name="val53"/>
          <table:covered-table-cell/>
          <table:table-cell table:number-columns-repeated="16371"/>
        </table:table-row>
        <table:table-row table:style-name="ro16">
          <table:table-cell table:style-name="ce1100" table:content-validation-name="val53" table:number-columns-spanned="13" table:number-rows-spanned="1"/>
          <table:covered-table-cell table:number-columns-repeated="11" table:style-name="ce1100" table:content-validation-name="val53"/>
          <table:covered-table-cell/>
          <table:table-cell table:number-columns-repeated="16371"/>
        </table:table-row>
        <table:table-row table:style-name="ro16">
          <table:table-cell table:style-name="ce1100" table:content-validation-name="val53" table:number-columns-spanned="13" table:number-rows-spanned="1"/>
          <table:covered-table-cell table:number-columns-repeated="11" table:style-name="ce1100" table:content-validation-name="val53"/>
          <table:covered-table-cell/>
          <table:table-cell table:number-columns-repeated="16371"/>
        </table:table-row>
        <table:table-row table:style-name="ro16">
          <table:table-cell table:style-name="ce1100" table:content-validation-name="val53" table:number-columns-spanned="13" table:number-rows-spanned="1"/>
          <table:covered-table-cell table:number-columns-repeated="11" table:style-name="ce1100" table:content-validation-name="val53"/>
          <table:covered-table-cell/>
          <table:table-cell table:number-columns-repeated="16371"/>
        </table:table-row>
        <table:table-row table:style-name="ro16">
          <table:table-cell table:style-name="ce1100" table:content-validation-name="val53" table:number-columns-spanned="13" table:number-rows-spanned="1"/>
          <table:covered-table-cell table:number-columns-repeated="11" table:style-name="ce1100" table:content-validation-name="val53"/>
          <table:covered-table-cell/>
          <table:table-cell table:number-columns-repeated="16371"/>
        </table:table-row>
        <table:table-row table:style-name="ro16">
          <table:table-cell table:style-name="ce1100" table:content-validation-name="val53" table:number-columns-spanned="13" table:number-rows-spanned="1"/>
          <table:covered-table-cell table:number-columns-repeated="11" table:style-name="ce1100" table:content-validation-name="val53"/>
          <table:covered-table-cell/>
          <table:table-cell table:number-columns-repeated="16371"/>
        </table:table-row>
        <table:table-row table:style-name="ro16">
          <table:table-cell table:style-name="ce1100" table:content-validation-name="val53" table:number-columns-spanned="13" table:number-rows-spanned="1"/>
          <table:covered-table-cell table:number-columns-repeated="11" table:style-name="ce1100" table:content-validation-name="val53"/>
          <table:covered-table-cell/>
          <table:table-cell table:number-columns-repeated="16371"/>
        </table:table-row>
        <table:table-row table:style-name="ro16">
          <table:table-cell table:style-name="ce1100" table:content-validation-name="val53" table:number-columns-spanned="13" table:number-rows-spanned="1"/>
          <table:covered-table-cell table:number-columns-repeated="11" table:style-name="ce1100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8" table:default-cell-style-name="ce635"/>
        <table:table-column table:style-name="co49" table:default-cell-style-name="ce6"/>
        <table:table-column table:style-name="co13" table:number-columns-repeated="4" table:default-cell-style-name="ce6"/>
        <table:table-column table:style-name="co50" table:default-cell-style-name="ce6"/>
        <table:table-column table:style-name="co51" table:default-cell-style-name="ce6"/>
        <table:table-column table:style-name="co13" table:number-columns-repeated="6" table:default-cell-style-name="ce6"/>
        <table:table-column table:style-name="co52" table:default-cell-style-name="ce6"/>
        <table:table-column table:style-name="co13" table:number-columns-repeated="241" table:default-cell-style-name="ce6"/>
        <table:table-column table:style-name="co12" table:number-columns-repeated="16128" table:default-cell-style-name="ce6"/>
        <table:table-row table:style-name="ro2">
          <table:table-cell table:style-name="ce1383"/>
          <table:table-cell table:style-name="ce1489" office:value-type="string" calcext:value-type="string">
            <text:p>Fegyver</text:p>
          </table:table-cell>
          <table:table-cell table:style-name="ce1510" office:value-type="string" calcext:value-type="string">
            <text:p>Típus</text:p>
          </table:table-cell>
          <table:table-cell table:style-name="ce1489" office:value-type="string" calcext:value-type="string">
            <text:p>SP</text:p>
          </table:table-cell>
          <table:table-cell table:style-name="ce1534" office:value-type="string" calcext:value-type="string">
            <text:p>Sebzés módja</text:p>
          </table:table-cell>
          <table:table-cell table:style-name="ce1539" office:value-type="string" calcext:value-type="string">
            <text:p>Átütés</text:p>
          </table:table-cell>
          <table:table-cell table:style-name="ce1539" office:value-type="string" calcext:value-type="string">
            <text:p>Íves</text:p>
          </table:table-cell>
          <table:table-cell table:style-name="ce1546" office:value-type="string" calcext:value-type="string">
            <text:p>1,5 kezes</text:p>
          </table:table-cell>
          <table:table-cell table:style-name="ce1539" office:value-type="string" calcext:value-type="string">
            <text:p>Pengehossz</text:p>
          </table:table-cell>
          <table:table-cell table:style-name="ce1539" office:value-type="string" calcext:value-type="string">
            <text:p>KÉ</text:p>
          </table:table-cell>
          <table:table-cell table:style-name="ce1539" office:value-type="string" calcext:value-type="string">
            <text:p>TÉ</text:p>
          </table:table-cell>
          <table:table-cell table:style-name="ce1539" office:value-type="string" calcext:value-type="string">
            <text:p>VÉ</text:p>
          </table:table-cell>
          <table:table-cell table:style-name="ce1539" office:value-type="string" calcext:value-type="string">
            <text:p>Sebesség</text:p>
          </table:table-cell>
          <table:table-cell table:style-name="ce1510" office:value-type="string" calcext:value-type="string">
            <text:p>Harcmodor</text:p>
          </table:table-cell>
          <table:table-cell table:style-name="ce1578" office:value-type="string" calcext:value-type="string">
            <text:p>Megjegyzés</text:p>
          </table:table-cell>
          <table:table-cell table:style-name="ce1598" table:number-columns-repeated="241"/>
          <table:table-cell table:number-columns-repeated="16128"/>
        </table:table-row>
        <table:table-row table:style-name="ro2">
          <table:table-cell table:style-name="ce1386" office:value-type="string" calcext:value-type="string">
            <text:p>Közelharci fegyverek</text:p>
          </table:table-cell>
          <table:table-cell table:style-name="ce1490" office:value-type="string" calcext:value-type="string">
            <text:p><text:s/>__</text:p>
          </table:table-cell>
          <table:table-cell table:style-name="ce1511"/>
          <table:table-cell table:style-name="ce1511" office:value-type="string" calcext:value-type="string">
            <text:p>x</text:p>
          </table:table-cell>
          <table:table-cell table:number-columns-repeated="2" table:style-name="ce1490" office:value-type="string" calcext:value-type="string">
            <text:p>x</text:p>
          </table:table-cell>
          <table:table-cell table:style-name="ce1490"/>
          <table:table-cell table:style-name="ce1549"/>
          <table:table-cell table:number-columns-repeated="3" table:style-name="ce1490" office:value-type="string" calcext:value-type="string">
            <text:p>x</text:p>
          </table:table-cell>
          <table:table-cell table:number-columns-repeated="2" table:style-name="ce1561" office:value-type="string" calcext:value-type="string">
            <text:p>x</text:p>
          </table:table-cell>
          <table:table-cell table:style-name="ce1490" table:number-columns-repeated="2"/>
          <table:table-cell table:style-name="ce1599" table:number-columns-repeated="241"/>
          <table:table-cell table:number-columns-repeated="16128"/>
        </table:table-row>
        <table:table-row table:style-name="ro17">
          <table:table-cell/>
          <table:table-cell table:style-name="ce1491" office:value-type="string" calcext:value-type="string">
            <text:p>Puszta kéz</text:p>
          </table:table-cell>
          <table:table-cell table:style-name="ce1512" office:value-type="string" calcext:value-type="string">
            <text:p>egykezes</text:p>
          </table:table-cell>
          <table:table-cell table:style-name="ce1512" office:value-type="float" office:value="-5" calcext:value-type="float">
            <text:p>-5</text:p>
          </table:table-cell>
          <table:table-cell table:style-name="ce1512" office:value-type="string" calcext:value-type="string">
            <text:p>Z</text:p>
          </table:table-cell>
          <table:table-cell table:number-columns-repeated="2" table:style-name="ce1512" office:value-type="float" office:value="0" calcext:value-type="float">
            <text:p>0</text:p>
          </table:table-cell>
          <table:table-cell table:style-name="ce1550"/>
          <table:table-cell table:style-name="ce1559" office:value-type="float" office:value="0" calcext:value-type="float">
            <text:p>0</text:p>
          </table:table-cell>
          <table:table-cell table:number-columns-repeated="3" table:style-name="ce1512" office:value-type="float" office:value="-10" calcext:value-type="float">
            <text:p>-10</text:p>
          </table:table-cell>
          <table:table-cell table:style-name="ce1512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7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Tőr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79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383"/>
          <table:table-cell table:style-name="ce1496" office:value-type="string" calcext:value-type="string">
            <text:p>Béltépő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string" calcext:value-type="string">
            <text:p>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496" office:value-type="string" calcext:value-type="string">
            <text:p>Dzsambi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496" office:value-type="string" calcext:value-type="string">
            <text:p>Garott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string" calcext:value-type="string">
            <text:p>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string" calcext:value-type="string">
            <text:p>spec.</text:p>
          </table:table-cell>
          <table:table-cell table:number-columns-repeated="3"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-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96" office:value-type="string" calcext:value-type="string">
            <text:p>Ké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Kriszké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96" office:value-type="string" calcext:value-type="string">
            <text:p>Levéltőr</text:p>
          </table:table-cell>
          <table:table-cell table:style-name="ce1513" office:value-type="string" calcext:value-type="string">
            <text:p>egykezes</text:p>
          </table:table-cell>
          <table:table-cell table:style-name="ce1524" office:value-type="float" office:value="1" calcext:value-type="float">
            <text:p>1</text:p>
          </table:table-cell>
          <table:table-cell table:style-name="ce1524" office:value-type="string" calcext:value-type="string">
            <text:p>S/V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56"/>
          <table:table-cell table:style-name="ce1513" office:value-type="float" office:value="0" calcext:value-type="float">
            <text:p>0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float" office:value="4" calcext:value-type="float">
            <text:p>4</text:p>
          </table:table-cell>
          <table:table-cell table:number-columns-repeated="2" table:style-name="ce1524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Markolatgomb</text:p>
          </table:table-cell>
          <table:table-cell table:style-name="ce1513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Z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56"/>
          <table:table-cell table:style-name="ce1524" office:value-type="float" office:value="0" calcext:value-type="float">
            <text:p>0</text:p>
          </table:table-cell>
          <table:table-cell table:number-columns-repeated="3" table:style-name="ce1524" office:value-type="float" office:value="-7" calcext:value-type="float">
            <text:p>-7</text:p>
          </table:table-cell>
          <table:table-cell table:style-name="ce1524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79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Méregfog</text:p>
          </table:table-cell>
          <table:table-cell table:style-name="ce1513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S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556"/>
          <table:table-cell table:style-name="ce1513" office:value-type="float" office:value="0" calcext:value-type="float">
            <text:p>0</text:p>
          </table:table-cell>
          <table:table-cell table:style-name="ce1524" office:value-type="float" office:value="1" calcext:value-type="float">
            <text:p>1</text:p>
          </table:table-cell>
          <table:table-cell table:number-columns-repeated="2" table:style-name="ce1524" office:value-type="float" office:value="3" calcext:value-type="float">
            <text:p>3</text:p>
          </table:table-cell>
          <table:table-cell table:style-name="ce1524"/>
          <table:table-cell table:style-name="ce1572" office:value-type="string" calcext:value-type="string">
            <text:p>közelharc</text:p>
          </table:table-cell>
          <table:table-cell table:style-name="ce1579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496" office:value-type="string" calcext:value-type="string">
            <text:p>Pugos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496" office:value-type="string" calcext:value-type="string">
            <text:p>Ramier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3" calcext:value-type="float">
            <text:p>3</text:p>
          </table:table-cell>
          <table:table-cell table:number-columns-repeated="3"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496" office:value-type="string" calcext:value-type="string">
            <text:p>Tőr, hárító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1" office:value-type="string" calcext:value-type="string">
            <text:p><text:span text:style-name="T11">Nagyon</text:span><text:span text:style-name="T12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496" office:value-type="string" calcext:value-type="string">
            <text:p>Tőr, kígyó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Tőr, ököl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-5" calcext:value-type="float">
            <text:p>-5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-5" calcext:value-type="float">
            <text:p>-5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/>
          <table:table-cell table:number-columns-repeated="16369"/>
        </table:table-row>
        <table:table-row table:style-name="ro7">
          <table:table-cell/>
          <table:table-cell table:style-name="ce1497" office:value-type="string" calcext:value-type="string">
            <text:p>Tőr, páncélszúró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0" calcext:value-type="float">
            <text:p>0</text:p>
          </table:table-cell>
          <table:table-cell table:style-name="ce1555"/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4" calcext:value-type="float">
            <text:p>4</text:p>
          </table:table-cell>
          <table:table-cell table:style-name="ce1514"/>
          <table:table-cell table:style-name="ce1572" office:value-type="string" calcext:value-type="string">
            <text:p>közelharc</text:p>
          </table:table-cell>
          <table:table-cell table:style-name="ce158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Tőr, Slan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number-columns-repeated="2" table:style-name="ce1513" office:value-type="float" office:value="0" calcext:value-type="float">
            <text:p>0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özelharc</text:p>
          </table:table-cell>
          <table:table-cell table:style-name="ce1580"/>
          <table:table-cell table:number-columns-repeated="16369"/>
        </table:table-row>
        <table:table-row table:style-name="ro1">
          <table:table-cell table:style-name="ce1229"/>
          <table:table-cell table:style-name="ce1498" office:value-type="string" calcext:value-type="string">
            <text:p>Vasököl / páncélkesztyű</text:p>
          </table:table-cell>
          <table:table-cell table:style-name="ce1515" office:value-type="string" calcext:value-type="string">
            <text:p>egykezes</text:p>
          </table:table-cell>
          <table:table-cell table:style-name="ce1515" office:value-type="float" office:value="0" calcext:value-type="float">
            <text:p>0</text:p>
          </table:table-cell>
          <table:table-cell table:style-name="ce1515" office:value-type="string" calcext:value-type="string">
            <text:p>Z</text:p>
          </table:table-cell>
          <table:table-cell table:style-name="ce1540" office:value-type="float" office:value="0" calcext:value-type="float">
            <text:p>0</text:p>
          </table:table-cell>
          <table:table-cell table:style-name="ce1515" office:value-type="float" office:value="0" calcext:value-type="float">
            <text:p>0</text:p>
          </table:table-cell>
          <table:table-cell table:style-name="ce1557"/>
          <table:table-cell table:style-name="ce1515" office:value-type="float" office:value="0" calcext:value-type="float">
            <text:p>0</text:p>
          </table:table-cell>
          <table:table-cell table:number-columns-repeated="3" table:style-name="ce1515" office:value-type="float" office:value="-7" calcext:value-type="float">
            <text:p>-7</text:p>
          </table:table-cell>
          <table:table-cell table:style-name="ce1515" office:value-type="float" office:value="5" calcext:value-type="float">
            <text:p>5</text:p>
          </table:table-cell>
          <table:table-cell table:style-name="ce1573" office:value-type="string" calcext:value-type="string">
            <text:p>közelharc</text:p>
          </table:table-cell>
          <table:table-cell table:style-name="ce1583" office:value-type="string" calcext:value-type="string">
            <text:p>Erőbónusz: 0 feletti rész 1:1-ben számít be.</text:p>
          </table:table-cell>
          <table:table-cell table:style-name="ce356" table:number-columns-repeated="241"/>
          <table:table-cell table:number-columns-repeated="16128"/>
        </table:table-row>
        <table:table-row table:style-name="ro19">
          <table:table-cell table:style-name="ce1386" office:value-type="string" calcext:value-type="string">
            <text:p>Kardvívó fegyverek</text:p>
          </table:table-cell>
          <table:table-cell table:style-name="ce1491" office:value-type="string" calcext:value-type="string">
            <text:p>Kard, dzsenn szablya</text:p>
          </table:table-cell>
          <table:table-cell table:style-name="ce1512" office:value-type="string" calcext:value-type="string">
            <text:p>egykezes</text:p>
          </table:table-cell>
          <table:table-cell table:style-name="ce1512" office:value-type="float" office:value="4" calcext:value-type="float">
            <text:p>4</text:p>
          </table:table-cell>
          <table:table-cell table:style-name="ce1512" office:value-type="string" calcext:value-type="string">
            <text:p>V/S</text:p>
          </table:table-cell>
          <table:table-cell table:style-name="ce1512" office:value-type="float" office:value="0" calcext:value-type="float">
            <text:p>0</text:p>
          </table:table-cell>
          <table:table-cell table:style-name="ce1512" office:value-type="float" office:value="1" calcext:value-type="float">
            <text:p>1</text:p>
          </table:table-cell>
          <table:table-cell table:style-name="ce1550"/>
          <table:table-cell table:style-name="ce1512" office:value-type="float" office:value="1" calcext:value-type="float">
            <text:p>1</text:p>
          </table:table-cell>
          <table:table-cell table:style-name="ce1512" office:value-type="float" office:value="8" calcext:value-type="float">
            <text:p>8</text:p>
          </table:table-cell>
          <table:table-cell table:number-columns-repeated="2" table:style-name="ce1512" office:value-type="float" office:value="15" calcext:value-type="float">
            <text:p>15</text:p>
          </table:table-cell>
          <table:table-cell table:style-name="ce1512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58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emrelin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7" calcext:value-type="float">
            <text:p>7</text:p>
          </table:table-cell>
          <table:table-cell table:number-columns-repeated="2" table:style-name="ce1513" office:value-type="float" office:value="13" calcext:value-type="float">
            <text:p>13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4"/>
          <table:table-cell table:number-columns-repeated="16369"/>
        </table:table-row>
        <table:table-row table:style-name="ro17">
          <table:table-cell/>
          <table:table-cell table:style-name="ce1496" office:value-type="string" calcext:value-type="string">
            <text:p>Kard, fejvadász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.5" calcext:value-type="float">
            <text:p>0.5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58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7">
          <table:table-cell/>
          <table:table-cell table:style-name="ce1496" office:value-type="string" calcext:value-type="string">
            <text:p>Kard, handzsár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3" calcext:value-type="float">
            <text:p>13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hiequar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S/V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2" calcext:value-type="float">
            <text:p>12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6" office:value-type="string" calcext:value-type="string">
            <text:p>Kard, hosszú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35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6" calcext:value-type="float">
            <text:p>6</text:p>
          </table:table-cell>
          <table:table-cell table:number-columns-repeated="2" table:style-name="ce1513" office:value-type="float" office:value="12" calcext:value-type="float">
            <text:p>12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496" office:value-type="string" calcext:value-type="string">
            <text:p>Kard, jatagán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35" office:value-type="string" calcext:value-type="string">
            <text:p><text:span text:style-name="T9"> </text:span><text:span text:style-name="T10">V/S</text:span>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5"/>
          <table:table-cell table:style-name="ce1513" office:value-type="float" office:value="0.5" calcext:value-type="float">
            <text:p>0.5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496" office:value-type="string" calcext:value-type="string">
            <text:p>Kard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20" calcext:value-type="float">
            <text:p>20</text:p>
          </table:table-cell>
          <table:table-cell table:style-name="ce1513" office:value-type="float" office:value="15" calcext:value-type="float">
            <text:p>15</text:p>
          </table:table-cell>
          <table:table-cell table:style-name="ce1513" office:value-type="float" office:value="8" calcext:value-type="float">
            <text:p>8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khossa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1" calcext:value-type="float">
            <text:p>11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96" office:value-type="string" calcext:value-type="string">
            <text:p>Kard, kígyó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35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5" calcext:value-type="float">
            <text:p>5</text:p>
          </table:table-cell>
          <table:table-cell table:number-columns-repeated="2" table:style-name="ce1513" office:value-type="float" office:value="11" calcext:value-type="float">
            <text:p>11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Lagoss 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4" table:number-columns-repeated="5"/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lovag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7" calcext:value-type="float">
            <text:p>7</text:p>
          </table:table-cell>
          <table:table-cell table:style-name="ce1513" office:value-type="float" office:value="15" calcext:value-type="float">
            <text:p>15</text:p>
          </table:table-cell>
          <table:table-cell table:style-name="ce1513" office:value-type="float" office:value="12" calcext:value-type="float">
            <text:p>12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496" office:value-type="string" calcext:value-type="string">
            <text:p>Kard, másfél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1.5" calcext:value-type="float">
            <text:p>1.5</text:p>
          </table:table-cell>
          <table:table-cell table:style-name="ce1513" office:value-type="float" office:value="8" calcext:value-type="float">
            <text:p>8</text:p>
          </table:table-cell>
          <table:table-cell table:number-columns-repeated="2" table:style-name="ce1513" office:value-type="float" office:value="16" calcext:value-type="float">
            <text:p>16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584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9">
          <table:table-cell/>
          <table:table-cell table:style-name="ce1496" office:value-type="string" calcext:value-type="string">
            <text:p>Kard, mesterkard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1.5" calcext:value-type="float">
            <text:p>1.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18" calcext:value-type="float">
            <text:p>18</text:p>
          </table:table-cell>
          <table:table-cell table:style-name="ce1513" office:value-type="float" office:value="13" calcext:value-type="float">
            <text:p>13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584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Pugoss 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4" table:number-columns-repeated="5"/>
          <table:table-cell table:style-name="ce1572" office:value-type="string" calcext:value-type="string">
            <text:p>kardvívás</text:p>
          </table:table-cell>
          <table:table-cell table:style-name="ce1586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rövid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.5" calcext:value-type="float">
            <text:p>0.5</text:p>
          </table:table-cell>
          <table:table-cell table:style-name="ce1513" office:value-type="float" office:value="4" calcext:value-type="float">
            <text:p>4</text:p>
          </table:table-cell>
          <table:table-cell table:number-columns-repeated="2" table:style-name="ce1513" office:value-type="float" office:value="8" calcext:value-type="float">
            <text:p>8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96" office:value-type="string" calcext:value-type="string">
            <text:p>Kard, Slan 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6" calcext:value-type="float">
            <text:p>6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1.5" calcext:value-type="float">
            <text:p>1.5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19" calcext:value-type="float">
            <text:p>19</text:p>
          </table:table-cell>
          <table:table-cell table:style-name="ce1513" office:value-type="float" office:value="13" calcext:value-type="float">
            <text:p>13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Kard, Slan rövid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0.5" calcext:value-type="float">
            <text:p>0.5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1" calcext:value-type="float">
            <text:p>11</text:p>
          </table:table-cell>
          <table:table-cell table:number-columns-repeated="2" table:style-name="ce1513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496" office:value-type="string" calcext:value-type="string">
            <text:p>Kard, Slan csatakard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0" calcext:value-type="float">
            <text:p>0</text:p>
          </table:table-cell>
          <table:table-cell table:style-name="ce1555"/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9" calcext:value-type="float">
            <text:p>9</text:p>
          </table:table-cell>
          <table:table-cell table:style-name="ce1513" office:value-type="float" office:value="23" calcext:value-type="float">
            <text:p>23</text:p>
          </table:table-cell>
          <table:table-cell table:style-name="ce1513" office:value-type="float" office:value="17" calcext:value-type="float">
            <text:p>17</text:p>
          </table:table-cell>
          <table:table-cell table:style-name="ce1513" office:value-type="float" office:value="8" calcext:value-type="float">
            <text:p>8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496" office:value-type="string" calcext:value-type="string">
            <text:p>Kard, szably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6" calcext:value-type="float">
            <text:p>6</text:p>
          </table:table-cell>
          <table:table-cell table:number-columns-repeated="2" table:style-name="ce1513" office:value-type="float" office:value="12" calcext:value-type="float">
            <text:p>12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kardvívás</text:p>
          </table:table-cell>
          <table:table-cell table:style-name="ce1585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Mara-sequor </text:p>
          </table:table-cell>
          <table:table-cell table:style-name="ce1513" office:value-type="string" calcext:value-type="string">
            <text:p>kétkezes</text:p>
          </table:table-cell>
          <table:table-cell table:style-name="ce1514" table:number-columns-repeated="2"/>
          <table:table-cell table:style-name="ce1514" office:value-type="float" office:value="0" calcext:value-type="float">
            <text:p>0</text:p>
          </table:table-cell>
          <table:table-cell table:style-name="ce1514"/>
          <table:table-cell table:style-name="ce1513" office:value-type="float" office:value="1" calcext:value-type="float">
            <text:p>1</text:p>
          </table:table-cell>
          <table:table-cell table:style-name="ce1514" table:number-columns-repeated="5"/>
          <table:table-cell table:style-name="ce1572" office:value-type="string" calcext:value-type="string">
            <text:p>kardvívás</text:p>
          </table:table-cell>
          <table:table-cell table:style-name="ce1586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Meneth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style-name="ce1514" office:value-type="float" office:value="0" calcext:value-type="float">
            <text:p>0</text:p>
          </table:table-cell>
          <table:table-cell table:style-name="ce1514" table:number-columns-repeated="7"/>
          <table:table-cell table:style-name="ce1572" office:value-type="string" calcext:value-type="string">
            <text:p>kardvív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Predoci egyeneskard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style-name="ce1514" office:value-type="float" office:value="0" calcext:value-type="float">
            <text:p>0</text:p>
          </table:table-cell>
          <table:table-cell table:style-name="ce1514" table:number-columns-repeated="7"/>
          <table:table-cell table:style-name="ce1572" office:value-type="string" calcext:value-type="string">
            <text:p>kardvívás</text:p>
          </table:table-cell>
          <table:table-cell table:style-name="ce1586"/>
          <table:table-cell table:number-columns-repeated="16369"/>
        </table:table-row>
        <table:table-row table:style-name="ro1">
          <table:table-cell/>
          <table:table-cell table:style-name="ce1496" office:value-type="string" calcext:value-type="string">
            <text:p>Sequor 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style-name="ce1514" office:value-type="float" office:value="0" calcext:value-type="float">
            <text:p>0</text:p>
          </table:table-cell>
          <table:table-cell table:style-name="ce1514" table:number-columns-repeated="7"/>
          <table:table-cell table:style-name="ce1572" office:value-type="string" calcext:value-type="string">
            <text:p>kardvívás</text:p>
          </table:table-cell>
          <table:table-cell table:style-name="ce1587" office:value-type="string" calcext:value-type="string">
            <text:p>(KF):</text:p>
          </table:table-cell>
          <table:table-cell table:number-columns-repeated="16369"/>
        </table:table-row>
        <table:table-row table:style-name="ro20">
          <table:table-cell table:style-name="ce1229"/>
          <table:table-cell table:style-name="ce1498" office:value-type="string" calcext:value-type="string">
            <text:p>Tőrkard</text:p>
          </table:table-cell>
          <table:table-cell table:style-name="ce1515" office:value-type="string" calcext:value-type="string">
            <text:p>egykezes</text:p>
          </table:table-cell>
          <table:table-cell table:style-name="ce1515" office:value-type="float" office:value="2" calcext:value-type="float">
            <text:p>2</text:p>
          </table:table-cell>
          <table:table-cell table:style-name="ce1515" office:value-type="string" calcext:value-type="string">
            <text:p>S</text:p>
          </table:table-cell>
          <table:table-cell table:number-columns-repeated="2" table:style-name="ce1515" office:value-type="float" office:value="0" calcext:value-type="float">
            <text:p>0</text:p>
          </table:table-cell>
          <table:table-cell table:style-name="ce1557"/>
          <table:table-cell table:style-name="ce1515" office:value-type="float" office:value="1" calcext:value-type="float">
            <text:p>1</text:p>
          </table:table-cell>
          <table:table-cell table:style-name="ce1515" office:value-type="float" office:value="6" calcext:value-type="float">
            <text:p>6</text:p>
          </table:table-cell>
          <table:table-cell table:number-columns-repeated="2" table:style-name="ce1515" office:value-type="float" office:value="12" calcext:value-type="float">
            <text:p>12</text:p>
          </table:table-cell>
          <table:table-cell table:style-name="ce1515" office:value-type="float" office:value="5" calcext:value-type="float">
            <text:p>5</text:p>
          </table:table-cell>
          <table:table-cell table:style-name="ce1573" office:value-type="string" calcext:value-type="string">
            <text:p>kardvívás</text:p>
          </table:table-cell>
          <table:table-cell table:style-name="ce1584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56" table:number-columns-repeated="241"/>
          <table:table-cell table:number-columns-repeated="16128"/>
        </table:table-row>
        <table:table-row table:style-name="ro2">
          <table:table-cell table:style-name="ce1386" office:value-type="string" calcext:value-type="string">
            <text:p>Pusztító fegyverek</text:p>
          </table:table-cell>
          <table:table-cell table:style-name="ce1491" office:value-type="string" calcext:value-type="string">
            <text:p>Bot, rövid</text:p>
          </table:table-cell>
          <table:table-cell table:style-name="ce1512" office:value-type="string" calcext:value-type="string">
            <text:p>egykezes</text:p>
          </table:table-cell>
          <table:table-cell table:style-name="ce1516" office:value-type="float" office:value="-3" calcext:value-type="float">
            <text:p>-3</text:p>
          </table:table-cell>
          <table:table-cell table:style-name="ce1516" office:value-type="string" calcext:value-type="string">
            <text:p>Z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550"/>
          <table:table-cell table:style-name="ce1513" office:value-type="float" office:value="0.5" calcext:value-type="float">
            <text:p>0.5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float" office:value="9" calcext:value-type="float">
            <text:p>9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float" office:value="5" calcext:value-type="float">
            <text:p>5</text:p>
          </table:table-cell>
          <table:table-cell table:style-name="ce1572" office:value-type="string" calcext:value-type="string">
            <text:p>zúzás</text:p>
          </table:table-cell>
          <table:table-cell table:style-name="ce1582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ot, furkós</text:p>
          </table:table-cell>
          <table:table-cell table:style-name="ce1513" office:value-type="string" calcext:value-type="string">
            <text:p>egykezes</text:p>
          </table:table-cell>
          <table:table-cell table:style-name="ce1517" office:value-type="float" office:value="-1" calcext:value-type="float">
            <text:p>-1</text:p>
          </table:table-cell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7" office:value-type="float" office:value="4" calcext:value-type="float">
            <text:p>4</text:p>
          </table:table-cell>
          <table:table-cell table:style-name="ce1517" office:value-type="float" office:value="10" calcext:value-type="float">
            <text:p>10</text:p>
          </table:table-cell>
          <table:table-cell table:style-name="ce1517" office:value-type="float" office:value="8" calcext:value-type="float">
            <text:p>8</text:p>
          </table:table-cell>
          <table:table-cell table:style-name="ce1517" office:value-type="float" office:value="6" calcext:value-type="float">
            <text:p>6</text:p>
          </table:table-cell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1">
          <table:table-cell/>
          <table:table-cell table:style-name="ce1496" office:value-type="string" calcext:value-type="string">
            <text:p>Buzogány, egykeze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5" calcext:value-type="float">
            <text:p>5</text:p>
          </table:table-cell>
          <table:table-cell table:style-name="ce1536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5"/>
          <table:table-cell table:style-name="ce1512" office:value-type="float" office:value="1" calcext:value-type="float">
            <text:p>1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float" office:value="12" calcext:value-type="float">
            <text:p>12</text:p>
          </table:table-cell>
          <table:table-cell table:style-name="ce1513" office:value-type="float" office:value="8" calcext:value-type="float">
            <text:p>8</text:p>
          </table:table-cell>
          <table:table-cell table:style-name="ce1513" office:value-type="float" office:value="7" calcext:value-type="float">
            <text:p>7</text:p>
          </table:table-cell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4"/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55"/>
          <table:table-cell table:style-name="ce1514" table:number-columns-repeated="5"/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láncos</text:p>
          </table:table-cell>
          <table:table-cell table:style-name="ce1513" office:value-type="string" calcext:value-type="string">
            <text:p>egykezes</text:p>
          </table:table-cell>
          <table:table-cell table:style-name="ce1514"/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14" table:number-columns-repeated="6"/>
          <table:table-cell table:style-name="ce1572" office:value-type="string" calcext:value-type="string">
            <text:p>zúzás</text:p>
          </table:table-cell>
          <table:table-cell table:style-name="ce1586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shadleki</text:p>
          </table:table-cell>
          <table:table-cell table:style-name="ce1513" office:value-type="string" calcext:value-type="string">
            <text:p>??</text:p>
          </table:table-cell>
          <table:table-cell table:style-name="ce1514"/>
          <table:table-cell table:style-name="ce1517" office:value-type="string" calcext:value-type="string">
            <text:p>Z</text:p>
          </table:table-cell>
          <table:table-cell table:style-name="ce1514"/>
          <table:table-cell table:style-name="ce1517" office:value-type="float" office:value="0" calcext:value-type="float">
            <text:p>0</text:p>
          </table:table-cell>
          <table:table-cell table:style-name="ce1514" table:number-columns-repeated="6"/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tollas</text:p>
          </table:table-cell>
          <table:table-cell table:style-name="ce1513" office:value-type="string" calcext:value-type="string">
            <text:p>egykezes</text:p>
          </table:table-cell>
          <table:table-cell table:style-name="ce1514"/>
          <table:table-cell table:style-name="ce1517" office:value-type="string" calcext:value-type="string">
            <text:p>Z</text:p>
          </table:table-cell>
          <table:table-cell table:style-name="ce1514" office:value-type="string" calcext:value-type="string">
            <text:p>!</text:p>
          </table:table-cell>
          <table:table-cell table:style-name="ce1517" office:value-type="float" office:value="0" calcext:value-type="float">
            <text:p>0</text:p>
          </table:table-cell>
          <table:table-cell table:style-name="ce1555"/>
          <table:table-cell table:style-name="ce1514" table:number-columns-repeated="5"/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Buzogány, tüskés</text:p>
          </table:table-cell>
          <table:table-cell table:style-name="ce1513" office:value-type="string" calcext:value-type="string">
            <text:p>egykezes</text:p>
          </table:table-cell>
          <table:table-cell table:style-name="ce1514" table:number-columns-repeated="2"/>
          <table:table-cell table:style-name="ce1514" office:value-type="string" calcext:value-type="string">
            <text:p>!!</text:p>
          </table:table-cell>
          <table:table-cell table:style-name="ce1517" office:value-type="float" office:value="0" calcext:value-type="float">
            <text:p>0</text:p>
          </table:table-cell>
          <table:table-cell table:style-name="ce1514" table:number-columns-repeated="6"/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1">
          <table:table-cell/>
          <table:table-cell table:style-name="ce1496" office:value-type="string" calcext:value-type="string">
            <text:p>Csatabárd, egykezes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37" office:value-type="string" calcext:value-type="string">
            <text:p>V</text:p>
            <text:p>(néha szúrás)</text:p>
          </table:table-cell>
          <table:table-cell table:style-name="ce1513" office:value-type="string" calcext:value-type="string">
            <text:p>??</text:p>
          </table:table-cell>
          <table:table-cell table:style-name="ce1513" office:value-type="float" office:value="0" calcext:value-type="float">
            <text:p>0</text:p>
          </table:table-cell>
          <table:table-cell table:style-name="ce1513"/>
          <table:table-cell table:style-name="ce1513" office:value-type="float" office:value="0.5" calcext:value-type="float">
            <text:p>0.5</text:p>
          </table:table-cell>
          <table:table-cell table:style-name="ce1513" office:value-type="float" office:value="4" calcext:value-type="float">
            <text:p>4</text:p>
          </table:table-cell>
          <table:table-cell table:number-columns-repeated="2" table:style-name="ce1513" office:value-type="float" office:value="8" calcext:value-type="float">
            <text:p>8</text:p>
          </table:table-cell>
          <table:table-cell table:style-name="ce1513" office:value-type="float" office:value="6" calcext:value-type="float">
            <text:p>6</text:p>
          </table:table-cell>
          <table:table-cell table:style-name="ce1572" office:value-type="string" calcext:value-type="string">
            <text:p>zúzás</text:p>
          </table:table-cell>
          <table:table-cell table:style-name="ce1586"/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Csatabárd, kétkezes</text:p>
          </table:table-cell>
          <table:table-cell table:style-name="ce1513" office:value-type="string" calcext:value-type="string">
            <text:p>kétkezes</text:p>
          </table:table-cell>
          <table:table-cell table:style-name="ce1513" office:value-type="float" office:value="8" calcext:value-type="float">
            <text:p>8</text:p>
          </table:table-cell>
          <table:table-cell table:number-columns-repeated="2" table:style-name="ce1513" office:value-type="string" calcext:value-type="string">
            <text:p>??</text:p>
          </table:table-cell>
          <table:table-cell table:style-name="ce1513" office:value-type="float" office:value="0" calcext:value-type="float">
            <text:p>0</text:p>
          </table:table-cell>
          <table:table-cell table:style-name="ce1513"/>
          <table:table-cell table:style-name="ce1513" office:value-type="float" office:value="1.5" calcext:value-type="float">
            <text:p>1.5</text:p>
          </table:table-cell>
          <table:table-cell table:style-name="ce1513" office:value-type="float" office:value="8" calcext:value-type="float">
            <text:p>8</text:p>
          </table:table-cell>
          <table:table-cell table:number-columns-repeated="2" table:style-name="ce1513" office:value-type="float" office:value="16" calcext:value-type="float">
            <text:p>16</text:p>
          </table:table-cell>
          <table:table-cell table:style-name="ce1513"/>
          <table:table-cell table:style-name="ce1572" office:value-type="string" calcext:value-type="string">
            <text:p>zúzás</text:p>
          </table:table-cell>
          <table:table-cell table:style-name="ce1585"/>
          <table:table-cell table:number-columns-repeated="16369"/>
        </table:table-row>
        <table:table-row table:style-name="ro19">
          <table:table-cell/>
          <table:table-cell table:style-name="ce1496" office:value-type="string" calcext:value-type="string">
            <text:p>Csatacsákány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S?</text:p>
          </table:table-cell>
          <table:table-cell table:style-name="ce1513" office:value-type="string" calcext:value-type="string">
            <text:p>10 !</text:p>
          </table:table-cell>
          <table:table-cell table:style-name="ce1513" office:value-type="float" office:value="0" calcext:value-type="float">
            <text:p>0</text:p>
          </table:table-cell>
          <table:table-cell table:style-name="ce1513"/>
          <table:table-cell table:style-name="ce1513" office:value-type="float" office:value="0.5" calcext:value-type="float">
            <text:p>0.5</text:p>
          </table:table-cell>
          <table:table-cell table:style-name="ce1513" office:value-type="float" office:value="4" calcext:value-type="float">
            <text:p>4</text:p>
          </table:table-cell>
          <table:table-cell table:number-columns-repeated="2" table:style-name="ce1513" office:value-type="float" office:value="8" calcext:value-type="float">
            <text:p>8</text:p>
          </table:table-cell>
          <table:table-cell table:style-name="ce1513"/>
          <table:table-cell table:style-name="ce1572" office:value-type="string" calcext:value-type="string">
            <text:p>zúzás</text:p>
          </table:table-cell>
          <table:table-cell table:style-name="ce1585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498" office:value-type="string" calcext:value-type="string">
            <text:p>Harci kalapács</text:p>
          </table:table-cell>
          <table:table-cell table:style-name="ce1515" office:value-type="string" calcext:value-type="string">
            <text:p>??</text:p>
          </table:table-cell>
          <table:table-cell table:style-name="ce1525"/>
          <table:table-cell table:style-name="ce1518" office:value-type="string" calcext:value-type="string">
            <text:p>Z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525" table:number-columns-repeated="6"/>
          <table:table-cell table:style-name="ce1573" office:value-type="string" calcext:value-type="string">
            <text:p>zúzás</text:p>
          </table:table-cell>
          <table:table-cell table:style-name="ce1586"/>
          <table:table-cell table:style-name="ce356" table:number-columns-repeated="241"/>
          <table:table-cell table:number-columns-repeated="16128"/>
        </table:table-row>
        <table:table-row table:style-name="ro2">
          <table:table-cell table:style-name="ce1386" office:value-type="string" calcext:value-type="string">
            <text:p>Lándzsavívó fegyverek</text:p>
          </table:table-cell>
          <table:table-cell table:style-name="ce1499" office:value-type="string" calcext:value-type="string">
            <text:p>Alabárd</text:p>
          </table:table-cell>
          <table:table-cell table:style-name="ce1516" office:value-type="string" calcext:value-type="string">
            <text:p>két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S+Z/V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float" office:value="0" calcext:value-type="float">
            <text:p>0</text:p>
          </table:table-cell>
          <table:table-cell table:style-name="ce1516"/>
          <table:table-cell table:style-name="ce1517" office:value-type="float" office:value="3" calcext:value-type="float">
            <text:p>3</text:p>
          </table:table-cell>
          <table:table-cell table:style-name="ce1516" office:value-type="float" office:value="12" calcext:value-type="float">
            <text:p>12</text:p>
          </table:table-cell>
          <table:table-cell table:number-columns-repeated="2" table:style-name="ce1516" office:value-type="float" office:value="28" calcext:value-type="float">
            <text:p>28</text:p>
          </table:table-cell>
          <table:table-cell table:style-name="ce1516" office:value-type="float" office:value="8" calcext:value-type="float">
            <text:p>8</text:p>
          </table:table-cell>
          <table:table-cell table:style-name="ce1574" office:value-type="string" calcext:value-type="string">
            <text:p>lándzsavívás</text:p>
          </table:table-cell>
          <table:table-cell table:style-name="ce1588" office:value-type="string" calcext:value-type="string">
            <text:p>Talán a legjobb a páncélok ellen</text:p>
          </table:table-cell>
          <table:table-cell table:style-name="ce587" table:number-columns-repeated="241"/>
          <table:table-cell table:number-columns-repeated="16128"/>
        </table:table-row>
        <table:table-row table:style-name="ro1">
          <table:table-cell table:style-name="ce1387"/>
          <table:table-cell table:style-name="ce1500" office:value-type="string" calcext:value-type="string">
            <text:p>Bot, hosszú</text:p>
          </table:table-cell>
          <table:table-cell table:style-name="ce1517" office:value-type="string" calcext:value-type="string">
            <text:p>kétkezes</text:p>
          </table:table-cell>
          <table:table-cell table:style-name="ce1526" office:value-type="float" office:value="1" calcext:value-type="float">
            <text:p>1</text:p>
          </table:table-cell>
          <table:table-cell table:style-name="ce1517" office:value-type="string" calcext:value-type="string">
            <text:p>Z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17"/>
          <table:table-cell table:style-name="ce1513" office:value-type="float" office:value="2" calcext:value-type="float">
            <text:p>2</text:p>
          </table:table-cell>
          <table:table-cell table:style-name="ce1517" office:value-type="float" office:value="14" calcext:value-type="float">
            <text:p>14</text:p>
          </table:table-cell>
          <table:table-cell table:style-name="ce1517" office:value-type="float" office:value="16" calcext:value-type="float">
            <text:p>16</text:p>
          </table:table-cell>
          <table:table-cell table:style-name="ce1517" office:value-type="float" office:value="24" calcext:value-type="float">
            <text:p>24</text:p>
          </table:table-cell>
          <table:table-cell table:style-name="ce1517" office:value-type="float" office:value="6" calcext:value-type="float">
            <text:p>6</text:p>
          </table:table-cell>
          <table:table-cell table:style-name="ce1574" office:value-type="string" calcext:value-type="string">
            <text:p>lándzsavívás</text:p>
          </table:table-cell>
          <table:table-cell table:style-name="ce587" table:number-columns-repeated="242"/>
          <table:table-cell table:number-columns-repeated="16128"/>
        </table:table-row>
        <table:table-row table:style-name="ro21">
          <table:table-cell table:style-name="ce1387"/>
          <table:table-cell table:style-name="ce1500" office:value-type="string" calcext:value-type="string">
            <text:p>Lándzsa</text:p>
          </table:table-cell>
          <table:table-cell table:style-name="ce1517" office:value-type="string" calcext:value-type="string">
            <text:p>kétkezes</text:p>
          </table:table-cell>
          <table:table-cell table:style-name="ce1527" office:value-type="float" office:value="2" calcext:value-type="float">
            <text:p>2</text:p>
          </table:table-cell>
          <table:table-cell table:style-name="ce1517" office:value-type="string" calcext:value-type="string">
            <text:p>S</text:p>
          </table:table-cell>
          <table:table-cell table:style-name="ce1517" office:value-type="string" calcext:value-type="string">
            <text:p>4/0</text:p>
          </table:table-cell>
          <table:table-cell table:style-name="ce1517" office:value-type="float" office:value="0" calcext:value-type="float">
            <text:p>0</text:p>
          </table:table-cell>
          <table:table-cell table:style-name="ce1517"/>
          <table:table-cell table:style-name="ce1513" office:value-type="float" office:value="2" calcext:value-type="float">
            <text:p>2</text:p>
          </table:table-cell>
          <table:table-cell table:style-name="ce1517" office:value-type="float" office:value="14" calcext:value-type="float">
            <text:p>14</text:p>
          </table:table-cell>
          <table:table-cell table:number-columns-repeated="2" table:style-name="ce1517" office:value-type="float" office:value="32" calcext:value-type="float">
            <text:p>32</text:p>
          </table:table-cell>
          <table:table-cell table:style-name="ce1517" office:value-type="float" office:value="6" calcext:value-type="float">
            <text:p>6</text:p>
          </table:table-cell>
          <table:table-cell table:style-name="ce1574" office:value-type="string" calcext:value-type="string">
            <text:p>lándzsavívás</text:p>
          </table:table-cell>
          <table:table-cell table:style-name="ce1589" office:value-type="string" calcext:value-type="string">
            <text:p>Keskeny: +2</text:p>
            <text:p>Széles hegyű: +2</text:p>
          </table:table-cell>
          <table:table-cell table:style-name="ce587" table:number-columns-repeated="241"/>
          <table:table-cell table:number-columns-repeated="16128"/>
        </table:table-row>
        <table:table-row table:style-name="ro21">
          <table:table-cell table:style-name="ce1387"/>
          <table:table-cell table:style-name="ce1500" office:value-type="string" calcext:value-type="string">
            <text:p>Pika</text:p>
          </table:table-cell>
          <table:table-cell table:style-name="ce1517" office:value-type="string" calcext:value-type="string">
            <text:p>kétkezes</text:p>
          </table:table-cell>
          <table:table-cell table:style-name="ce1527" office:value-type="float" office:value="2" calcext:value-type="float">
            <text:p>2</text:p>
          </table:table-cell>
          <table:table-cell table:style-name="ce1517" office:value-type="string" calcext:value-type="string">
            <text:p>S</text:p>
          </table:table-cell>
          <table:table-cell table:style-name="ce1517" office:value-type="string" calcext:value-type="string">
            <text:p>4/0</text:p>
          </table:table-cell>
          <table:table-cell table:style-name="ce1517" office:value-type="float" office:value="0" calcext:value-type="float">
            <text:p>0</text:p>
          </table:table-cell>
          <table:table-cell table:style-name="ce1517"/>
          <table:table-cell table:style-name="ce1517" office:value-type="float" office:value="4" calcext:value-type="float">
            <text:p>4</text:p>
          </table:table-cell>
          <table:table-cell table:style-name="ce1517" office:value-type="float" office:value="18" calcext:value-type="float">
            <text:p>18</text:p>
          </table:table-cell>
          <table:table-cell table:number-columns-repeated="2" table:style-name="ce1517" office:value-type="float" office:value="40" calcext:value-type="float">
            <text:p>40</text:p>
          </table:table-cell>
          <table:table-cell table:style-name="ce1517" office:value-type="float" office:value="9" calcext:value-type="float">
            <text:p>9</text:p>
          </table:table-cell>
          <table:table-cell table:style-name="ce1574" office:value-type="string" calcext:value-type="string">
            <text:p>lándzsavívás</text:p>
          </table:table-cell>
          <table:table-cell table:style-name="ce1589" office:value-type="string" calcext:value-type="string">
            <text:p>Keskeny: +2</text:p>
            <text:p>Széles hegyű: +2</text:p>
          </table:table-cell>
          <table:table-cell table:style-name="ce587" table:number-columns-repeated="241"/>
          <table:table-cell table:number-columns-repeated="16128"/>
        </table:table-row>
        <table:table-row table:style-name="ro2">
          <table:table-cell table:style-name="ce1387"/>
          <table:table-cell table:style-name="ce1500" office:value-type="string" calcext:value-type="string">
            <text:p>Szigony, egykezes</text:p>
          </table:table-cell>
          <table:table-cell table:style-name="ce1517" office:value-type="string" calcext:value-type="string">
            <text:p>egykezes</text:p>
          </table:table-cell>
          <table:table-cell table:style-name="ce1517" office:value-type="float" office:value="2" calcext:value-type="float">
            <text:p>2</text:p>
          </table:table-cell>
          <table:table-cell table:style-name="ce1517" office:value-type="string" calcext:value-type="string">
            <text:p>S</text:p>
          </table:table-cell>
          <table:table-cell table:number-columns-repeated="2" table:style-name="ce1517" office:value-type="float" office:value="0" calcext:value-type="float">
            <text:p>0</text:p>
          </table:table-cell>
          <table:table-cell table:style-name="ce1517"/>
          <table:table-cell table:style-name="ce1513" office:value-type="float" office:value="2" calcext:value-type="float">
            <text:p>2</text:p>
          </table:table-cell>
          <table:table-cell table:style-name="ce1517" office:value-type="float" office:value="5" calcext:value-type="float">
            <text:p>5</text:p>
          </table:table-cell>
          <table:table-cell table:style-name="ce1517" office:value-type="float" office:value="10" calcext:value-type="float">
            <text:p>10</text:p>
          </table:table-cell>
          <table:table-cell table:style-name="ce1517" office:value-type="float" office:value="14" calcext:value-type="float">
            <text:p>14</text:p>
          </table:table-cell>
          <table:table-cell table:style-name="ce1517" office:value-type="float" office:value="7" calcext:value-type="float">
            <text:p>7</text:p>
          </table:table-cell>
          <table:table-cell table:style-name="ce1574" office:value-type="string" calcext:value-type="string">
            <text:p>lándzsavívás</text:p>
          </table:table-cell>
          <table:table-cell table:style-name="ce587" table:number-columns-repeated="242"/>
          <table:table-cell table:number-columns-repeated="16128"/>
        </table:table-row>
        <table:table-row table:style-name="ro2">
          <table:table-cell table:style-name="ce1409"/>
          <table:table-cell table:style-name="ce1501" office:value-type="string" calcext:value-type="string">
            <text:p>Szigony, kétkezes</text:p>
          </table:table-cell>
          <table:table-cell table:style-name="ce1518" office:value-type="string" calcext:value-type="string">
            <text:p>kétkezes</text:p>
          </table:table-cell>
          <table:table-cell table:style-name="ce1518" office:value-type="float" office:value="4" calcext:value-type="float">
            <text:p>4</text:p>
          </table:table-cell>
          <table:table-cell table:style-name="ce1518" office:value-type="string" calcext:value-type="string">
            <text:p>S</text:p>
          </table:table-cell>
          <table:table-cell table:style-name="ce1518" office:value-type="float" office:value="2" calcext:value-type="float">
            <text:p>2</text:p>
          </table:table-cell>
          <table:table-cell table:style-name="ce1518" office:value-type="float" office:value="0" calcext:value-type="float">
            <text:p>0</text:p>
          </table:table-cell>
          <table:table-cell table:style-name="ce1518"/>
          <table:table-cell table:style-name="ce1518" office:value-type="float" office:value="3" calcext:value-type="float">
            <text:p>3</text:p>
          </table:table-cell>
          <table:table-cell table:style-name="ce1518" office:value-type="float" office:value="10" calcext:value-type="float">
            <text:p>10</text:p>
          </table:table-cell>
          <table:table-cell table:style-name="ce1518" office:value-type="float" office:value="22" calcext:value-type="float">
            <text:p>22</text:p>
          </table:table-cell>
          <table:table-cell table:style-name="ce1518" office:value-type="float" office:value="26" calcext:value-type="float">
            <text:p>26</text:p>
          </table:table-cell>
          <table:table-cell table:style-name="ce1518" office:value-type="float" office:value="8" calcext:value-type="float">
            <text:p>8</text:p>
          </table:table-cell>
          <table:table-cell table:style-name="ce1575" office:value-type="string" calcext:value-type="string">
            <text:p>lándzsavívás</text:p>
          </table:table-cell>
          <table:table-cell table:style-name="ce159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78"/>
          <table:table-cell table:number-columns-repeated="16370"/>
        </table:table-row>
        <table:table-row table:style-name="ro2">
          <table:table-cell table:style-name="ce1487"/>
          <table:table-cell table:style-name="ce1502" office:value-type="string" calcext:value-type="string">
            <text:p>Fegyver</text:p>
          </table:table-cell>
          <table:table-cell table:style-name="ce1519" office:value-type="string" calcext:value-type="string">
            <text:p>Forgatás módja</text:p>
          </table:table-cell>
          <table:table-cell table:style-name="ce1502" office:value-type="string" calcext:value-type="string">
            <text:p>SP</text:p>
          </table:table-cell>
          <table:table-cell table:style-name="ce1519" office:value-type="string" calcext:value-type="string">
            <text:p>Sebzés módja</text:p>
          </table:table-cell>
          <table:table-cell table:style-name="ce1502" office:value-type="string" calcext:value-type="string">
            <text:p>Átütés</text:p>
          </table:table-cell>
          <table:table-cell table:style-name="ce1502" table:number-columns-repeated="2"/>
          <table:table-cell table:style-name="ce1502" office:value-type="string" calcext:value-type="string">
            <text:p>Hatótáv</text:p>
          </table:table-cell>
          <table:table-cell table:style-name="ce1502" office:value-type="string" calcext:value-type="string">
            <text:p>KÉ</text:p>
          </table:table-cell>
          <table:table-cell table:style-name="ce1502" office:value-type="string" calcext:value-type="string">
            <text:p>CÉ</text:p>
          </table:table-cell>
          <table:table-cell table:style-name="ce1502" office:value-type="string" calcext:value-type="string">
            <text:p>Osztó</text:p>
          </table:table-cell>
          <table:table-cell table:style-name="ce1502" office:value-type="string" calcext:value-type="string">
            <text:p>Sebesség</text:p>
          </table:table-cell>
          <table:table-cell table:style-name="ce1502" office:value-type="string" calcext:value-type="string">
            <text:p>Harcmodor</text:p>
          </table:table-cell>
          <table:table-cell table:style-name="ce1502" table:number-columns-repeated="242"/>
          <table:table-cell table:number-columns-repeated="16128"/>
        </table:table-row>
        <table:table-row table:style-name="ro2">
          <table:table-cell table:style-name="ce1386" office:value-type="string" calcext:value-type="string">
            <text:p>Szál-hajítófegyverek</text:p>
          </table:table-cell>
          <table:table-cell table:style-name="ce1503" office:value-type="string" calcext:value-type="string">
            <text:p><text:s/>__</text:p>
          </table:table-cell>
          <table:table-cell table:number-columns-repeated="2" table:style-name="ce1520" office:value-type="string" calcext:value-type="string">
            <text:p>x</text:p>
          </table:table-cell>
          <table:table-cell table:number-columns-repeated="2" table:style-name="ce1503" office:value-type="string" calcext:value-type="string">
            <text:p>x</text:p>
          </table:table-cell>
          <table:table-cell table:style-name="ce1503" table:number-columns-repeated="3"/>
          <table:table-cell table:number-columns-repeated="3" table:style-name="ce1503" office:value-type="string" calcext:value-type="string">
            <text:p>x</text:p>
          </table:table-cell>
          <table:table-cell table:style-name="ce1521" office:value-type="string" calcext:value-type="string">
            <text:p>x</text:p>
          </table:table-cell>
          <table:table-cell table:style-name="ce1576" office:value-type="string" calcext:value-type="string">
            <text:p>x</text:p>
          </table:table-cell>
          <table:table-cell/>
          <table:table-cell table:style-name="ce1599" table:number-columns-repeated="241"/>
          <table:table-cell table:number-columns-repeated="16128"/>
        </table:table-row>
        <table:table-row table:style-name="ro2">
          <table:table-cell/>
          <table:table-cell table:style-name="ce1504" office:value-type="string" calcext:value-type="string">
            <text:p>Könnyű kopja</text:p>
          </table:table-cell>
          <table:table-cell table:style-name="ce1521" office:value-type="string" calcext:value-type="string">
            <text:p>kétkezes</text:p>
          </table:table-cell>
          <table:table-cell table:style-name="ce1528"/>
          <table:table-cell table:style-name="ce1529" table:number-columns-repeated="2"/>
          <table:table-cell table:style-name="ce1544"/>
          <table:table-cell table:style-name="ce1503"/>
          <table:table-cell table:style-name="ce1544" office:value-type="string" calcext:value-type="string">
            <text:p>60m</text:p>
          </table:table-cell>
          <table:table-cell table:style-name="ce1529" table:number-columns-repeated="2"/>
          <table:table-cell table:style-name="ce1504" office:value-type="float" office:value="1" calcext:value-type="float">
            <text:p>1</text:p>
          </table:table-cell>
          <table:table-cell table:style-name="ce1563" office:value-type="float" office:value="9" calcext:value-type="float">
            <text:p>9</text:p>
          </table:table-cell>
          <table:table-cell table:style-name="ce1572" office:value-type="string" calcext:value-type="string">
            <text:p>hajítás</text:p>
          </table:table-cell>
          <table:table-cell table:style-name="ce1591" office:value-type="string" calcext:value-type="string">
            <text:p>Követelmény: Erő +3</text:p>
          </table:table-cell>
          <table:table-cell table:style-name="ce1598" table:number-columns-repeated="241"/>
          <table:table-cell table:number-columns-repeated="16128"/>
        </table:table-row>
        <table:table-row table:style-name="ro2">
          <table:table-cell/>
          <table:table-cell table:style-name="ce1504" office:value-type="string" calcext:value-type="string">
            <text:p>Lándzsa</text:p>
          </table:table-cell>
          <table:table-cell table:style-name="ce1506" office:value-type="string" calcext:value-type="string">
            <text:p>egykezes</text:p>
          </table:table-cell>
          <table:table-cell table:style-name="ce1529" table:number-columns-repeated="3"/>
          <table:table-cell table:style-name="ce1544"/>
          <table:table-cell table:style-name="ce1503"/>
          <table:table-cell table:style-name="ce1544" office:value-type="string" calcext:value-type="string">
            <text:p>60m</text:p>
          </table:table-cell>
          <table:table-cell table:style-name="ce1529" table:number-columns-repeated="2"/>
          <table:table-cell table:style-name="ce1504" office:value-type="float" office:value="1" calcext:value-type="float">
            <text:p>1</text:p>
          </table:table-cell>
          <table:table-cell table:style-name="ce1565" office:value-type="float" office:value="8" calcext:value-type="float">
            <text:p>8</text:p>
          </table:table-cell>
          <table:table-cell table:style-name="ce1572" office:value-type="string" calcext:value-type="string">
            <text:p>hajítás</text:p>
          </table:table-cell>
          <table:table-cell table:style-name="ce1592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6">
          <table:table-cell table:style-name="ce1229"/>
          <table:table-cell table:style-name="ce1505" office:value-type="string" calcext:value-type="string">
            <text:p>Dárda, hajító</text:p>
          </table:table-cell>
          <table:table-cell table:style-name="ce1505" office:value-type="string" calcext:value-type="string">
            <text:p>egykezes</text:p>
          </table:table-cell>
          <table:table-cell table:style-name="ce1530" table:number-columns-repeated="3"/>
          <table:table-cell table:style-name="ce1545"/>
          <table:table-cell table:style-name="ce1533"/>
          <table:table-cell table:style-name="ce1545" office:value-type="string" calcext:value-type="string">
            <text:p>60m</text:p>
          </table:table-cell>
          <table:table-cell table:style-name="ce1530" table:number-columns-repeated="2"/>
          <table:table-cell table:style-name="ce1562" office:value-type="float" office:value="2" calcext:value-type="float">
            <text:p>2</text:p>
          </table:table-cell>
          <table:table-cell table:style-name="ce1566" office:value-type="float" office:value="7" calcext:value-type="float">
            <text:p>7</text:p>
          </table:table-cell>
          <table:table-cell table:style-name="ce1573" office:value-type="string" calcext:value-type="string">
            <text:p>hajítás</text:p>
          </table:table-cell>
          <table:table-cell table:style-name="ce1593" office:value-type="string" calcext:value-type="string">
            <text:p>Követelmény: Erő +0</text:p>
          </table:table-cell>
          <table:table-cell table:style-name="ce1593"/>
          <table:table-cell table:style-name="ce356" table:number-columns-repeated="240"/>
          <table:table-cell table:number-columns-repeated="16128"/>
        </table:table-row>
        <table:table-row table:style-name="ro2">
          <table:table-cell table:style-name="ce1386" office:value-type="string" calcext:value-type="string">
            <text:p>Hajítófegyverek</text:p>
          </table:table-cell>
          <table:table-cell table:style-name="ce1506" office:value-type="string" calcext:value-type="string">
            <text:p>Bola</text:p>
          </table:table-cell>
          <table:table-cell table:style-name="ce1506" office:value-type="string" calcext:value-type="string">
            <text:p>egykezes</text:p>
          </table:table-cell>
          <table:table-cell table:number-columns-repeated="2" table:style-name="ce1531" office:value-type="string" calcext:value-type="string">
            <text:p>-</text:p>
          </table:table-cell>
          <table:table-cell table:style-name="ce1531" office:value-type="float" office:value="0" calcext:value-type="float">
            <text:p>0</text:p>
          </table:table-cell>
          <table:table-cell table:style-name="ce1531"/>
          <table:table-cell table:style-name="ce1503"/>
          <table:table-cell table:style-name="ce1531" office:value-type="string" calcext:value-type="string">
            <text:p>20m</text:p>
          </table:table-cell>
          <table:table-cell table:style-name="ce1522"/>
          <table:table-cell table:style-name="ce1531" office:value-type="float" office:value="2" calcext:value-type="float">
            <text:p>2</text:p>
          </table:table-cell>
          <table:table-cell table:style-name="ce1506" office:value-type="float" office:value="1" calcext:value-type="float">
            <text:p>1</text:p>
          </table:table-cell>
          <table:table-cell table:style-name="ce1567" office:value-type="float" office:value="10" calcext:value-type="float">
            <text:p>10</text:p>
          </table:table-cell>
          <table:table-cell table:style-name="ce1572" office:value-type="string" calcext:value-type="string">
            <text:p>hajítás</text:p>
          </table:table-cell>
          <table:table-cell table:style-name="ce1591"/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Hajítóbárd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2" calcext:value-type="float">
            <text:p>2</text:p>
          </table:table-cell>
          <table:table-cell table:style-name="ce1532" office:value-type="string" calcext:value-type="string">
            <text:p>Z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20m</text:p>
          </table:table-cell>
          <table:table-cell table:style-name="ce1542"/>
          <table:table-cell table:style-name="ce1532" office:value-type="float" office:value="4" calcext:value-type="float">
            <text:p>4</text:p>
          </table:table-cell>
          <table:table-cell table:style-name="ce1507" office:value-type="float" office:value="2" calcext:value-type="float">
            <text:p>2</text:p>
          </table:table-cell>
          <table:table-cell table:style-name="ce1568" office:value-type="float" office:value="6" calcext:value-type="float">
            <text:p>6</text:p>
          </table:table-cell>
          <table:table-cell table:style-name="ce1572" office:value-type="string" calcext:value-type="string">
            <text:p>hajítás</text:p>
          </table:table-cell>
          <table:table-cell table:style-name="ce159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383"/>
          <table:table-cell table:style-name="ce1508" office:value-type="string" calcext:value-type="string">
            <text:p>Hajítótőr</text:p>
          </table:table-cell>
          <table:table-cell table:style-name="ce1508" office:value-type="string" calcext:value-type="string">
            <text:p>egykezes</text:p>
          </table:table-cell>
          <table:table-cell table:style-name="ce1508" office:value-type="float" office:value="0" calcext:value-type="float">
            <text:p>0</text:p>
          </table:table-cell>
          <table:table-cell table:style-name="ce1538" office:value-type="string" calcext:value-type="string">
            <text:p>S</text:p>
          </table:table-cell>
          <table:table-cell table:style-name="ce1538" office:value-type="float" office:value="0" calcext:value-type="float">
            <text:p>0</text:p>
          </table:table-cell>
          <table:table-cell table:style-name="ce1538"/>
          <table:table-cell table:style-name="ce1558"/>
          <table:table-cell table:style-name="ce1538" office:value-type="string" calcext:value-type="string">
            <text:p>15m</text:p>
          </table:table-cell>
          <table:table-cell table:style-name="ce1538" office:value-type="float" office:value="12" calcext:value-type="float">
            <text:p>12</text:p>
          </table:table-cell>
          <table:table-cell table:style-name="ce1538" office:value-type="float" office:value="4" calcext:value-type="float">
            <text:p>4</text:p>
          </table:table-cell>
          <table:table-cell table:style-name="ce1508" office:value-type="float" office:value="2" calcext:value-type="float">
            <text:p>2</text:p>
          </table:table-cell>
          <table:table-cell table:style-name="ce1569" office:value-type="float" office:value="5" calcext:value-type="float">
            <text:p>5</text:p>
          </table:table-cell>
          <table:table-cell table:style-name="ce1577" office:value-type="string" calcext:value-type="string">
            <text:p>hajítás</text:p>
          </table:table-cell>
          <table:table-cell table:style-name="ce1594" office:value-type="string" calcext:value-type="string">
            <text:p><text:span text:style-name="T8">Automatikusan jár rá a</text:span></text:p>
            <text:p><text:span text:style-name="T8">Közeli lövés fortélynál leírt +10CÉ bónusz</text:span></text:p>
            <text:p><text:span text:style-name="T8">Ha a célpont Cellaszáma 1.</text:span></text:p>
            <text:p><text:span text:style-name="T8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kő, alma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-10" calcext:value-type="float">
            <text:p>-10</text:p>
          </table:table-cell>
          <table:table-cell table:style-name="ce1532" office:value-type="string" calcext:value-type="string">
            <text:p>Z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20m</text:p>
          </table:table-cell>
          <table:table-cell table:style-name="ce1532" office:value-type="float" office:value="8" calcext:value-type="float">
            <text:p>8</text:p>
          </table:table-cell>
          <table:table-cell table:style-name="ce1532" office:value-type="float" office:value="0" calcext:value-type="float">
            <text:p>0</text:p>
          </table:table-cell>
          <table:table-cell table:style-name="ce1507" office:value-type="float" office:value="1" calcext:value-type="float">
            <text:p>1</text:p>
          </table:table-cell>
          <table:table-cell table:style-name="ce1568" office:value-type="float" office:value="5" calcext:value-type="float">
            <text:p>5</text:p>
          </table:table-cell>
          <table:table-cell table:style-name="ce1572" office:value-type="string" calcext:value-type="string">
            <text:p>hajítás</text:p>
          </table:table-cell>
          <table:table-cell table:style-name="ce159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Parittya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 office:value-type="string" calcext:value-type="string">
            <text:p>Z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70m</text:p>
          </table:table-cell>
          <table:table-cell table:number-columns-repeated="2" table:style-name="ce1532" office:value-type="float" office:value="4" calcext:value-type="float">
            <text:p>4</text:p>
          </table:table-cell>
          <table:table-cell table:style-name="ce1507" office:value-type="float" office:value="2" calcext:value-type="float">
            <text:p>2</text:p>
          </table:table-cell>
          <table:table-cell table:style-name="ce1568" office:value-type="float" office:value="9" calcext:value-type="float">
            <text:p>9</text:p>
          </table:table-cell>
          <table:table-cell table:style-name="ce1572" office:value-type="string" calcext:value-type="string">
            <text:p>hajítás</text:p>
          </table:table-cell>
          <table:table-cell table:style-name="ce159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Ramiera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 office:value-type="string" calcext:value-type="string">
            <text:p>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10m</text:p>
          </table:table-cell>
          <table:table-cell table:style-name="ce1542"/>
          <table:table-cell table:style-name="ce1532" office:value-type="float" office:value="1" calcext:value-type="float">
            <text:p>1</text:p>
          </table:table-cell>
          <table:table-cell table:style-name="ce1507" office:value-type="float" office:value="1" calcext:value-type="float">
            <text:p>1</text:p>
          </table:table-cell>
          <table:table-cell table:style-name="ce1568" office:value-type="float" office:value="6" calcext:value-type="float">
            <text:p>6</text:p>
          </table:table-cell>
          <table:table-cell table:style-name="ce1572" office:value-type="string" calcext:value-type="string">
            <text:p>hajítás</text:p>
          </table:table-cell>
          <table:table-cell table:style-name="ce1592"/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Slan csillag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float" office:value="-5" calcext:value-type="float">
            <text:p>-5</text:p>
          </table:table-cell>
          <table:table-cell table:style-name="ce1532" office:value-type="string" calcext:value-type="string">
            <text:p>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15m</text:p>
          </table:table-cell>
          <table:table-cell table:style-name="ce1542"/>
          <table:table-cell table:style-name="ce1532" office:value-type="float" office:value="3" calcext:value-type="float">
            <text:p>3</text:p>
          </table:table-cell>
          <table:table-cell table:style-name="ce1507" office:value-type="float" office:value="1" calcext:value-type="float">
            <text:p>1</text:p>
          </table:table-cell>
          <table:table-cell table:style-name="ce1568" office:value-type="float" office:value="4" calcext:value-type="float">
            <text:p>4</text:p>
          </table:table-cell>
          <table:table-cell table:style-name="ce1572" office:value-type="string" calcext:value-type="string">
            <text:p>hajítás</text:p>
          </table:table-cell>
          <table:table-cell table:style-name="ce1595"/>
          <table:table-cell table:number-columns-repeated="16369"/>
        </table:table-row>
        <table:table-row table:style-name="ro2">
          <table:table-cell table:style-name="ce1229"/>
          <table:table-cell table:style-name="ce1509" office:value-type="string" calcext:value-type="string">
            <text:p>Tőr</text:p>
          </table:table-cell>
          <table:table-cell table:style-name="ce1509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table:number-columns-repeated="2"/>
          <table:table-cell table:style-name="ce1533" office:value-type="string" calcext:value-type="string">
            <text:p>10m</text:p>
          </table:table-cell>
          <table:table-cell table:style-name="ce1560"/>
          <table:table-cell table:style-name="ce1533" office:value-type="float" office:value="2" calcext:value-type="float">
            <text:p>2</text:p>
          </table:table-cell>
          <table:table-cell table:style-name="ce1509" office:value-type="float" office:value="2" calcext:value-type="float">
            <text:p>2</text:p>
          </table:table-cell>
          <table:table-cell table:style-name="ce1570" office:value-type="float" office:value="6" calcext:value-type="float">
            <text:p>6</text:p>
          </table:table-cell>
          <table:table-cell table:style-name="ce1573" office:value-type="string" calcext:value-type="string">
            <text:p>hajítás</text:p>
          </table:table-cell>
          <table:table-cell table:style-name="ce356" table:number-columns-repeated="242"/>
          <table:table-cell table:number-columns-repeated="16128"/>
        </table:table-row>
        <table:table-row table:style-name="ro2">
          <table:table-cell table:style-name="ce1386" office:value-type="string" calcext:value-type="string">
            <text:p>Egyéb hajítófegyverek</text:p>
          </table:table-cell>
          <table:table-cell table:style-name="ce1506" office:value-type="string" calcext:value-type="string">
            <text:p>Dobóháló</text:p>
          </table:table-cell>
          <table:table-cell table:style-name="ce1522"/>
          <table:table-cell table:number-columns-repeated="2" table:style-name="ce1531" office:value-type="string" calcext:value-type="string">
            <text:p>-</text:p>
          </table:table-cell>
          <table:table-cell table:style-name="ce1531" office:value-type="float" office:value="0" calcext:value-type="float">
            <text:p>0</text:p>
          </table:table-cell>
          <table:table-cell table:style-name="ce1531"/>
          <table:table-cell table:style-name="ce1503"/>
          <table:table-cell table:style-name="ce1531" office:value-type="string" calcext:value-type="string">
            <text:p>4m</text:p>
          </table:table-cell>
          <table:table-cell table:style-name="ce1522"/>
          <table:table-cell table:style-name="ce1531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567" office:value-type="float" office:value="10" calcext:value-type="float">
            <text:p>10</text:p>
          </table:table-cell>
          <table:table-cell table:style-name="ce1572" office:value-type="string" calcext:value-type="string">
            <text:p>hajítás</text:p>
          </table:table-cell>
          <table:table-cell table:style-name="ce1591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Köpeny</text:p>
          </table:table-cell>
          <table:table-cell table:style-name="ce1507" office:value-type="string" calcext:value-type="string">
            <text:p>egykezes</text:p>
          </table:table-cell>
          <table:table-cell table:number-columns-repeated="2" table:style-name="ce1532" office:value-type="string" calcext:value-type="string">
            <text:p>-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4m</text:p>
          </table:table-cell>
          <table:table-cell table:style-name="ce1542"/>
          <table:table-cell table:style-name="ce1532" office:value-type="float" office:value="0" calcext:value-type="float">
            <text:p>0</text:p>
          </table:table-cell>
          <table:table-cell table:style-name="ce1507" office:value-type="float" office:value="1" calcext:value-type="float">
            <text:p>1</text:p>
          </table:table-cell>
          <table:table-cell table:style-name="ce1571"/>
          <table:table-cell table:style-name="ce1572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1229"/>
          <table:table-cell table:style-name="ce1509" office:value-type="string" calcext:value-type="string">
            <text:p>Lasszó</text:p>
          </table:table-cell>
          <table:table-cell table:style-name="ce1509" office:value-type="string" calcext:value-type="string">
            <text:p>egykezes</text:p>
          </table:table-cell>
          <table:table-cell table:number-columns-repeated="2" table:style-name="ce1533" office:value-type="string" calcext:value-type="string">
            <text:p>-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table:number-columns-repeated="2"/>
          <table:table-cell table:style-name="ce1533" office:value-type="string" calcext:value-type="string">
            <text:p>10m</text:p>
          </table:table-cell>
          <table:table-cell table:style-name="ce1560"/>
          <table:table-cell table:style-name="ce1533" office:value-type="float" office:value="0" calcext:value-type="float">
            <text:p>0</text:p>
          </table:table-cell>
          <table:table-cell table:style-name="ce1509" office:value-type="float" office:value="1" calcext:value-type="float">
            <text:p>1</text:p>
          </table:table-cell>
          <table:table-cell table:style-name="ce1570" office:value-type="float" office:value="9" calcext:value-type="float">
            <text:p>9</text:p>
          </table:table-cell>
          <table:table-cell table:style-name="ce1573" office:value-type="string" calcext:value-type="string">
            <text:p>hajítás</text:p>
          </table:table-cell>
          <table:table-cell table:style-name="ce1591" office:value-type="string" calcext:value-type="string">
            <text:p>Sebesülés az esés következtében lehet.</text:p>
          </table:table-cell>
          <table:table-cell table:style-name="ce356" table:number-columns-repeated="241"/>
          <table:table-cell table:number-columns-repeated="16128"/>
        </table:table-row>
        <table:table-row table:style-name="ro14">
          <table:table-cell table:style-name="ce1386" office:value-type="string" calcext:value-type="string">
            <text:p>Íjász lőfegyverek</text:p>
          </table:table-cell>
          <table:table-cell table:style-name="ce1506" office:value-type="string" calcext:value-type="string">
            <text:p>Rövid íj</text:p>
          </table:table-cell>
          <table:table-cell table:style-name="ce1506" office:value-type="string" calcext:value-type="string">
            <text:p>kétkezes</text:p>
          </table:table-cell>
          <table:table-cell table:style-name="ce1531" office:value-type="float" office:value="1" calcext:value-type="float">
            <text:p>1</text:p>
          </table:table-cell>
          <table:table-cell table:style-name="ce1531" office:value-type="string" calcext:value-type="string">
            <text:p>S</text:p>
          </table:table-cell>
          <table:table-cell table:style-name="ce1541" office:value-type="float" office:value="0" calcext:value-type="float">
            <text:p>0</text:p>
          </table:table-cell>
          <table:table-cell table:style-name="ce1541"/>
          <table:table-cell table:style-name="ce1503"/>
          <table:table-cell table:style-name="ce1531"/>
          <table:table-cell table:style-name="ce1522"/>
          <table:table-cell table:style-name="ce1531" office:value-type="float" office:value="10" calcext:value-type="float">
            <text:p>10</text:p>
          </table:table-cell>
          <table:table-cell table:style-name="ce1506" office:value-type="float" office:value="2" calcext:value-type="float">
            <text:p>2</text:p>
          </table:table-cell>
          <table:table-cell table:style-name="ce1567" office:value-type="float" office:value="5" calcext:value-type="float">
            <text:p>5</text:p>
          </table:table-cell>
          <table:table-cell table:style-name="ce1572" office:value-type="string" calcext:value-type="string">
            <text:p>íjászat</text:p>
          </table:table-cell>
          <table:table-cell table:style-name="ce159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Hosszú íj</text:p>
          </table:table-cell>
          <table:table-cell table:style-name="ce1507" office:value-type="string" calcext:value-type="string">
            <text:p>kétkezes</text:p>
          </table:table-cell>
          <table:table-cell table:style-name="ce1532" office:value-type="float" office:value="3" calcext:value-type="float">
            <text:p>3</text:p>
          </table:table-cell>
          <table:table-cell table:style-name="ce1532" office:value-type="string" calcext:value-type="string">
            <text:p>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/>
          <table:table-cell table:style-name="ce1542"/>
          <table:table-cell table:style-name="ce1532" office:value-type="float" office:value="12" calcext:value-type="float">
            <text:p>12</text:p>
          </table:table-cell>
          <table:table-cell table:style-name="ce1507" office:value-type="float" office:value="3" calcext:value-type="float">
            <text:p>3</text:p>
          </table:table-cell>
          <table:table-cell table:style-name="ce1568" office:value-type="float" office:value="7" calcext:value-type="float">
            <text:p>7</text:p>
          </table:table-cell>
          <table:table-cell table:style-name="ce1572" office:value-type="string" calcext:value-type="string">
            <text:p>íjászat</text:p>
          </table:table-cell>
          <table:table-cell table:style-name="ce159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Visszacsapó íj</text:p>
          </table:table-cell>
          <table:table-cell table:style-name="ce1507" office:value-type="string" calcext:value-type="string">
            <text:p>kétkezes</text:p>
          </table:table-cell>
          <table:table-cell table:style-name="ce1532" office:value-type="float" office:value="4" calcext:value-type="float">
            <text:p>4</text:p>
          </table:table-cell>
          <table:table-cell table:style-name="ce1532" office:value-type="string" calcext:value-type="string">
            <text:p>S</text:p>
          </table:table-cell>
          <table:table-cell table:style-name="ce1542"/>
          <table:table-cell table:style-name="ce1532"/>
          <table:table-cell table:style-name="ce1503"/>
          <table:table-cell table:style-name="ce1532"/>
          <table:table-cell table:style-name="ce1542"/>
          <table:table-cell table:style-name="ce1532" office:value-type="float" office:value="10" calcext:value-type="float">
            <text:p>10</text:p>
          </table:table-cell>
          <table:table-cell table:style-name="ce1507" office:value-type="float" office:value="3" calcext:value-type="float">
            <text:p>3</text:p>
          </table:table-cell>
          <table:table-cell table:style-name="ce1568" office:value-type="float" office:value="7" calcext:value-type="float">
            <text:p>7</text:p>
          </table:table-cell>
          <table:table-cell table:style-name="ce1572" office:value-type="string" calcext:value-type="string">
            <text:p>íjászat</text:p>
          </table:table-cell>
          <table:table-cell table:style-name="ce159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3">
          <table:table-cell/>
          <table:table-cell table:style-name="ce1507" office:value-type="string" calcext:value-type="string">
            <text:p>Elf íj</text:p>
          </table:table-cell>
          <table:table-cell table:style-name="ce1507" office:value-type="string" calcext:value-type="string">
            <text:p>kétkezes</text:p>
          </table:table-cell>
          <table:table-cell table:style-name="ce1532" office:value-type="float" office:value="4" calcext:value-type="float">
            <text:p>4</text:p>
          </table:table-cell>
          <table:table-cell table:style-name="ce1532" office:value-type="string" calcext:value-type="string">
            <text:p>S</text:p>
          </table:table-cell>
          <table:table-cell table:style-name="ce1543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8"/>
          <table:table-cell table:style-name="ce1543" office:value-type="float" office:value="5" calcext:value-type="float">
            <text:p>5</text:p>
          </table:table-cell>
          <table:table-cell table:style-name="ce1532" office:value-type="float" office:value="13" calcext:value-type="float">
            <text:p>13</text:p>
          </table:table-cell>
          <table:table-cell table:style-name="ce1507" office:value-type="float" office:value="4" calcext:value-type="float">
            <text:p>4</text:p>
          </table:table-cell>
          <table:table-cell table:style-name="ce1568" office:value-type="float" office:value="6" calcext:value-type="float">
            <text:p>6</text:p>
          </table:table-cell>
          <table:table-cell table:style-name="ce1572" office:value-type="string" calcext:value-type="string">
            <text:p>íjászat</text:p>
          </table:table-cell>
          <table:table-cell table:style-name="ce159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Fúvócső, kicsi</text:p>
          </table:table-cell>
          <table:table-cell table:style-name="ce1507" office:value-type="string" calcext:value-type="string">
            <text:p>egykezes</text:p>
          </table:table-cell>
          <table:table-cell table:style-name="ce1532" office:value-type="string" calcext:value-type="string">
            <text:p>spec</text:p>
          </table:table-cell>
          <table:table-cell table:style-name="ce1532" office:value-type="string" calcext:value-type="string">
            <text:p>S</text:p>
          </table:table-cell>
          <table:table-cell table:style-name="ce1532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/>
          <table:table-cell table:style-name="ce1542"/>
          <table:table-cell table:style-name="ce1532" office:value-type="float" office:value="8" calcext:value-type="float">
            <text:p>8</text:p>
          </table:table-cell>
          <table:table-cell table:style-name="ce1507" office:value-type="float" office:value="1" calcext:value-type="float">
            <text:p>1</text:p>
          </table:table-cell>
          <table:table-cell table:style-name="ce1568" office:value-type="float" office:value="8" calcext:value-type="float">
            <text:p>8</text:p>
          </table:table-cell>
          <table:table-cell table:style-name="ce1572" office:value-type="string" calcext:value-type="string">
            <text:p>íjászat</text:p>
          </table:table-cell>
          <table:table-cell table:style-name="ce159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229"/>
          <table:table-cell table:style-name="ce1509" office:value-type="string" calcext:value-type="string">
            <text:p>Fúvócső, vadász</text:p>
          </table:table-cell>
          <table:table-cell table:style-name="ce1509" office:value-type="string" calcext:value-type="string">
            <text:p>kétkezes</text:p>
          </table:table-cell>
          <table:table-cell table:style-name="ce1533" office:value-type="float" office:value="-10" calcext:value-type="float">
            <text:p>-10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table:number-columns-repeated="3"/>
          <table:table-cell table:style-name="ce1560"/>
          <table:table-cell table:style-name="ce1533" office:value-type="float" office:value="10" calcext:value-type="float">
            <text:p>10</text:p>
          </table:table-cell>
          <table:table-cell table:style-name="ce1509" office:value-type="float" office:value="1" calcext:value-type="float">
            <text:p>1</text:p>
          </table:table-cell>
          <table:table-cell table:style-name="ce1570" office:value-type="float" office:value="9" calcext:value-type="float">
            <text:p>9</text:p>
          </table:table-cell>
          <table:table-cell table:style-name="ce1573" office:value-type="string" calcext:value-type="string">
            <text:p>íjászat</text:p>
          </table:table-cell>
          <table:table-cell table:style-name="ce1592"/>
          <table:table-cell table:style-name="ce356" table:number-columns-repeated="241"/>
          <table:table-cell table:number-columns-repeated="16128"/>
        </table:table-row>
        <table:table-row table:style-name="ro2">
          <table:table-cell table:style-name="ce1386" office:value-type="string" calcext:value-type="string">
            <text:p>Lövész lőfegyverek</text:p>
          </table:table-cell>
          <table:table-cell table:style-name="ce1506" office:value-type="string" calcext:value-type="string">
            <text:p>Kézi nyílpuska</text:p>
          </table:table-cell>
          <table:table-cell table:style-name="ce1506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style-name="ce1506"/>
          <table:table-cell table:style-name="ce1531"/>
          <table:table-cell table:style-name="ce1503"/>
          <table:table-cell table:style-name="ce1531" office:value-type="string" calcext:value-type="string">
            <text:p>20m</text:p>
          </table:table-cell>
          <table:table-cell table:style-name="ce1506"/>
          <table:table-cell table:style-name="ce1506" office:value-type="float" office:value="10" calcext:value-type="float">
            <text:p>10</text:p>
          </table:table-cell>
          <table:table-cell table:style-name="ce1506" office:value-type="float" office:value="3" calcext:value-type="float">
            <text:p>3</text:p>
          </table:table-cell>
          <table:table-cell table:style-name="ce1567" office:value-type="float" office:value="9" calcext:value-type="float">
            <text:p>9</text:p>
          </table:table-cell>
          <table:table-cell table:style-name="ce1572" office:value-type="string" calcext:value-type="string">
            <text:p>lövészet</text:p>
          </table:table-cell>
          <table:table-cell table:style-name="ce159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Nyílpuska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6" calcext:value-type="float">
            <text:p>6</text:p>
          </table:table-cell>
          <table:table-cell table:style-name="ce1507" office:value-type="string" calcext:value-type="string">
            <text:p>S</text:p>
          </table:table-cell>
          <table:table-cell table:style-name="ce1542" office:value-type="float" office:value="10" calcext:value-type="float">
            <text:p>1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50m</text:p>
          </table:table-cell>
          <table:table-cell table:style-name="ce1507"/>
          <table:table-cell table:style-name="ce1507" office:value-type="float" office:value="16" calcext:value-type="float">
            <text:p>16</text:p>
          </table:table-cell>
          <table:table-cell table:style-name="ce1507" office:value-type="float" office:value="4" calcext:value-type="float">
            <text:p>4</text:p>
          </table:table-cell>
          <table:table-cell table:style-name="ce1568" office:value-type="float" office:value="12" calcext:value-type="float">
            <text:p>12</text:p>
          </table:table-cell>
          <table:table-cell table:style-name="ce1572" office:value-type="string" calcext:value-type="string">
            <text:p>lövészet</text:p>
          </table:table-cell>
          <table:table-cell table:style-name="ce159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Nehéz nyílpuska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14" calcext:value-type="float">
            <text:p>14</text:p>
          </table:table-cell>
          <table:table-cell table:style-name="ce1507" office:value-type="string" calcext:value-type="string">
            <text:p>S</text:p>
          </table:table-cell>
          <table:table-cell table:style-name="ce1542" office:value-type="float" office:value="10" calcext:value-type="float">
            <text:p>1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80m</text:p>
          </table:table-cell>
          <table:table-cell table:style-name="ce1507"/>
          <table:table-cell table:style-name="ce1507" office:value-type="float" office:value="16" calcext:value-type="float">
            <text:p>16</text:p>
          </table:table-cell>
          <table:table-cell table:style-name="ce1507" office:value-type="float" office:value="4" calcext:value-type="float">
            <text:p>4</text:p>
          </table:table-cell>
          <table:table-cell table:style-name="ce1568" office:value-type="float" office:value="15" calcext:value-type="float">
            <text:p>15</text:p>
          </table:table-cell>
          <table:table-cell table:style-name="ce1572" office:value-type="string" calcext:value-type="string">
            <text:p>lövészet</text:p>
          </table:table-cell>
          <table:table-cell table:style-name="ce159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507" office:value-type="string" calcext:value-type="string">
            <text:p>Shadoni páncéltörő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20" calcext:value-type="float">
            <text:p>20</text:p>
          </table:table-cell>
          <table:table-cell table:style-name="ce1507" office:value-type="string" calcext:value-type="string">
            <text:p>Z</text:p>
          </table:table-cell>
          <table:table-cell table:style-name="ce1542" office:value-type="float" office:value="20" calcext:value-type="float">
            <text:p>2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120m</text:p>
          </table:table-cell>
          <table:table-cell table:style-name="ce1507"/>
          <table:table-cell table:number-columns-repeated="2" table:style-name="ce1507" office:value-type="float" office:value="4" calcext:value-type="float">
            <text:p>4</text:p>
          </table:table-cell>
          <table:table-cell table:style-name="ce1568" office:value-type="float" office:value="21" calcext:value-type="float">
            <text:p>21</text:p>
          </table:table-cell>
          <table:table-cell table:style-name="ce1572" office:value-type="string" calcext:value-type="string">
            <text:p>lövészet</text:p>
          </table:table-cell>
          <table:table-cell table:style-name="ce159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07" office:value-type="string" calcext:value-type="string">
            <text:p>Kharei nyílpuska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float" office:value="3" calcext:value-type="float">
            <text:p>3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float" office:value="0" calcext:value-type="float">
            <text:p>0</text:p>
          </table:table-cell>
          <table:table-cell table:style-name="ce1532"/>
          <table:table-cell table:style-name="ce1503"/>
          <table:table-cell table:style-name="ce1532" office:value-type="string" calcext:value-type="string">
            <text:p>50m</text:p>
          </table:table-cell>
          <table:table-cell table:style-name="ce1507"/>
          <table:table-cell table:style-name="ce1507" office:value-type="float" office:value="14" calcext:value-type="float">
            <text:p>14</text:p>
          </table:table-cell>
          <table:table-cell table:style-name="ce1507" office:value-type="float" office:value="4" calcext:value-type="float">
            <text:p>4</text:p>
          </table:table-cell>
          <table:table-cell table:style-name="ce1568" office:value-type="float" office:value="5" calcext:value-type="float">
            <text:p>5</text:p>
          </table:table-cell>
          <table:table-cell table:style-name="ce1572" office:value-type="string" calcext:value-type="string">
            <text:p>lövészet</text:p>
          </table:table-cell>
          <table:table-cell table:style-name="ce159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229"/>
          <table:table-cell table:style-name="ce1509" office:value-type="string" calcext:value-type="string">
            <text:p>Aquir nyílpuska</text:p>
          </table:table-cell>
          <table:table-cell table:style-name="ce1509" office:value-type="string" calcext:value-type="string">
            <text:p>egykezes</text:p>
          </table:table-cell>
          <table:table-cell table:style-name="ce1509" office:value-type="string" calcext:value-type="string">
            <text:p>halál / +6</text:p>
          </table:table-cell>
          <table:table-cell table:style-name="ce1509" office:value-type="string" calcext:value-type="string">
            <text:p>S</text:p>
          </table:table-cell>
          <table:table-cell table:style-name="ce1509"/>
          <table:table-cell table:style-name="ce1533" table:number-columns-repeated="2"/>
          <table:table-cell table:style-name="ce1533" office:value-type="string" calcext:value-type="string">
            <text:p>50m</text:p>
          </table:table-cell>
          <table:table-cell table:style-name="ce1509"/>
          <table:table-cell table:style-name="ce1509" office:value-type="float" office:value="16" calcext:value-type="float">
            <text:p>16</text:p>
          </table:table-cell>
          <table:table-cell table:style-name="ce1509" office:value-type="float" office:value="3" calcext:value-type="float">
            <text:p>3</text:p>
          </table:table-cell>
          <table:table-cell table:style-name="ce1570" office:value-type="float" office:value="6" calcext:value-type="float">
            <text:p>6</text:p>
          </table:table-cell>
          <table:table-cell table:style-name="ce1573" office:value-type="string" calcext:value-type="string">
            <text:p>lövészet</text:p>
          </table:table-cell>
          <table:table-cell table:style-name="ce1597" office:value-type="string" calcext:value-type="string">
            <text:p><text:span text:style-name="T13">* Halálos hatása csak aquir kézben érvényesül</text:span></text:p>
            <text:p><text:span text:style-name="T13">** Páncéltörő</text:span></text:p>
          </table:table-cell>
          <table:table-cell table:style-name="ce1597"/>
          <table:table-cell table:style-name="ce356" table:number-columns-repeated="240"/>
          <table:table-cell table:number-columns-repeated="16128"/>
        </table:table-row>
        <table:table-row table:style-name="ro2">
          <table:table-cell table:style-name="ce1383"/>
          <table:table-cell table:number-columns-repeated="12"/>
          <table:table-cell table:style-name="ce578"/>
          <table:table-cell table:number-columns-repeated="16370"/>
        </table:table-row>
        <table:table-row table:style-name="ro2">
          <table:table-cell table:number-columns-repeated="13"/>
          <table:table-cell table:style-name="ce578"/>
          <table:table-cell table:number-columns-repeated="16370"/>
        </table:table-row>
        <table:table-row table:style-name="ro2">
          <table:table-cell table:number-columns-repeated="2"/>
          <table:table-cell table:style-name="ce1523"/>
          <table:table-cell table:number-columns-repeated="10"/>
          <table:table-cell table:style-name="ce578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78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3" table:default-cell-style-name="ce1553"/>
        <table:table-column table:style-name="co54" table:default-cell-style-name="ce1165"/>
        <table:table-column table:style-name="co55" table:default-cell-style-name="ce1553"/>
        <table:table-column table:style-name="co56" table:default-cell-style-name="ce1165"/>
        <table:table-column table:style-name="co57" table:default-cell-style-name="ce1553"/>
        <table:table-column table:style-name="co57" table:default-cell-style-name="ce1564"/>
        <table:table-column table:style-name="co58" table:default-cell-style-name="ce1553"/>
        <table:table-column table:style-name="co59" table:default-cell-style-name="ce1199"/>
        <table:table-column table:style-name="co60" table:default-cell-style-name="ce1553"/>
        <table:table-column table:style-name="co61" table:default-cell-style-name="ce1564"/>
        <table:table-column table:style-name="co62" table:default-cell-style-name="ce1553"/>
        <table:table-column table:style-name="co63" table:default-cell-style-name="ce1165"/>
        <table:table-column table:style-name="co12" table:number-columns-repeated="16372" table:default-cell-style-name="ce1553"/>
        <table:table-row table:style-name="ro15">
          <table:table-cell table:style-name="ce1339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371"/>
          <table:covered-table-cell table:style-name="ce1377"/>
          <table:covered-table-cell table:style-name="ce1371"/>
          <table:covered-table-cell table:number-columns-repeated="3" table:style-name="ce1377"/>
          <table:covered-table-cell table:style-name="ce1371"/>
          <table:table-cell table:style-name="ce1377"/>
          <table:table-cell table:style-name="ce1391"/>
          <table:table-cell table:style-name="ce1377"/>
          <table:table-cell table:number-columns-repeated="16373"/>
        </table:table-row>
        <table:table-row table:style-name="ro3">
          <table:table-cell table:style-name="ce1547"/>
          <table:table-cell table:style-name="ce1371"/>
          <table:table-cell table:style-name="ce1377"/>
          <table:table-cell table:style-name="ce1371"/>
          <table:table-cell table:style-name="ce1377" table:number-columns-repeated="3"/>
          <table:table-cell table:style-name="ce1371"/>
          <table:table-cell table:style-name="ce1377"/>
          <table:table-cell table:style-name="ce1391"/>
          <table:table-cell table:style-name="ce1377"/>
          <table:table-cell table:number-columns-repeated="16373"/>
        </table:table-row>
        <table:table-row table:style-name="ro1">
          <table:table-cell table:style-name="ce1548" office:value-type="string" calcext:value-type="string">
            <text:p>Primer Átfogó</text:p>
          </table:table-cell>
          <table:table-cell table:style-name="ce1164"/>
          <table:table-cell table:style-name="ce1374" office:value-type="string" calcext:value-type="string">
            <text:p>Szekunder Átfogó</text:p>
          </table:table-cell>
          <table:table-cell table:style-name="ce1182"/>
          <table:table-cell table:formula="of:=[.B18]+[.B27]+[.D9]+[.D39]" office:value-type="float" office:value="51" calcext:value-type="float">
            <text:p>51</text:p>
          </table:table-cell>
          <table:table-cell office:value-type="string" calcext:value-type="string">
            <text:p>Σ</text:p>
          </table:table-cell>
          <table:table-cell table:style-name="Default"/>
          <table:table-cell table:style-name="ce1374" office:value-type="string" calcext:value-type="string">
            <text:p>Tradíciók</text:p>
          </table:table-cell>
          <table:table-cell table:style-name="Default" table:number-columns-repeated="4"/>
          <table:table-cell table:number-columns-repeated="16372"/>
        </table:table-row>
        <table:table-row table:style-name="ro2">
          <table:table-cell table:style-name="ce1143"/>
          <table:table-cell/>
          <table:table-cell table:style-name="ce1150"/>
          <table:table-cell table:style-name="Default"/>
          <table:table-cell office:value-type="float" office:value="2" calcext:value-type="float">
            <text:p>2</text:p>
          </table:table-cell>
          <table:table-cell table:style-name="ce1389" office:value-type="string" calcext:value-type="string">
            <text:p>🔁</text:p>
          </table:table-cell>
          <table:table-cell table:style-name="Default"/>
          <table:table-cell table:style-name="ce1150"/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60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360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Magas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76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360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Vulgár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60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360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Ordani/Godoni Tűzmágia</text:p>
          </table:table-cell>
          <table:table-cell table:style-name="Default" table:number-columns-repeated="4"/>
          <table:table-cell table:number-columns-repeated="16372"/>
        </table:table-row>
        <table:table-row table:style-name="ro1">
          <table:table-cell table:style-name="ce1360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360" office:value-type="string" calcext:value-type="string">
            <text:p><text:span text:style-name="T14"><text:a xlink:href="https://github.com/kaktusztea/km100/blob/master/md/kepzettsegek/osi_nyelv_ismerete.md" xlink:type="simple">Ősi nyelv ismerete</text:a></text:span><text:span text:style-name="T14"> 🔁</text:span></text:p>
          </table:table-cell>
          <table:table-cell table:style-name="ce1184"/>
          <table:table-cell table:style-name="Default" table:number-columns-repeated="3"/>
          <table:table-cell table:style-name="ce1150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36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55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185" table:formula="of:=COUNTA([.C5:.C9])" office:value-type="float" office:value="5" calcext:value-type="float">
            <text:p>5</text:p>
          </table:table-cell>
          <table:table-cell table:style-name="Default" table:number-columns-repeated="3"/>
          <table:table-cell table:style-name="ce1150" office:value-type="string" calcext:value-type="string">
            <text:p>Sámán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6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190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Ork Énekmondói mágia</text:p>
          </table:table-cell>
          <table:table-cell table:style-name="Default" table:number-columns-repeated="2"/>
          <table:table-cell table:number-columns-repeated="16374"/>
        </table:table-row>
        <table:table-row table:style-name="ro1">
          <table:table-cell table:style-name="ce136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374" office:value-type="string" calcext:value-type="string">
            <text:p>Szekunder Átlagos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36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375"/>
          <table:table-cell table:style-name="ce1188"/>
          <table:table-cell table:style-name="ce1199"/>
          <table:table-cell table:style-name="Default" table:number-columns-repeated="2"/>
          <table:table-cell table:style-name="ce149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6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360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36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360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36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360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36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360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226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Default"/>
          <table:table-cell table:style-name="ce1360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3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formula="of:=COUNTA([.A5:.A18])" office:value-type="float" office:value="14" calcext:value-type="float">
            <text:p>14</text:p>
          </table:table-cell>
          <table:table-cell table:style-name="ce1360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150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148"/>
          <table:table-cell/>
          <table:table-cell table:style-name="ce1360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85"/>
          <table:table-cell table:style-name="ce1199"/>
          <table:table-cell table:style-name="Default" table:number-columns-repeated="2"/>
          <table:table-cell table:style-name="ce1495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552"/>
          <table:table-cell/>
          <table:table-cell table:style-name="ce1376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188"/>
          <table:table-cell table:style-name="ce1199"/>
          <table:table-cell table:style-name="Default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548" office:value-type="string" calcext:value-type="string">
            <text:p>Primer Átlagos</text:p>
          </table:table-cell>
          <table:table-cell/>
          <table:table-cell table:style-name="ce1360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150"/>
          <table:table-cell/>
          <table:table-cell table:style-name="ce1360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360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360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style-name="ce1183"/>
          <table:table-cell table:number-columns-repeated="16375"/>
        </table:table-row>
        <table:table-row table:style-name="ro1">
          <table:table-cell table:style-name="ce1360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/>
          <table:table-cell table:style-name="ce1360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226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360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360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156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360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554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7])" office:value-type="float" office:value="5" calcext:value-type="float">
            <text:p>5</text:p>
          </table:table-cell>
          <table:table-cell table:style-name="ce1360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style-name="ce1394"/>
          <table:table-cell/>
          <table:table-cell table:style-name="ce1156" office:value-type="string" calcext:value-type="string">
            <text:p><text:a xlink:href="https://github.com/kaktusztea/km100/blob/master/md/kepzettsegek/muveltseg.md" xlink:type="simple">Műveltség</text:a>  </text:p>
          </table:table-cell>
          <table:table-cell table:style-name="ce1628" table:content-validation-name="val53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376" office:value-type="string" calcext:value-type="string">
            <text:p><text:a xlink:href="https://github.com/kaktusztea/km100/blob/master/md/kepzettsegek/muvesz.md" xlink:type="simple">Művész</text:a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360" table:content-validation-name="val161" office:value-type="string" calcext:value-type="string">
            <text:p><text:span text:style-name="T14"><text:a xlink:href="https://github.com/kaktusztea/km100/blob/master/md/kepzettsegek/szakma.md" xlink:type="simple">Szakma</text:a></text:span><text:span text:style-name="T14"> 🔁</text:span></text:p>
          </table:table-cell>
          <table:table-cell table:style-name="ce1188"/>
          <table:table-cell table:style-name="ce1199"/>
          <table:table-cell table:style-name="Default" table:number-columns-repeated="3"/>
          <table:table-cell table:number-columns-repeated="16376"/>
        </table:table-row>
        <table:table-row table:style-name="ro1">
          <table:table-cell table:number-columns-repeated="2"/>
          <table:table-cell table:style-name="ce1360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188"/>
          <table:table-cell table:style-name="ce1199"/>
          <table:table-cell table:style-name="ce6" table:number-columns-repeated="2"/>
          <table:table-cell table:style-name="Default"/>
          <table:table-cell table:number-columns-repeated="16376"/>
        </table:table-row>
        <table:table-row table:style-name="ro1">
          <table:table-cell table:number-columns-repeated="2"/>
          <table:table-cell table:style-name="ce1360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188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385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360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188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360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Default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360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/>
          <table:table-cell table:style-name="ce1199"/>
          <table:table-cell table:number-columns-repeated="16379"/>
        </table:table-row>
        <table:table-row table:style-name="ro1">
          <table:table-cell table:number-columns-repeated="2"/>
          <table:table-cell table:style-name="ce1360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number-columns-repeated="16379"/>
        </table:table-row>
        <table:table-row table:style-name="ro5">
          <table:table-cell table:number-columns-repeated="2"/>
          <table:table-cell table:style-name="ce1156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Default"/>
          <table:table-cell table:number-columns-repeated="16380"/>
        </table:table-row>
        <table:table-row table:style-name="ro5">
          <table:table-cell table:number-columns-repeated="2"/>
          <table:table-cell table:style-name="ce1554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199" table:formula="of:=COUNTA([.C$13:.C$39])" office:value-type="float" office:value="27" calcext:value-type="float">
            <text:p>27</text:p>
          </table:table-cell>
          <table:table-cell table:number-columns-repeated="3"/>
          <table:table-cell table:style-name="Default"/>
          <table:table-cell table:number-columns-repeated="16376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4" table:default-cell-style-name="ce1384"/>
        <table:table-column table:style-name="co65" table:default-cell-style-name="ce1646"/>
        <table:table-column table:style-name="co66" table:default-cell-style-name="ce1384"/>
        <table:table-column table:style-name="co67" table:default-cell-style-name="ce1652"/>
        <table:table-column table:style-name="co12" table:default-cell-style-name="ce1384"/>
        <table:table-column table:style-name="co68" table:default-cell-style-name="ce1384"/>
        <table:table-column table:style-name="co69" table:default-cell-style-name="ce1384"/>
        <table:table-column table:style-name="co70" table:default-cell-style-name="ce1384"/>
        <table:table-column table:style-name="co71" table:default-cell-style-name="ce1384"/>
        <table:table-column table:style-name="co72" table:default-cell-style-name="ce1384"/>
        <table:table-column table:style-name="co73" table:default-cell-style-name="ce1384"/>
        <table:table-column table:style-name="co74" table:default-cell-style-name="ce1384"/>
        <table:table-column table:style-name="co75" table:default-cell-style-name="ce1384"/>
        <table:table-column table:style-name="co12" table:number-columns-repeated="16371" table:default-cell-style-name="ce1384"/>
        <table:table-row table:style-name="ro3">
          <table:table-cell table:style-name="ce1406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411"/>
          <table:covered-table-cell table:style-name="ce1417"/>
          <table:covered-table-cell table:number-columns-repeated="8" table:style-name="ce1411"/>
          <table:covered-table-cell/>
          <table:table-cell table:number-columns-repeated="16371"/>
        </table:table-row>
        <table:table-row table:style-name="ro2">
          <table:table-cell/>
          <table:table-cell table:style-name="ce1384"/>
          <table:table-cell table:number-columns-repeated="16382"/>
        </table:table-row>
        <table:table-row table:style-name="ro2">
          <table:table-cell table:style-name="ce1642"/>
          <table:table-cell table:style-name="ce1645" office:value-type="string" calcext:value-type="string">
            <text:p>Max fok</text:p>
          </table:table-cell>
          <table:table-cell/>
          <table:table-cell table:style-name="ce1654" office:value-type="string" calcext:value-type="string">
            <text:p>Nyelvek</text:p>
          </table:table-cell>
          <table:table-cell table:style-name="ce1655" office:value-type="string" calcext:value-type="string">
            <text:p>Rövidítés</text:p>
          </table:table-cell>
          <table:table-cell/>
          <table:table-cell table:style-name="ce1655" office:value-type="string" calcext:value-type="string">
            <text:p>Szabad Hátterek</text:p>
          </table:table-cell>
          <table:table-cell/>
          <table:table-cell table:style-name="ce1655" office:value-type="string" calcext:value-type="string">
            <text:p>Faj Hátterek</text:p>
          </table:table-cell>
          <table:table-cell/>
          <table:table-cell table:style-name="ce1655" office:value-type="string" calcext:value-type="string">
            <text:p>Leíró Hátterek</text:p>
          </table:table-cell>
          <table:table-cell/>
          <table:table-cell table:style-name="ce1655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642"/>
          <table:table-cell table:style-name="ce1645"/>
          <table:table-cell table:number-columns-repeated="4"/>
          <table:table-cell table:style-name="ce1642"/>
          <table:table-cell/>
          <table:table-cell table:style-name="ce1642"/>
          <table:table-cell/>
          <table:table-cell table:style-name="Default"/>
          <table:table-cell table:number-columns-repeated="16373"/>
        </table:table-row>
        <table:table-row table:style-name="ro24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6">➖➖➖ </text:span><text:span text:style-name="T17">Godoni nyelvek </text:span><text:span text:style-name="T18">➖➖➖</text:span>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658" office:value-type="string" calcext:value-type="string">
            <text:p><text:span text:style-name="T16">➖➖➖ </text:span><text:span text:style-name="T19">Származás </text:span><text:span text:style-name="T2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65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65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65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65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65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648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65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24">
          <table:table-cell office:value-type="string" calcext:value-type="string">
            <text:p><text:span text:style-name="T15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658" office:value-type="string" calcext:value-type="string">
            <text:p><text:span text:style-name="T16">➖➖➖ </text:span><text:span text:style-name="T19">Jellem, fóbiák, hobbik </text:span><text:span text:style-name="T20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657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657" office:value-type="string" calcext:value-type="string">
            <text:p>Élet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657" office:value-type="string" calcext:value-type="string">
            <text:p>Gondoskodó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657" office:value-type="string" calcext:value-type="string">
            <text:p>Gyáva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657" office:value-type="string" calcext:value-type="string">
            <text:p>Halál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Hallgatag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655" office:value-type="string" calcext:value-type="string">
            <text:p>Bónusz Hátterek</text:p>
          </table:table-cell>
          <table:table-cell/>
          <table:table-cell table:style-name="ce1657" office:value-type="string" calcext:value-type="string">
            <text:p>Káosz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648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642"/>
          <table:table-cell/>
          <table:table-cell table:style-name="ce1657" office:value-type="string" calcext:value-type="string">
            <text:p>Kígyóiszony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657" office:value-type="string" calcext:value-type="string">
            <text:p>Megbízhatatlan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657" office:value-type="string" calcext:value-type="string">
            <text:p>Megbízható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657" office:value-type="string" calcext:value-type="string">
            <text:p>Meggondolatlan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657" office:value-type="string" calcext:value-type="string">
            <text:p>Naív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656"/>
          <table:table-cell/>
          <table:table-cell table:style-name="ce1657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657" office:value-type="string" calcext:value-type="string">
            <text:p>Nárcisztikus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655" office:value-type="string" calcext:value-type="string">
            <text:p>Spéci Szabad Hátterek (külön táblázatban)</text:p>
          </table:table-cell>
          <table:table-cell/>
          <table:table-cell table:style-name="ce1657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657" office:value-type="string" calcext:value-type="string">
            <text:p>Pókiszony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656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Precíz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16">➖➖➖ </text:span><text:span text:style-name="T17">Faj nyelvek </text:span><text:span text:style-name="T18">➖➖➖ </text:span></text:p>
          </table:table-cell>
          <table:table-cell table:number-columns-repeated="2"/>
          <table:table-cell table:style-name="ce1656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Rend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656"/>
          <table:table-cell/>
          <table:table-cell table:style-name="Default"/>
          <table:table-cell/>
          <table:table-cell table:style-name="ce1657" office:value-type="string" calcext:value-type="string">
            <text:p>Tériszony</text:p>
          </table:table-cell>
          <table:table-cell table:number-columns-repeated="16373"/>
        </table:table-row>
        <table:table-row table:style-name="ro24">
          <table:table-cell table:style-name="ce164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655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658" office:value-type="string" calcext:value-type="string">
            <text:p><text:span text:style-name="T16">➖➖➖ </text:span><text:span text:style-name="T19">Küllem, fizikum </text:span><text:span text:style-name="T20">➖➖➖ </text:span>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657" office:value-type="string" calcext:value-type="string">
            <text:p>Alacsony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657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Divatos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657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Jóképű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657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Kövér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657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Magas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657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Rusnya</text:p>
          </table:table-cell>
          <table:table-cell table:number-columns-repeated="16373"/>
        </table:table-row>
        <table:table-row table:style-name="ro5">
          <table:table-cell office:value-type="string" calcext:value-type="string">
            <text:p><text:span text:style-name="T15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657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Sánta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657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657" office:value-type="string" calcext:value-type="string">
            <text:p>Sebhelyes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657" office:value-type="string" calcext:value-type="string">
            <text:p>Vékony</text:p>
          </table:table-cell>
          <table:table-cell table:number-columns-repeated="16373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5">
          <table:table-cell office:value-type="string" calcext:value-type="string">
            <text:p><text:span text:style-name="T15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6377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384" office:value-type="string" calcext:value-type="string">
            <text:p><text:span text:style-name="T16">➖➖➖ Kyr</text:span><text:span text:style-name="T17"> nyelvek </text:span><text:span text:style-name="T18">➖➖➖ </text:span></text:p>
          </table:table-cell>
          <table:table-cell table:number-columns-repeated="2"/>
          <table:table-cell table:style-name="ce1657"/>
          <table:table-cell table:number-columns-repeated="16377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6377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647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5">
          <table:table-cell table:style-name="ce164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3"/>
          <table:table-cell table:style-name="ce1384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6377"/>
        </table:table-row>
        <table:table-row table:style-name="ro24">
          <table:table-cell table:number-columns-repeated="6"/>
          <table:table-cell table:style-name="ce1658" office:value-type="string" calcext:value-type="string">
            <text:p><text:span text:style-name="T16">➖➖➖➖ Karmák</text:span><text:span text:style-name="T19"> </text:span><text:span text:style-name="T20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6" table:default-cell-style-name="ce1189"/>
        <table:table-column table:style-name="co77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659" office:value-type="string" calcext:value-type="string">
            <text:p>Karakter pontok (KP) elosztása </text:p>
          </table:table-cell>
          <table:table-cell table:style-name="ce1659"/>
          <table:table-cell table:number-columns-repeated="16382"/>
        </table:table-row>
        <table:table-row table:style-name="ro21">
          <table:table-cell/>
          <table:table-cell table:style-name="ce1662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662"/>
          <table:table-cell table:number-columns-repeated="16382"/>
        </table:table-row>
        <table:table-row table:style-name="ro25">
          <table:table-cell/>
          <table:table-cell table:style-name="ce1662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662"/>
          <table:table-cell table:number-columns-repeated="16382"/>
        </table:table-row>
        <table:table-row table:style-name="ro25">
          <table:table-cell/>
          <table:table-cell table:style-name="ce1662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662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662"/>
          <table:table-cell table:number-columns-repeated="16382"/>
        </table:table-row>
        <table:table-row table:style-name="ro25">
          <table:table-cell/>
          <table:table-cell table:style-name="ce1662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662"/>
          <table:table-cell table:number-columns-repeated="16382"/>
        </table:table-row>
        <table:table-row table:style-name="ro21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78" table:default-cell-style-name="ce352"/>
        <table:table-column table:style-name="co12" table:number-columns-repeated="16383" table:default-cell-style-name="ce352"/>
        <table:table-row table:style-name="ro5">
          <table:table-cell table:style-name="ce1663" office:value-type="string" calcext:value-type="string">
            <text:p>V8.3.1</text:p>
          </table:table-cell>
          <table:table-cell table:style-name="ce1440" table:number-columns-repeated="16383"/>
        </table:table-row>
        <table:table-row table:style-name="ro5">
          <table:table-cell table:style-name="ce1664" office:value-type="string" calcext:value-type="string">
            <text:p>* Tánc újra képzettség (Szabad Hátterek közül kihúzva)</text:p>
          </table:table-cell>
          <table:table-cell table:style-name="ce1440" table:number-columns-repeated="16383"/>
        </table:table-row>
        <table:table-row table:style-name="ro5">
          <table:table-cell table:style-name="ce1664" office:value-type="string" calcext:value-type="string">
            <text:p>* Zenélés újra képzettség (Hangszercsoportok: Szabad Hátterek)</text:p>
          </table:table-cell>
          <table:table-cell table:style-name="ce1440" table:number-columns-repeated="16383"/>
        </table:table-row>
        <table:table-row table:style-name="ro5">
          <table:table-cell table:style-name="ce1664" office:value-type="string" calcext:value-type="string">
            <text:p>* Hátterek szétbontva külön táblázatokra</text:p>
          </table:table-cell>
          <table:table-cell table:style-name="ce1440" table:number-columns-repeated="16383"/>
        </table:table-row>
        <table:table-row table:style-name="ro5">
          <table:table-cell table:style-name="ce1664" office:value-type="string" calcext:value-type="string">
            <text:p>* Szabad Pontok költésének számolása külön</text:p>
          </table:table-cell>
          <table:table-cell table:style-name="ce1440" table:number-columns-repeated="16383"/>
        </table:table-row>
        <table:table-row table:style-name="ro2">
          <table:table-cell table:style-name="ce1664"/>
          <table:table-cell table:style-name="ce1440" table:number-columns-repeated="16383"/>
        </table:table-row>
        <table:table-row table:style-name="ro1">
          <table:table-cell table:style-name="ce1663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664"/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664"/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663"/>
          <table:table-cell table:style-name="Default" table:number-columns-repeated="16383"/>
        </table:table-row>
        <table:table-row table:style-name="ro1">
          <table:table-cell table:style-name="ce1663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Új betűtípus: Avenir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Páncélok SFÉ, MGT értékei KP_Táblázat fülön</text:p>
          </table:table-cell>
          <table:table-cell table:style-name="Default" table:number-columns-repeated="16383"/>
        </table:table-row>
        <table:table-row table:style-name="ro1">
          <table:table-cell table:style-name="ce1664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zekunder képzettségek maximuma: (szint x <text:span text:style-name="T21">6</text:span>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664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664"/>
          <table:table-cell table:number-columns-repeated="16383"/>
        </table:table-row>
        <table:table-row table:style-name="ro1">
          <table:table-cell table:style-name="ce1663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66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681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:</text:span><text:span text:style-name="T2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Kiegészítő KP / Szint: (</text:span><text:span text:style-name="T24">20</text:span><text:span text:style-name="T23">+Emlékezet)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1 HM = 4 KP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Új]</text:span>: Erőbónusz beszámít: (Erő/2) <text:span text:style-name="T25">→ </text:span><text:span text:style-name="T26">lefelé</text:span><text:span text:style-name="T25"> kerekítve</text:span>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                   <text:span text:style-name="T2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                   <text:span text:style-name="T2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665" office:value-type="string" calcext:value-type="string">
            <text:p>* <text:span text:style-name="T22">[Változás]:</text:span><text:span text:style-name="T2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682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66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9">
          <table:table-cell table:style-name="ce166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695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670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 <text:span text:style-name="T8"> </text:span><text:span text:style-name="T27">→</text:span><text:span text:style-name="T8"> </text:span>Karakter neve, faja, vallás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8">  </text:span><text:span text:style-name="T27">→</text:span><text:span text:style-name="T8"> Személyiségjegyei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8">  </text:span><text:span text:style-name="T27">→</text:span><text:span text:style-name="T8"> Kommunikáció, szociális érzék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8">  </text:span><text:span text:style-name="T27">→</text:span><text:span text:style-name="T8"> Külső</text:span></text:p>
          </table:table-cell>
          <table:table-cell table:number-columns-repeated="16383"/>
        </table:table-row>
        <table:table-row table:style-name="ro2">
          <table:table-cell table:style-name="ce1665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665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9</text:p>
          </table:table-cell>
          <table:table-cell table:number-columns-repeated="16383"/>
        </table:table-row>
        <table:table-row table:style-name="ro29">
          <table:table-cell table:style-name="ce166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668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66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696"/>
          <table:table-cell table:number-columns-repeated="16383"/>
        </table:table-row>
        <table:table-row table:style-name="ro2">
          <table:table-cell table:style-name="ce1666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696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666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66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6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666" office:value-type="string" calcext:value-type="string">
            <text:p>v2.3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7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79" table:default-cell-style-name="ce1384"/>
        <table:table-column table:style-name="co80" table:default-cell-style-name="ce1384"/>
        <table:table-column table:style-name="co81" table:default-cell-style-name="ce1384"/>
        <table:table-column table:style-name="co82" table:default-cell-style-name="ce1384"/>
        <table:table-column table:style-name="co81" table:default-cell-style-name="ce1384"/>
        <table:table-column table:style-name="co37" table:default-cell-style-name="ce1384"/>
        <table:table-column table:style-name="co83" table:default-cell-style-name="ce1384"/>
        <table:table-column table:style-name="co84" table:default-cell-style-name="ce1384"/>
        <table:table-column table:style-name="co85" table:default-cell-style-name="ce1384"/>
        <table:table-column table:style-name="co86" table:default-cell-style-name="ce1384"/>
        <table:table-column table:style-name="co87" table:default-cell-style-name="ce1384"/>
        <table:table-column table:style-name="co88" table:default-cell-style-name="ce1384"/>
        <table:table-column table:style-name="co24" table:default-cell-style-name="ce1384"/>
        <table:table-column table:style-name="co89" table:default-cell-style-name="ce1384"/>
        <table:table-column table:style-name="co90" table:default-cell-style-name="ce1384"/>
        <table:table-column table:style-name="co91" table:default-cell-style-name="ce1384"/>
        <table:table-column table:style-name="co92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471"/>
          <table:covered-table-cell table:style-name="ce1479"/>
          <table:covered-table-cell table:style-name="ce1603"/>
          <table:covered-table-cell table:style-name="ce1612"/>
          <table:covered-table-cell table:number-columns-repeated="6" table:style-name="ce1603"/>
          <table:covered-table-cell table:number-columns-repeated="3" table:style-name="ce1697"/>
          <table:covered-table-cell table:style-name="ce1603"/>
          <table:table-cell table:number-columns-repeated="240"/>
        </table:table-row>
        <table:table-row table:style-name="ro30">
          <table:table-cell table:style-name="ce1235"/>
          <table:table-cell table:style-name="ce1246"/>
          <table:table-cell table:style-name="ce1471"/>
          <table:table-cell table:style-name="ce1479"/>
          <table:table-cell table:style-name="ce1603"/>
          <table:table-cell table:style-name="ce1612"/>
          <table:table-cell table:style-name="ce1603" table:number-columns-repeated="6"/>
          <table:table-cell table:style-name="ce1697" table:number-columns-repeated="3"/>
          <table:table-cell table:style-name="ce1603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698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457" office:value-type="string" calcext:value-type="string">
            <text:p>Szint</text:p>
          </table:table-cell>
          <table:table-cell table:style-name="ce1457" office:value-type="string" calcext:value-type="string" table:number-columns-spanned="2" table:number-rows-spanned="1">
            <text:p>Átfogó</text:p>
          </table:table-cell>
          <table:covered-table-cell table:style-name="ce1457"/>
          <table:table-cell table:style-name="ce1457" office:value-type="string" calcext:value-type="string" table:number-columns-spanned="2" table:number-rows-spanned="1">
            <text:p>Átlagos</text:p>
          </table:table-cell>
          <table:covered-table-cell table:style-name="ce1457"/>
          <table:table-cell table:style-name="Default" table:number-columns-repeated="2"/>
          <table:table-cell table:style-name="ce379" table:number-columns-repeated="4"/>
          <table:table-cell table:style-name="ce1698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446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698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446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646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446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64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446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64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446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64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446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64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446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64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446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646"/>
          <table:table-cell table:style-name="ce1632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446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64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446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64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1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462"/>
          <table:table-cell table:number-columns-repeated="240"/>
        </table:table-row>
        <table:table-row table:style-name="ro2">
          <table:table-cell table:style-name="ce1446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646"/>
          <table:table-cell table:style-name="ce1419" office:value-type="string" calcext:value-type="string">
            <text:p>CÉ konstans</text:p>
          </table:table-cell>
          <table:table-cell table:style-name="ce1331" table:content-validation-name="val164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646"/>
          <table:table-cell table:style-name="ce896" table:number-columns-repeated="2"/>
          <table:table-cell/>
          <table:table-cell table:style-name="ce1462" office:value-type="float" office:value="0" calcext:value-type="float">
            <text:p>0</text:p>
          </table:table-cell>
          <table:table-cell table:style-name="ce1462" office:value-type="float" office:value="-10" calcext:value-type="float">
            <text:p>-10</text:p>
          </table:table-cell>
          <table:table-cell table:style-name="ce1462" office:value-type="float" office:value="-20" calcext:value-type="float">
            <text:p>-20</text:p>
          </table:table-cell>
          <table:table-cell table:style-name="ce1462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446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64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46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64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446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64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461" table:number-columns-repeated="3"/>
          <table:table-cell table:style-name="ce1646"/>
          <table:table-cell table:style-name="ce1291"/>
          <table:table-cell table:style-name="ce1298"/>
          <table:table-cell table:style-name="ce1291"/>
          <table:table-cell table:style-name="ce164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32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446"/>
          <table:table-cell table:style-name="ce1461" table:number-columns-repeated="3"/>
          <table:table-cell table:style-name="ce1646"/>
          <table:table-cell table:style-name="ce1291"/>
          <table:table-cell table:style-name="ce1298"/>
          <table:table-cell table:style-name="ce1291"/>
          <table:table-cell table:style-name="ce164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32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446"/>
          <table:table-cell table:number-columns-repeated="3"/>
          <table:table-cell table:style-name="ce1646"/>
          <table:table-cell table:number-columns-repeated="3"/>
          <table:table-cell table:style-name="ce164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462"/>
          <table:table-cell table:style-name="ce1461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2" office:value-type="string" calcext:value-type="string">
            <text:p>Egyik HM nagyobb lehet</text:p>
          </table:table-cell>
          <table:table-cell table:style-name="ce1650" table:content-validation-name="val162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652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652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652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652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652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652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652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652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652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652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652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650" office:value-type="string" calcext:value-type="string">
            <text:p>Erőbónusz</text:p>
          </table:table-cell>
          <table:table-cell table:style-name="ce1650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650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650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46"/>
          <table:table-cell table:number-columns-repeated="2"/>
          <table:table-cell table:style-name="ce1466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46"/>
          <table:table-cell table:number-columns-repeated="2"/>
          <table:table-cell table:style-name="ce1477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446"/>
          <table:table-cell table:number-columns-repeated="2"/>
          <table:table-cell table:style-name="ce1477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462" office:value-type="string" calcext:value-type="string">
            <text:p>Erőbónusz</text:p>
          </table:table-cell>
          <table:table-cell table:style-name="ce1462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1">
          <table:table-cell table:number-columns-repeated="3"/>
          <table:table-cell table:style-name="ce146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446"/>
          <table:table-cell table:number-columns-repeated="2"/>
          <table:table-cell table:style-name="ce1486" office:value-type="string" calcext:value-type="string">
            <text:p>Fok</text:p>
          </table:table-cell>
          <table:table-cell table:style-name="ce148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446"/>
          <table:table-cell table:number-columns-repeated="2"/>
          <table:table-cell table:style-name="ce1462" office:value-type="float" office:value="0" calcext:value-type="float">
            <text:p>0</text:p>
          </table:table-cell>
          <table:table-cell table:style-name="ce160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462"/>
          <table:table-cell/>
          <table:table-cell table:style-name="ce1469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446"/>
          <table:table-cell table:style-name="ce1485"/>
          <table:table-cell/>
          <table:table-cell table:style-name="ce1462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462"/>
          <table:table-cell/>
          <table:table-cell table:style-name="ce1486" office:value-type="string" calcext:value-type="string">
            <text:p>Fok</text:p>
          </table:table-cell>
          <table:table-cell table:style-name="ce1486" office:value-type="string" calcext:value-type="string">
            <text:p>Sebesség bónusz</text:p>
          </table:table-cell>
          <table:table-cell table:style-name="ce1486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446"/>
          <table:table-cell table:number-columns-repeated="2"/>
          <table:table-cell table:style-name="ce1462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46"/>
          <table:table-cell table:number-columns-repeated="2"/>
          <table:table-cell table:style-name="ce1462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46"/>
          <table:table-cell table:number-columns-repeated="5"/>
          <table:table-cell table:style-name="ce164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446"/>
          <table:table-cell table:number-columns-repeated="4"/>
          <table:table-cell table:style-name="ce1615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446"/>
          <table:table-cell table:style-name="ce1464" office:value-type="string" calcext:value-type="string" table:number-columns-spanned="2" table:number-rows-spanned="1">
            <text:p>Pajzs</text:p>
          </table:table-cell>
          <table:covered-table-cell/>
          <table:table-cell table:style-name="ce1464" office:value-type="string" calcext:value-type="string">
            <text:p>VÉ</text:p>
          </table:table-cell>
          <table:table-cell table:style-name="ce1464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45" table:number-columns-repeated="4"/>
          <table:table-cell table:number-columns-repeated="243"/>
        </table:table-row>
        <table:table-row table:style-name="ro2">
          <table:table-cell table:style-name="ce1446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469" table:content-validation-name="val16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3"/>
          <table:table-cell table:style-name="ce545" table:number-columns-repeated="2"/>
          <table:table-cell table:number-columns-repeated="243"/>
        </table:table-row>
        <table:table-row table:style-name="ro2">
          <table:table-cell table:style-name="ce1446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646"/>
          <table:table-cell table:style-name="ce1486" table:content-validation-name="val163" office:value-type="string" calcext:value-type="string">
            <text:p>Fok</text:p>
          </table:table-cell>
          <table:table-cell table:style-name="ce1486" table:content-validation-name="val163" office:value-type="string" calcext:value-type="string">
            <text:p>Bónusz</text:p>
          </table:table-cell>
          <table:table-cell table:style-name="ce615"/>
          <table:table-cell table:style-name="ce1704"/>
          <table:table-cell table:number-columns-repeated="243"/>
        </table:table-row>
        <table:table-row table:style-name="ro2">
          <table:table-cell table:style-name="ce1446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646"/>
          <table:table-cell table:style-name="ce507" table:content-validation-name="val163" office:value-type="float" office:value="0" calcext:value-type="float">
            <text:p>0</text:p>
          </table:table-cell>
          <table:table-cell table:style-name="ce1341" table:content-validation-name="val163" office:value-type="float" office:value="0" calcext:value-type="float">
            <text:p>0</text:p>
          </table:table-cell>
          <table:table-cell table:style-name="ce615"/>
          <table:table-cell table:style-name="ce1704"/>
          <table:table-cell table:number-columns-repeated="243"/>
        </table:table-row>
        <table:table-row table:style-name="ro2">
          <table:table-cell table:style-name="ce1446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646"/>
          <table:table-cell table:style-name="ce507" table:content-validation-name="val163" office:value-type="float" office:value="1" calcext:value-type="float">
            <text:p>1</text:p>
          </table:table-cell>
          <table:table-cell table:style-name="ce1341" table:content-validation-name="val163" office:value-type="float" office:value="1" calcext:value-type="float">
            <text:p>1</text:p>
          </table:table-cell>
          <table:table-cell table:style-name="ce615"/>
          <table:table-cell table:style-name="ce1704"/>
          <table:table-cell table:number-columns-repeated="243"/>
        </table:table-row>
        <table:table-row table:style-name="ro2">
          <table:table-cell table:style-name="ce1446"/>
          <table:table-cell table:number-columns-repeated="7"/>
          <table:table-cell table:style-name="ce1646"/>
          <table:table-cell table:style-name="ce615" table:number-columns-repeated="3"/>
          <table:table-cell table:style-name="ce1704"/>
          <table:table-cell table:number-columns-repeated="243"/>
        </table:table-row>
        <table:table-row table:style-name="ro2">
          <table:table-cell table:style-name="ce1446" table:content-validation-name="val53"/>
          <table:table-cell table:style-name="ce1466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477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15" table:content-validation-name="val53"/>
          <table:table-cell table:style-name="ce615" table:content-validation-name="val53"/>
          <table:table-cell table:style-name="ce1704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446" table:content-validation-name="val53"/>
          <table:table-cell table:style-name="ce1467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467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486" table:content-validation-name="val53" office:value-type="string" calcext:value-type="string">
            <text:p>Fegyver</text:p>
          </table:table-cell>
          <table:table-cell table:style-name="ce1486" table:content-validation-name="val53" office:value-type="string" calcext:value-type="string">
            <text:p>Mf Innen számít</text:p>
          </table:table-cell>
          <table:table-cell table:style-name="ce615" table:content-validation-name="val53"/>
          <table:table-cell table:style-name="ce1704" table:content-validation-name="val53"/>
          <table:table-cell table:style-name="ce1711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46" table:content-validation-name="val53"/>
          <table:table-cell table:style-name="ce1462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00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15" table:content-validation-name="val53"/>
          <table:table-cell table:style-name="ce1704" table:content-validation-name="val53"/>
          <table:table-cell table:style-name="ce1711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46" table:content-validation-name="val53"/>
          <table:table-cell table:style-name="ce1462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00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15" table:content-validation-name="val53"/>
          <table:table-cell table:style-name="ce1704" table:content-validation-name="val53"/>
          <table:table-cell table:style-name="ce1711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46" table:content-validation-name="val53"/>
          <table:table-cell table:style-name="ce1462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00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6" table:content-validation-name="val53"/>
          <table:table-cell table:style-name="ce615" table:content-validation-name="val53" table:number-columns-repeated="3"/>
          <table:table-cell table:style-name="ce1704" table:content-validation-name="val53"/>
          <table:table-cell table:style-name="ce1711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46" table:content-validation-name="val53"/>
          <table:table-cell table:style-name="ce1462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00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646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15" table:content-validation-name="val53"/>
          <table:table-cell table:style-name="ce1704" table:content-validation-name="val53"/>
          <table:table-cell table:style-name="ce1711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46" table:content-validation-name="val53"/>
          <table:table-cell table:style-name="ce1461" table:content-validation-name="val53" table:number-columns-repeated="3"/>
          <table:table-cell table:style-name="ce1646" table:content-validation-name="val53"/>
          <table:table-cell table:style-name="ce1294" table:content-validation-name="val53"/>
          <table:table-cell table:style-name="ce1646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15" table:content-validation-name="val53"/>
          <table:table-cell table:style-name="ce1704" table:content-validation-name="val53"/>
          <table:table-cell table:style-name="ce1711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46" table:content-validation-name="val53"/>
          <table:table-cell table:style-name="ce1469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45" table:content-validation-name="val53"/>
          <table:covered-table-cell table:style-name="ce615" table:content-validation-name="val53"/>
          <table:table-cell table:style-name="ce615" table:content-validation-name="val53" table:number-columns-repeated="3"/>
          <table:table-cell table:style-name="ce1704" table:content-validation-name="val53"/>
          <table:table-cell table:style-name="ce1711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46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01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01" table:content-validation-name="val53"/>
          <table:table-cell table:style-name="ce1623" table:content-validation-name="val53" office:value-type="string" calcext:value-type="string">
            <text:p>SFÉ diff</text:p>
          </table:table-cell>
          <table:table-cell table:style-name="ce1623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615" table:content-validation-name="val53"/>
          <table:table-cell table:style-name="ce615" table:content-validation-name="val53" table:number-columns-repeated="3"/>
          <table:table-cell table:style-name="ce1704" table:content-validation-name="val53"/>
          <table:table-cell table:style-name="ce1711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46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01" table:content-validation-name="val53" office:value-type="string" calcext:value-type="string">
            <text:p>Szúró</text:p>
          </table:table-cell>
          <table:table-cell table:style-name="ce1601" table:content-validation-name="val53" office:value-type="string" calcext:value-type="string">
            <text:p>Vágó</text:p>
          </table:table-cell>
          <table:table-cell table:style-name="ce1601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615" table:content-validation-name="val53"/>
          <table:table-cell table:style-name="ce615" table:content-validation-name="val53" table:number-columns-repeated="3"/>
          <table:table-cell table:style-name="ce1704" table:content-validation-name="val53"/>
          <table:table-cell table:style-name="ce1711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46" table:content-validation-name="val53"/>
          <table:table-cell table:style-name="ce715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715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15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698" table:content-validation-name="val53"/>
          <table:table-cell table:style-name="ce1711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46" table:content-validation-name="val53"/>
          <table:table-cell table:style-name="ce715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715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15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698" table:content-validation-name="val53"/>
          <table:table-cell table:style-name="ce1711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46" table:content-validation-name="val53"/>
          <table:table-cell table:style-name="ce715" table:content-validation-name="val53" office:value-type="string" calcext:value-type="string" table:number-columns-spanned="2" table:number-rows-spanned="1">
            <text:p>Bőr</text:p>
          </table:table-cell>
          <table:covered-table-cell table:style-name="ce715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615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698" table:content-validation-name="val53"/>
          <table:table-cell table:style-name="ce1711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46" table:content-validation-name="val53"/>
          <table:table-cell table:style-name="ce715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715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615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698" table:content-validation-name="val53"/>
          <table:table-cell table:style-name="ce1711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46" table:content-validation-name="val53"/>
          <table:table-cell table:style-name="ce715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715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615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698" table:content-validation-name="val53"/>
          <table:table-cell table:style-name="ce1711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46" table:content-validation-name="val53"/>
          <table:table-cell table:style-name="ce715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715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615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698" table:content-validation-name="val53"/>
          <table:table-cell table:style-name="ce1711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>
          <table:table-cell table:style-name="ce1446" table:content-validation-name="val53"/>
          <table:table-cell table:style-name="ce715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715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615" table:content-validation-name="val53"/>
          <table:table-cell table:content-validation-name="val53"/>
          <table:table-cell table:style-name="ce1646" table:content-validation-name="val53" table:number-columns-repeated="2"/>
          <table:table-cell table:style-name="ce1698" table:content-validation-name="val53"/>
          <table:table-cell table:style-name="ce1711" table:content-validation-name="val53" table:number-columns-repeated="2"/>
          <table:table-cell table:style-name="ce1646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446"/>
          <table:table-cell table:style-name="ce1461" table:number-columns-repeated="3"/>
          <table:table-cell table:style-name="ce1646"/>
          <table:table-cell table:style-name="ce932"/>
          <table:table-cell table:style-name="ce1646" table:number-columns-repeated="6"/>
          <table:table-cell table:style-name="ce1698"/>
          <table:table-cell table:style-name="ce1711" table:number-columns-repeated="2"/>
          <table:table-cell table:style-name="ce1646"/>
          <table:table-cell table:number-columns-repeated="240"/>
        </table:table-row>
        <table:table-row table:style-name="ro2" table:number-rows-repeated="2">
          <table:table-cell table:style-name="ce1446"/>
          <table:table-cell table:number-columns-repeated="8"/>
          <table:table-cell table:style-name="ce1646" table:number-columns-repeated="3"/>
          <table:table-cell table:style-name="ce1698"/>
          <table:table-cell table:style-name="ce1711" table:number-columns-repeated="2"/>
          <table:table-cell table:style-name="ce1646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3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182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kulturkorok" table:target-range-address="Fortélylista.G31:Fortélylista.G3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8" table:on-update-keep-styles="true" table:on-update-keep-size="false"/>
        <table:database-range table:name="primer_atlagos" table:target-range-address="Képzettséglista.A22:Képzettséglista.A27"/>
        <table:database-range table:name="szekunder_atfogo" table:target-range-address="Képzettséglista.C4:Képzettséglista.C9"/>
        <table:database-range table:name="szekunder_atlagos" table:target-range-address="Képzettséglista.C12:Képzettséglista.C39"/>
        <table:database-range table:name="szekunder_konnyu" table:target-range-address="Képzettséglista.I4:Képzettséglista.I6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I4:Képzettséglista.I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15:44:02.01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29T16:54:39.330000000</dc:date>
    <meta:editing-cycles>478</meta:editing-cycles>
    <meta:editing-duration>P2DT13H4M21S</meta:editing-duration>
    <meta:document-statistic meta:table-count="11" meta:cell-count="2980" meta:object-count="0"/>
    <meta:user-defined meta:name="Author">Fekete Bálint (Kaktusztea, Ailtas)</meta:user-defined>
    <meta:user-defined meta:name="Szerepjáték">km100</meta:user-defined>
  </office:meta>
</office:document-meta>
</file>